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02.09pt"/>
    </style:style>
    <style:style style:name="co2" style:family="table-column">
      <style:table-column-properties fo:break-before="auto" style:column-width="52.1pt"/>
    </style:style>
    <style:style style:name="co3" style:family="table-column">
      <style:table-column-properties fo:break-before="auto" style:column-width="57.66pt"/>
    </style:style>
    <style:style style:name="co4" style:family="table-column">
      <style:table-column-properties fo:break-before="auto" style:column-width="79.91pt"/>
    </style:style>
    <style:style style:name="co5" style:family="table-column">
      <style:table-column-properties fo:break-before="auto" style:column-width="154.2pt"/>
    </style:style>
    <style:style style:name="co6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heet_20_0.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0b5394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ackground-color="#0b539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fo:background-color="#0b5394" style:rotation-align="non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 style:data-style-name="N11">
      <style:table-cell-properties fo:background-color="#d9d9d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 style:data-style-name="N11">
      <style:table-cell-properties fo:background-color="#ccccc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 style:data-style-name="N2">
      <style:table-cell-properties fo:background-color="#ccccc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">
      <style:table-cell-properties fo:background-color="#ccccc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0">
      <style:table-cell-properties fo:background-color="#ccccc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ackground-color="#0b539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e8e6e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 style:data-style-name="N1">
      <style:table-cell-properties fo:background-color="#cccccc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 style:data-style-name="N10">
      <style:table-cell-properties fo:background-color="#cccccc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" style:family="table-cell" style:parent-style-name="Default">
      <style:table-cell-properties fo:background-color="#ffffff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 0.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14" table:default-cell-style-name="Default"/>
        <table:table-column table:style-name="co6" table:number-columns-repeated="997" table:default-cell-style-name="Default"/>
        <table:table-row table:style-name="ro1">
          <table:table-cell table:style-name="ce1" office:value-type="string" calcext:value-type="string">
            <text:p>BMW Income Statement</text:p>
          </table:table-cell>
          <table:table-cell table:style-name="ce1" table:number-columns-repeated="4"/>
          <table:table-cell/>
          <table:table-cell table:style-name="ce1" office:value-type="string" calcext:value-type="string">
            <text:p>Volkswagen Income Statement</text:p>
          </table:table-cell>
          <table:table-cell table:style-name="ce1" table:number-columns-repeated="4"/>
          <table:table-cell/>
          <table:table-cell table:style-name="ce22" office:value-type="string" calcext:value-type="string">
            <text:p>Company Performance Ratios</text:p>
          </table:table-cell>
          <table:table-cell table:style-name="ce22" table:number-columns-repeated="6"/>
          <table:table-cell table:number-columns-repeated="1005"/>
        </table:table-row>
        <table:table-row table:style-name="ro1">
          <table:table-cell table:style-name="ce2" office:value-type="string" calcext:value-type="string">
            <text:p>EUR, '000 000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2019" calcext:value-type="float">
            <text:p>2019</text:p>
          </table:table-cell>
          <table:table-cell/>
          <table:table-cell table:style-name="ce2" office:value-type="string" calcext:value-type="string">
            <text:p>EUR, '000 000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2019" calcext:value-type="float">
            <text:p>2019</text:p>
          </table:table-cell>
          <table:table-cell/>
          <table:table-cell table:style-name="ce22" table:number-columns-repeated="2"/>
          <table:table-cell table:style-name="ce22" office:value-type="float" office:value="2016" calcext:value-type="float">
            <text:p>2016</text:p>
          </table:table-cell>
          <table:table-cell table:style-name="ce22" office:value-type="float" office:value="2017" calcext:value-type="float">
            <text:p>2017</text:p>
          </table:table-cell>
          <table:table-cell table:style-name="ce22" office:value-type="float" office:value="2018" calcext:value-type="float">
            <text:p>2018</text:p>
          </table:table-cell>
          <table:table-cell table:style-name="ce31" office:value-type="float" office:value="2019" calcext:value-type="float">
            <text:p>2019</text:p>
          </table:table-cell>
          <table:table-cell table:style-name="ce31" office:value-type="string" calcext:value-type="string">
            <text:p>AVERAGE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Total Revenue</text:p>
          </table:table-cell>
          <table:table-cell table:style-name="ce14" table:formula="of:=SUM([.B4:.B5])" office:value-type="float" office:value="94163" calcext:value-type="float">
            <text:p>94,163.00</text:p>
          </table:table-cell>
          <table:table-cell table:style-name="ce14" table:formula="of:=SUM([.C4:.C5])" office:value-type="float" office:value="98282" calcext:value-type="float">
            <text:p>98,282.00</text:p>
          </table:table-cell>
          <table:table-cell table:style-name="ce14" table:formula="of:=SUM([.D4:.D5])" office:value-type="float" office:value="96855" calcext:value-type="float">
            <text:p>96,855.00</text:p>
          </table:table-cell>
          <table:table-cell table:style-name="ce14" table:formula="of:=SUM([.E4:.E5])" office:value-type="float" office:value="104210" calcext:value-type="float">
            <text:p>104,210.00</text:p>
          </table:table-cell>
          <table:table-cell/>
          <table:table-cell table:style-name="ce3" office:value-type="string" calcext:value-type="string">
            <text:p>Total Revenue</text:p>
          </table:table-cell>
          <table:table-cell table:style-name="ce14" table:formula="of:=SUM([.H4:.H5])" office:value-type="float" office:value="217267" calcext:value-type="float">
            <text:p>217,267.00</text:p>
          </table:table-cell>
          <table:table-cell table:style-name="ce14" table:formula="of:=SUM([.I4:.I5])" office:value-type="float" office:value="229550" calcext:value-type="float">
            <text:p>229,550.00</text:p>
          </table:table-cell>
          <table:table-cell table:style-name="ce14" table:formula="of:=SUM([.J4:.J5])" office:value-type="float" office:value="235849" calcext:value-type="float">
            <text:p>235,849.00</text:p>
          </table:table-cell>
          <table:table-cell table:style-name="ce14" table:formula="of:=SUM([.K4:.K5])" office:value-type="float" office:value="252632" calcext:value-type="float">
            <text:p>252,632.00</text:p>
          </table:table-cell>
          <table:table-cell/>
          <table:table-cell table:style-name="ce23" office:value-type="string" calcext:value-type="string" table:number-columns-spanned="7" table:number-rows-spanned="1">
            <text:p>Profitability</text:p>
          </table:table-cell>
          <table:covered-table-cell table:number-columns-repeated="6"/>
          <table:table-cell table:number-columns-repeated="1005"/>
        </table:table-row>
        <table:table-row table:style-name="ro1">
          <table:table-cell table:style-name="ce4" office:value-type="string" calcext:value-type="string">
            <text:p><text:s text:c="3"/>Revenue</text:p>
          </table:table-cell>
          <table:table-cell table:style-name="ce15" office:value-type="float" office:value="94163" calcext:value-type="float">
            <text:p>94,163.00</text:p>
          </table:table-cell>
          <table:table-cell table:style-name="ce15" office:value-type="float" office:value="98282" calcext:value-type="float">
            <text:p>98,282.00</text:p>
          </table:table-cell>
          <table:table-cell table:style-name="ce15" office:value-type="float" office:value="96855" calcext:value-type="float">
            <text:p>96,855.00</text:p>
          </table:table-cell>
          <table:table-cell table:style-name="ce15" office:value-type="float" office:value="104210" calcext:value-type="float">
            <text:p>104,210.00</text:p>
          </table:table-cell>
          <table:table-cell/>
          <table:table-cell table:style-name="ce4" office:value-type="string" calcext:value-type="string">
            <text:p><text:s text:c="3"/>Revenue</text:p>
          </table:table-cell>
          <table:table-cell table:style-name="ce15" office:value-type="float" office:value="217267" calcext:value-type="float">
            <text:p>217,267.00</text:p>
          </table:table-cell>
          <table:table-cell table:style-name="ce15" office:value-type="float" office:value="229550" calcext:value-type="float">
            <text:p>229,550.00</text:p>
          </table:table-cell>
          <table:table-cell table:style-name="ce15" office:value-type="float" office:value="235849" calcext:value-type="float">
            <text:p>235,849.00</text:p>
          </table:table-cell>
          <table:table-cell table:style-name="ce15" office:value-type="float" office:value="252632" calcext:value-type="float">
            <text:p>252,632.00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<text:s text:c="3"/>Other Revenue, Total</text:p>
          </table:table-cell>
          <table:table-cell table:number-columns-repeated="4" table:style-name="ce15" office:value-type="float" office:value="0" calcext:value-type="float">
            <text:p>0.00</text:p>
          </table:table-cell>
          <table:table-cell/>
          <table:table-cell table:style-name="ce4" office:value-type="string" calcext:value-type="string">
            <text:p><text:s text:c="3"/>Other Revenue, Total</text:p>
          </table:table-cell>
          <table:table-cell table:number-columns-repeated="4" table:style-name="ce15" office:value-type="float" office:value="0" calcext:value-type="float">
            <text:p>0.00</text:p>
          </table:table-cell>
          <table:table-cell/>
          <table:table-cell table:style-name="ce24" office:value-type="string" calcext:value-type="string" table:number-columns-spanned="1" table:number-rows-spanned="2">
            <text:p>ROCE (ROI)</text:p>
          </table:table-cell>
          <table:table-cell table:style-name="ce25" office:value-type="string" calcext:value-type="string">
            <text:p>BMW</text:p>
          </table:table-cell>
          <table:table-cell table:style-name="ce26" table:formula="of:=[.B15]/([.B66]-[.B59]+[.B73])" office:value-type="percentage" office:value="0.0778623927795199" calcext:value-type="percentage">
            <text:p>7.79%</text:p>
          </table:table-cell>
          <table:table-cell table:style-name="ce26" table:formula="of:=[.C15]/([.C66]-[.C59]+[.C73])" office:value-type="percentage" office:value="0.0799977372091708" calcext:value-type="percentage">
            <text:p>8.00%</text:p>
          </table:table-cell>
          <table:table-cell table:style-name="ce26" table:formula="of:=[.D15]/([.D66]-[.D59]+[.D73])" office:value-type="percentage" office:value="0.0649545180219157" calcext:value-type="percentage">
            <text:p>6.50%</text:p>
          </table:table-cell>
          <table:table-cell table:style-name="ce26" table:formula="of:=[.E15]/([.E66]-[.E59]+[.E73])" office:value-type="percentage" office:value="0.0509665839115873" calcext:value-type="percentage">
            <text:p>5.10%</text:p>
          </table:table-cell>
          <table:table-cell table:style-name="ce26" table:formula="of:=AVERAGE([.O5:.R5])" office:value-type="percentage" office:value="0.0684453079805484" calcext:value-type="percentage">
            <text:p>6.84%</text:p>
          </table:table-cell>
          <table:table-cell table:style-name="ce34"/>
          <table:table-cell table:style-name="ce36" office:value-type="string" calcext:value-type="string" table:number-columns-spanned="7" table:number-rows-spanned="2">
            <text:p>Return on capital employed (ROCE) = operating profit / (non-current liabilities +total equity) %</text:p>
          </table:table-cell>
          <table:covered-table-cell table:number-columns-repeated="6"/>
          <table:table-cell table:number-columns-repeated="997"/>
        </table:table-row>
        <table:table-row table:style-name="ro1">
          <table:table-cell table:style-name="ce4" office:value-type="string" calcext:value-type="string">
            <text:p>Cost of Revenue, Total</text:p>
          </table:table-cell>
          <table:table-cell table:style-name="ce15" office:value-type="float" office:value="75442" calcext:value-type="float">
            <text:p>75,442.00</text:p>
          </table:table-cell>
          <table:table-cell table:style-name="ce15" office:value-type="float" office:value="78329" calcext:value-type="float">
            <text:p>78,329.00</text:p>
          </table:table-cell>
          <table:table-cell table:style-name="ce15" office:value-type="float" office:value="78477" calcext:value-type="float">
            <text:p>78,477.00</text:p>
          </table:table-cell>
          <table:table-cell table:style-name="ce15" office:value-type="float" office:value="86147" calcext:value-type="float">
            <text:p>86,147.00</text:p>
          </table:table-cell>
          <table:table-cell/>
          <table:table-cell table:style-name="ce4" office:value-type="string" calcext:value-type="string">
            <text:p>Cost of Revenue, Total</text:p>
          </table:table-cell>
          <table:table-cell table:style-name="ce15" office:value-type="float" office:value="174901" calcext:value-type="float">
            <text:p>174,901.00</text:p>
          </table:table-cell>
          <table:table-cell table:style-name="ce15" office:value-type="float" office:value="184816" calcext:value-type="float">
            <text:p>184,816.00</text:p>
          </table:table-cell>
          <table:table-cell table:style-name="ce15" office:value-type="float" office:value="188335" calcext:value-type="float">
            <text:p>188,335.00</text:p>
          </table:table-cell>
          <table:table-cell table:style-name="ce15" office:value-type="float" office:value="202660" calcext:value-type="float">
            <text:p>202,660.00</text:p>
          </table:table-cell>
          <table:table-cell/>
          <table:covered-table-cell/>
          <table:table-cell table:style-name="ce25" office:value-type="string" calcext:value-type="string">
            <text:p>Volkswagen</text:p>
          </table:table-cell>
          <table:table-cell table:style-name="ce26" table:formula="of:=[.H15]/([.H66]-[.H59]+[.H73])" office:value-type="percentage" office:value="0.0305877691986375" calcext:value-type="percentage">
            <text:p>3.06%</text:p>
          </table:table-cell>
          <table:table-cell table:style-name="ce26" table:formula="of:=[.I15]/([.I66]-[.I59]+[.I73])" office:value-type="percentage" office:value="0.0527799422468717" calcext:value-type="percentage">
            <text:p>5.28%</text:p>
          </table:table-cell>
          <table:table-cell table:style-name="ce26" table:formula="of:=[.J15]/([.J66]-[.J59]+[.J73])" office:value-type="percentage" office:value="0.0479689029181083" calcext:value-type="percentage">
            <text:p>4.80%</text:p>
          </table:table-cell>
          <table:table-cell table:style-name="ce26" table:formula="of:=[.K15]/([.K66]-[.K59]+[.K73])" office:value-type="percentage" office:value="0.0529756643042103" calcext:value-type="percentage">
            <text:p>5.30%</text:p>
          </table:table-cell>
          <table:table-cell table:style-name="ce26" table:formula="of:=AVERAGE([.O6:.R6])" office:value-type="percentage" office:value="0.0460780696669569" calcext:value-type="percentage">
            <text:p>4.61%</text:p>
          </table:table-cell>
          <table:table-cell table:style-name="ce34"/>
          <table:covered-table-cell table:number-columns-repeated="7"/>
          <table:table-cell table:number-columns-repeated="997"/>
        </table:table-row>
        <table:table-row table:style-name="ro1">
          <table:table-cell table:style-name="ce3" office:value-type="string" calcext:value-type="string">
            <text:p>Gross Profit</text:p>
          </table:table-cell>
          <table:table-cell table:style-name="ce14" table:formula="of:=[.B3]-[.B6]" office:value-type="float" office:value="18721" calcext:value-type="float">
            <text:p>18,721.00</text:p>
          </table:table-cell>
          <table:table-cell table:style-name="ce14" table:formula="of:=[.C3]-[.C6]" office:value-type="float" office:value="19953" calcext:value-type="float">
            <text:p>19,953.00</text:p>
          </table:table-cell>
          <table:table-cell table:style-name="ce14" table:formula="of:=[.D3]-[.D6]" office:value-type="float" office:value="18378" calcext:value-type="float">
            <text:p>18,378.00</text:p>
          </table:table-cell>
          <table:table-cell table:style-name="ce14" table:formula="of:=[.E3]-[.E6]" office:value-type="float" office:value="18063" calcext:value-type="float">
            <text:p>18,063.00</text:p>
          </table:table-cell>
          <table:table-cell/>
          <table:table-cell table:style-name="ce3" office:value-type="string" calcext:value-type="string">
            <text:p>Gross Profit</text:p>
          </table:table-cell>
          <table:table-cell table:style-name="ce14" table:formula="of:=[.H3]-[.H6]" office:value-type="float" office:value="42366" calcext:value-type="float">
            <text:p>42,366.00</text:p>
          </table:table-cell>
          <table:table-cell table:style-name="ce14" table:formula="of:=[.I3]-[.I6]" office:value-type="float" office:value="44734" calcext:value-type="float">
            <text:p>44,734.00</text:p>
          </table:table-cell>
          <table:table-cell table:style-name="ce14" table:formula="of:=[.J3]-[.J6]" office:value-type="float" office:value="47514" calcext:value-type="float">
            <text:p>47,514.00</text:p>
          </table:table-cell>
          <table:table-cell table:style-name="ce14" table:formula="of:=[.K3]-[.K6]" office:value-type="float" office:value="49972" calcext:value-type="float">
            <text:p>49,972.00</text:p>
          </table:table-cell>
          <table:table-cell table:number-columns-repeated="9"/>
          <table:table-cell table:style-name="ce37" table:number-columns-repeated="7"/>
          <table:table-cell table:number-columns-repeated="997"/>
        </table:table-row>
        <table:table-row table:style-name="ro1">
          <table:table-cell table:style-name="ce3" office:value-type="string" calcext:value-type="string">
            <text:p>Total Operating Expenses</text:p>
          </table:table-cell>
          <table:table-cell table:style-name="ce14" table:formula="of:=[.B6]+SUM([.B9:.B14])" office:value-type="float" office:value="84777" calcext:value-type="float">
            <text:p>84,777.00</text:p>
          </table:table-cell>
          <table:table-cell table:style-name="ce14" table:formula="of:=[.C6]+SUM([.C9:.C14])" office:value-type="float" office:value="88383" calcext:value-type="float">
            <text:p>88,383.00</text:p>
          </table:table-cell>
          <table:table-cell table:style-name="ce14" table:formula="of:=[.D6]+SUM([.D9:.D14])" office:value-type="float" office:value="87922" calcext:value-type="float">
            <text:p>87,922.00</text:p>
          </table:table-cell>
          <table:table-cell table:style-name="ce14" table:formula="of:=[.E6]+SUM([.E9:.E14])" office:value-type="float" office:value="96799" calcext:value-type="float">
            <text:p>96,799.00</text:p>
          </table:table-cell>
          <table:table-cell/>
          <table:table-cell table:style-name="ce3" office:value-type="string" calcext:value-type="string">
            <text:p>Total Operating Expenses</text:p>
          </table:table-cell>
          <table:table-cell table:style-name="ce14" table:formula="of:=[.H6]+SUM([.H9:.H14])" office:value-type="float" office:value="210164" calcext:value-type="float">
            <text:p>210,164.00</text:p>
          </table:table-cell>
          <table:table-cell table:style-name="ce14" table:formula="of:=[.I6]+SUM([.I9:.I14])" office:value-type="float" office:value="215732" calcext:value-type="float">
            <text:p>215,732.00</text:p>
          </table:table-cell>
          <table:table-cell table:style-name="ce14" table:formula="of:=[.J6]+SUM([.J9:.J14])" office:value-type="float" office:value="221929" calcext:value-type="float">
            <text:p>221,929.00</text:p>
          </table:table-cell>
          <table:table-cell table:style-name="ce14" table:formula="of:=[.K6]+SUM([.K9:.K14])" office:value-type="float" office:value="235672" calcext:value-type="float">
            <text:p>235,672.00</text:p>
          </table:table-cell>
          <table:table-cell/>
          <table:table-cell table:style-name="ce24" office:value-type="string" calcext:value-type="string" table:number-columns-spanned="1" table:number-rows-spanned="2">
            <text:p>ROS</text:p>
          </table:table-cell>
          <table:table-cell table:style-name="ce25" office:value-type="string" calcext:value-type="string">
            <text:p>BMW</text:p>
          </table:table-cell>
          <table:table-cell table:style-name="ce27" table:formula="of:=[.B15]/([.B3])" office:value-type="percentage" office:value="0.0996782175589138" calcext:value-type="percentage">
            <text:p>9.97%</text:p>
          </table:table-cell>
          <table:table-cell table:style-name="ce27" table:formula="of:=[.C15]/([.C3])" office:value-type="percentage" office:value="0.100720376060723" calcext:value-type="percentage">
            <text:p>10.07%</text:p>
          </table:table-cell>
          <table:table-cell table:style-name="ce27" table:formula="of:=[.D15]/([.D3])" office:value-type="percentage" office:value="0.0922306540705178" calcext:value-type="percentage">
            <text:p>9.22%</text:p>
          </table:table-cell>
          <table:table-cell table:style-name="ce27" table:formula="of:=[.E15]/([.E3])" office:value-type="percentage" office:value="0.0711160157374532" calcext:value-type="percentage">
            <text:p>7.11%</text:p>
          </table:table-cell>
          <table:table-cell table:style-name="ce27" table:formula="of:=AVERAGE([.O8:.R8])" office:value-type="percentage" office:value="0.090936315856902" calcext:value-type="percentage">
            <text:p>9.09%</text:p>
          </table:table-cell>
          <table:table-cell table:style-name="ce35"/>
          <table:table-cell table:style-name="ce38" office:value-type="string" calcext:value-type="string" table:number-columns-spanned="7" table:number-rows-spanned="2">
            <text:p>Return on sales (ROS) = operating profit / revenue %</text:p>
          </table:table-cell>
          <table:covered-table-cell table:number-columns-repeated="6"/>
          <table:table-cell table:number-columns-repeated="997"/>
        </table:table-row>
        <table:table-row table:style-name="ro1">
          <table:table-cell table:style-name="ce4" office:value-type="string" calcext:value-type="string">
            <text:p><text:s text:c="3"/>Selling/General/Admin. Expenses, Total</text:p>
          </table:table-cell>
          <table:table-cell table:style-name="ce15" office:value-type="float" office:value="9158" calcext:value-type="float">
            <text:p>9,158.00</text:p>
          </table:table-cell>
          <table:table-cell table:style-name="ce15" office:value-type="float" office:value="9560" calcext:value-type="float">
            <text:p>9,560.00</text:p>
          </table:table-cell>
          <table:table-cell table:style-name="ce15" office:value-type="float" office:value="9568" calcext:value-type="float">
            <text:p>9,568.00</text:p>
          </table:table-cell>
          <table:table-cell table:style-name="ce15" office:value-type="float" office:value="9367" calcext:value-type="float">
            <text:p>9,367.00</text:p>
          </table:table-cell>
          <table:table-cell/>
          <table:table-cell table:style-name="ce4" office:value-type="string" calcext:value-type="string">
            <text:p><text:s text:c="3"/>Selling/General/Admin. Expenses, Total</text:p>
          </table:table-cell>
          <table:table-cell table:style-name="ce15" office:value-type="float" office:value="30976" calcext:value-type="float">
            <text:p>30,976.00</text:p>
          </table:table-cell>
          <table:table-cell table:style-name="ce15" office:value-type="float" office:value="29592" calcext:value-type="float">
            <text:p>29,592.00</text:p>
          </table:table-cell>
          <table:table-cell table:style-name="ce15" office:value-type="float" office:value="29891" calcext:value-type="float">
            <text:p>29,891.00</text:p>
          </table:table-cell>
          <table:table-cell table:style-name="ce15" office:value-type="float" office:value="29263" calcext:value-type="float">
            <text:p>29,263.00</text:p>
          </table:table-cell>
          <table:table-cell/>
          <table:covered-table-cell/>
          <table:table-cell table:style-name="ce25" office:value-type="string" calcext:value-type="string">
            <text:p>Volkswagen</text:p>
          </table:table-cell>
          <table:table-cell table:style-name="ce27" table:formula="of:=[.H15]/([.H3])" office:value-type="percentage" office:value="0.0326924935678221" calcext:value-type="percentage">
            <text:p>3.27%</text:p>
          </table:table-cell>
          <table:table-cell table:style-name="ce27" table:formula="of:=[.I15]/([.I3])" office:value-type="percentage" office:value="0.0601960357220649" calcext:value-type="percentage">
            <text:p>6.02%</text:p>
          </table:table-cell>
          <table:table-cell table:style-name="ce27" table:formula="of:=[.J15]/([.J3])" office:value-type="percentage" office:value="0.0590208141649954" calcext:value-type="percentage">
            <text:p>5.90%</text:p>
          </table:table-cell>
          <table:table-cell table:style-name="ce27" table:formula="of:=[.K15]/([.K3])" office:value-type="percentage" office:value="0.0671332214446309" calcext:value-type="percentage">
            <text:p>6.71%</text:p>
          </table:table-cell>
          <table:table-cell table:style-name="ce27" table:formula="of:=AVERAGE([.O9:.R9])" office:value-type="percentage" office:value="0.0547606412248783" calcext:value-type="percentage">
            <text:p>5.48%</text:p>
          </table:table-cell>
          <table:table-cell table:style-name="ce35"/>
          <table:covered-table-cell table:number-columns-repeated="7"/>
          <table:table-cell table:number-columns-repeated="997"/>
        </table:table-row>
        <table:table-row table:style-name="ro1">
          <table:table-cell table:style-name="ce4" office:value-type="string" calcext:value-type="string">
            <text:p><text:s text:c="3"/>Research &amp; Development</text:p>
          </table:table-cell>
          <table:table-cell table:number-columns-repeated="4" table:style-name="ce15" office:value-type="float" office:value="0" calcext:value-type="float">
            <text:p>0.00</text:p>
          </table:table-cell>
          <table:table-cell/>
          <table:table-cell table:style-name="ce4" office:value-type="string" calcext:value-type="string">
            <text:p><text:s text:c="3"/>Research &amp; Development</text:p>
          </table:table-cell>
          <table:table-cell table:number-columns-repeated="4" table:style-name="ce15" office:value-type="float" office:value="0" calcext:value-type="float">
            <text:p>0.00</text:p>
          </table:table-cell>
          <table:table-cell table:number-columns-repeated="9"/>
          <table:table-cell table:style-name="ce37" table:number-columns-repeated="7"/>
          <table:table-cell table:number-columns-repeated="997"/>
        </table:table-row>
        <table:table-row table:style-name="ro1">
          <table:table-cell table:style-name="ce4" office:value-type="string" calcext:value-type="string">
            <text:p><text:s text:c="3"/>Depreciation / Amortization</text:p>
          </table:table-cell>
          <table:table-cell table:number-columns-repeated="4" table:style-name="ce15" office:value-type="float" office:value="0" calcext:value-type="float">
            <text:p>0.00</text:p>
          </table:table-cell>
          <table:table-cell/>
          <table:table-cell table:style-name="ce4" office:value-type="string" calcext:value-type="string">
            <text:p><text:s text:c="3"/>Depreciation / Amortization</text:p>
          </table:table-cell>
          <table:table-cell table:number-columns-repeated="4" table:style-name="ce15" office:value-type="float" office:value="0" calcext:value-type="float">
            <text:p>0.00</text:p>
          </table:table-cell>
          <table:table-cell/>
          <table:table-cell table:style-name="ce24" office:value-type="string" calcext:value-type="string" table:number-columns-spanned="1" table:number-rows-spanned="2">
            <text:p>Gross margin</text:p>
          </table:table-cell>
          <table:table-cell table:style-name="ce25" office:value-type="string" calcext:value-type="string">
            <text:p>BMW</text:p>
          </table:table-cell>
          <table:table-cell table:style-name="ce27" table:formula="of:=[.B7]/([.B3])" office:value-type="percentage" office:value="0.198814821108079" calcext:value-type="percentage">
            <text:p>19.88%</text:p>
          </table:table-cell>
          <table:table-cell table:style-name="ce27" table:formula="of:=[.C7]/([.C3])" office:value-type="percentage" office:value="0.203017846604668" calcext:value-type="percentage">
            <text:p>20.30%</text:p>
          </table:table-cell>
          <table:table-cell table:style-name="ce27" table:formula="of:=[.D7]/([.D3])" office:value-type="percentage" office:value="0.189747560786743" calcext:value-type="percentage">
            <text:p>18.97%</text:p>
          </table:table-cell>
          <table:table-cell table:style-name="ce27" table:formula="of:=[.E7]/([.E3])" office:value-type="percentage" office:value="0.173332693599463" calcext:value-type="percentage">
            <text:p>17.33%</text:p>
          </table:table-cell>
          <table:table-cell table:style-name="ce27" table:formula="of:=AVERAGE([.O11:.R11])" office:value-type="percentage" office:value="0.191228230524738" calcext:value-type="percentage">
            <text:p>19.12%</text:p>
          </table:table-cell>
          <table:table-cell table:style-name="ce35"/>
          <table:table-cell table:style-name="ce38" office:value-type="string" calcext:value-type="string" table:number-columns-spanned="7" table:number-rows-spanned="2">
            <text:p>Gross margin = gross profit/ revenue %</text:p>
          </table:table-cell>
          <table:covered-table-cell table:number-columns-repeated="6"/>
          <table:table-cell table:number-columns-repeated="997"/>
        </table:table-row>
        <table:table-row table:style-name="ro1">
          <table:table-cell table:style-name="ce4" office:value-type="string" calcext:value-type="string">
            <text:p><text:s text:c="3"/>Interest Expense (Income) - Net Operating</text:p>
          </table:table-cell>
          <table:table-cell table:style-name="ce15" office:value-type="float" office:value="-13" calcext:value-type="float">
            <text:p>(13.00)</text:p>
          </table:table-cell>
          <table:table-cell table:style-name="ce15" office:value-type="float" office:value="-36" calcext:value-type="float">
            <text:p>(36.00)</text:p>
          </table:table-cell>
          <table:table-cell table:style-name="ce15" office:value-type="float" office:value="-50" calcext:value-type="float">
            <text:p>(50.00)</text:p>
          </table:table-cell>
          <table:table-cell table:style-name="ce15" office:value-type="float" office:value="33" calcext:value-type="float">
            <text:p>33.00</text:p>
          </table:table-cell>
          <table:table-cell/>
          <table:table-cell table:style-name="ce4" office:value-type="string" calcext:value-type="string">
            <text:p><text:s text:c="3"/>Interest Expense (Income) - Net Operating</text:p>
          </table:table-cell>
          <table:table-cell table:style-name="ce15" office:value-type="float" office:value="1446" calcext:value-type="float">
            <text:p>1,446.00</text:p>
          </table:table-cell>
          <table:table-cell table:style-name="ce15" office:value-type="float" office:value="-339" calcext:value-type="float">
            <text:p>(339.00)</text:p>
          </table:table-cell>
          <table:table-cell table:style-name="ce15" office:value-type="float" office:value="744" calcext:value-type="float">
            <text:p>744.00</text:p>
          </table:table-cell>
          <table:table-cell table:style-name="ce15" office:value-type="float" office:value="-2208" calcext:value-type="float">
            <text:p>(2,208.00)</text:p>
          </table:table-cell>
          <table:table-cell/>
          <table:covered-table-cell/>
          <table:table-cell table:style-name="ce25" office:value-type="string" calcext:value-type="string">
            <text:p>Volkswagen</text:p>
          </table:table-cell>
          <table:table-cell table:style-name="ce27" table:formula="of:=[.H7]/([.H3])" office:value-type="percentage" office:value="0.194995098197149" calcext:value-type="percentage">
            <text:p>19.50%</text:p>
          </table:table-cell>
          <table:table-cell table:style-name="ce27" table:formula="of:=[.I7]/([.I3])" office:value-type="percentage" office:value="0.194876933130037" calcext:value-type="percentage">
            <text:p>19.49%</text:p>
          </table:table-cell>
          <table:table-cell table:style-name="ce27" table:formula="of:=[.J7]/([.J3])" office:value-type="percentage" office:value="0.201459408350258" calcext:value-type="percentage">
            <text:p>20.15%</text:p>
          </table:table-cell>
          <table:table-cell table:style-name="ce27" table:formula="of:=[.K7]/([.K3])" office:value-type="percentage" office:value="0.197805503657494" calcext:value-type="percentage">
            <text:p>19.78%</text:p>
          </table:table-cell>
          <table:table-cell table:style-name="ce27" table:formula="of:=AVERAGE([.O12:.R12])" office:value-type="percentage" office:value="0.197284235833735" calcext:value-type="percentage">
            <text:p>19.73%</text:p>
          </table:table-cell>
          <table:table-cell table:style-name="ce35"/>
          <table:covered-table-cell table:number-columns-repeated="7"/>
          <table:table-cell table:number-columns-repeated="997"/>
        </table:table-row>
        <table:table-row table:style-name="ro1">
          <table:table-cell table:style-name="ce4" office:value-type="string" calcext:value-type="string">
            <text:p><text:s text:c="3"/>Unusual Expense (Income)</text:p>
          </table:table-cell>
          <table:table-cell table:style-name="ce15" office:value-type="float" office:value="-69" calcext:value-type="float">
            <text:p>(69.00)</text:p>
          </table:table-cell>
          <table:table-cell table:style-name="ce15" office:value-type="float" office:value="-59" calcext:value-type="float">
            <text:p>(59.00)</text:p>
          </table:table-cell>
          <table:table-cell table:style-name="ce15" office:value-type="float" office:value="-63" calcext:value-type="float">
            <text:p>(63.00)</text:p>
          </table:table-cell>
          <table:table-cell table:style-name="ce15" office:value-type="float" office:value="124" calcext:value-type="float">
            <text:p>124.00</text:p>
          </table:table-cell>
          <table:table-cell/>
          <table:table-cell table:style-name="ce4" office:value-type="string" calcext:value-type="string">
            <text:p><text:s text:c="3"/>Unusual Expense (Income)</text:p>
          </table:table-cell>
          <table:table-cell table:style-name="ce15" office:value-type="float" office:value="1150" calcext:value-type="float">
            <text:p>1,150.00</text:p>
          </table:table-cell>
          <table:table-cell table:style-name="ce15" office:value-type="float" office:value="1148" calcext:value-type="float">
            <text:p>1,148.00</text:p>
          </table:table-cell>
          <table:table-cell table:style-name="ce15" office:value-type="float" office:value="936" calcext:value-type="float">
            <text:p>936.00</text:p>
          </table:table-cell>
          <table:table-cell table:style-name="ce15" office:value-type="float" office:value="-233" calcext:value-type="float">
            <text:p>(233.00)</text:p>
          </table:table-cell>
          <table:table-cell table:number-columns-repeated="9"/>
          <table:table-cell table:style-name="ce37" table:number-columns-repeated="7"/>
          <table:table-cell table:number-columns-repeated="997"/>
        </table:table-row>
        <table:table-row table:style-name="ro1">
          <table:table-cell table:style-name="ce4" office:value-type="string" calcext:value-type="string">
            <text:p><text:s text:c="3"/>Other Operating Expenses, Total</text:p>
          </table:table-cell>
          <table:table-cell table:style-name="ce15" office:value-type="float" office:value="259" calcext:value-type="float">
            <text:p>259.00</text:p>
          </table:table-cell>
          <table:table-cell table:style-name="ce15" office:value-type="float" office:value="589" calcext:value-type="float">
            <text:p>589.00</text:p>
          </table:table-cell>
          <table:table-cell table:style-name="ce15" office:value-type="float" office:value="-10" calcext:value-type="float">
            <text:p>(10.00)</text:p>
          </table:table-cell>
          <table:table-cell table:style-name="ce15" office:value-type="float" office:value="1128" calcext:value-type="float">
            <text:p>1,128.00</text:p>
          </table:table-cell>
          <table:table-cell/>
          <table:table-cell table:style-name="ce4" office:value-type="string" calcext:value-type="string">
            <text:p><text:s text:c="3"/>Other Operating Expenses, Total</text:p>
          </table:table-cell>
          <table:table-cell table:style-name="ce15" office:value-type="float" office:value="1691" calcext:value-type="float">
            <text:p>1,691.00</text:p>
          </table:table-cell>
          <table:table-cell table:style-name="ce15" office:value-type="float" office:value="515" calcext:value-type="float">
            <text:p>515.00</text:p>
          </table:table-cell>
          <table:table-cell table:style-name="ce15" office:value-type="float" office:value="2023" calcext:value-type="float">
            <text:p>2,023.00</text:p>
          </table:table-cell>
          <table:table-cell table:style-name="ce15" office:value-type="float" office:value="6190" calcext:value-type="float">
            <text:p>6,190.00</text:p>
          </table:table-cell>
          <table:table-cell/>
          <table:table-cell table:style-name="ce23" office:value-type="string" calcext:value-type="string" table:number-columns-spanned="7" table:number-rows-spanned="1">
            <text:p>Liquidity</text:p>
          </table:table-cell>
          <table:covered-table-cell table:number-columns-repeated="6"/>
          <table:table-cell/>
          <table:table-cell table:style-name="ce37" table:number-columns-repeated="7"/>
          <table:table-cell table:number-columns-repeated="997"/>
        </table:table-row>
        <table:table-row table:style-name="ro1">
          <table:table-cell table:style-name="ce5" office:value-type="string" calcext:value-type="string">
            <text:p>Operating Income</text:p>
          </table:table-cell>
          <table:table-cell table:style-name="ce14" table:formula="of:=[.B7]-SUM([.B9:.B14])" office:value-type="float" office:value="9386" calcext:value-type="float">
            <text:p>9,386.00</text:p>
          </table:table-cell>
          <table:table-cell table:style-name="ce14" table:formula="of:=[.C7]-SUM([.C9:.C14])" office:value-type="float" office:value="9899" calcext:value-type="float">
            <text:p>9,899.00</text:p>
          </table:table-cell>
          <table:table-cell table:style-name="ce14" table:formula="of:=[.D7]-SUM([.D9:.D14])" office:value-type="float" office:value="8933" calcext:value-type="float">
            <text:p>8,933.00</text:p>
          </table:table-cell>
          <table:table-cell table:style-name="ce14" table:formula="of:=[.E7]-SUM([.E9:.E14])" office:value-type="float" office:value="7411" calcext:value-type="float">
            <text:p>7,411.00</text:p>
          </table:table-cell>
          <table:table-cell/>
          <table:table-cell table:style-name="ce5" office:value-type="string" calcext:value-type="string">
            <text:p>Operating Income</text:p>
          </table:table-cell>
          <table:table-cell table:style-name="ce14" table:formula="of:=[.H7]-SUM([.H9:.H14])" office:value-type="float" office:value="7103" calcext:value-type="float">
            <text:p>7,103.00</text:p>
          </table:table-cell>
          <table:table-cell table:style-name="ce14" table:formula="of:=[.I7]-SUM([.I9:.I14])" office:value-type="float" office:value="13818" calcext:value-type="float">
            <text:p>13,818.00</text:p>
          </table:table-cell>
          <table:table-cell table:style-name="ce14" table:formula="of:=[.J7]-SUM([.J9:.J14])" office:value-type="float" office:value="13920" calcext:value-type="float">
            <text:p>13,920.00</text:p>
          </table:table-cell>
          <table:table-cell table:style-name="ce14" table:formula="of:=[.K7]-SUM([.K9:.K14])" office:value-type="float" office:value="16960" calcext:value-type="float">
            <text:p>16,960.00</text:p>
          </table:table-cell>
          <table:table-cell table:number-columns-repeated="9"/>
          <table:table-cell table:style-name="ce37" table:number-columns-repeated="7"/>
          <table:table-cell table:number-columns-repeated="997"/>
        </table:table-row>
        <table:table-row table:style-name="ro1">
          <table:table-cell table:style-name="ce6" office:value-type="string" calcext:value-type="string">
            <text:p>Interest Income (Expense), Net Non-Operating</text:p>
          </table:table-cell>
          <table:table-cell table:style-name="ce15" office:value-type="float" office:value="363" calcext:value-type="float">
            <text:p>363.00</text:p>
          </table:table-cell>
          <table:table-cell table:style-name="ce15" office:value-type="float" office:value="842" calcext:value-type="float">
            <text:p>842.00</text:p>
          </table:table-cell>
          <table:table-cell table:style-name="ce15" office:value-type="float" office:value="785" calcext:value-type="float">
            <text:p>785.00</text:p>
          </table:table-cell>
          <table:table-cell table:style-name="ce15" office:value-type="float" office:value="-67" calcext:value-type="float">
            <text:p>(67.00)</text:p>
          </table:table-cell>
          <table:table-cell/>
          <table:table-cell table:style-name="ce6" office:value-type="string" calcext:value-type="string">
            <text:p>Interest Income (Expense), Net Non-Operating</text:p>
          </table:table-cell>
          <table:table-cell table:style-name="ce15" office:value-type="float" office:value="1338" calcext:value-type="float">
            <text:p>1,338.00</text:p>
          </table:table-cell>
          <table:table-cell table:style-name="ce15" office:value-type="float" office:value="1442" calcext:value-type="float">
            <text:p>1,442.00</text:p>
          </table:table-cell>
          <table:table-cell table:style-name="ce15" office:value-type="float" office:value="3444" calcext:value-type="float">
            <text:p>3,444.00</text:p>
          </table:table-cell>
          <table:table-cell table:style-name="ce15" office:value-type="float" office:value="2600" calcext:value-type="float">
            <text:p>2,600.00</text:p>
          </table:table-cell>
          <table:table-cell/>
          <table:table-cell table:style-name="ce24" office:value-type="string" calcext:value-type="string" table:number-columns-spanned="1" table:number-rows-spanned="2">
            <text:p>Current ratio</text:p>
          </table:table-cell>
          <table:table-cell table:style-name="ce25" office:value-type="string" calcext:value-type="string">
            <text:p>BMW</text:p>
          </table:table-cell>
          <table:table-cell table:style-name="ce28" table:formula="of:=[.B39]/([.B59])" office:value-type="float" office:value="0.983453205665622" calcext:value-type="float">
            <text:p>0.98</text:p>
          </table:table-cell>
          <table:table-cell table:style-name="ce28" table:formula="of:=[.C39]/([.C59])" office:value-type="float" office:value="1.0247613739288" calcext:value-type="float">
            <text:p>1.02</text:p>
          </table:table-cell>
          <table:table-cell table:style-name="ce28" table:formula="of:=[.D39]/([.D59])" office:value-type="float" office:value="1.18659590259204" calcext:value-type="float">
            <text:p>1.19</text:p>
          </table:table-cell>
          <table:table-cell table:style-name="ce28" table:formula="of:=[.E39]/([.E59])" office:value-type="float" office:value="1.09688350983359" calcext:value-type="float">
            <text:p>1.10</text:p>
          </table:table-cell>
          <table:table-cell table:style-name="ce28" table:formula="of:=AVERAGE([.O16:.R16])" office:value-type="float" office:value="1.07292349800501" calcext:value-type="float">
            <text:p>1.07</text:p>
          </table:table-cell>
          <table:table-cell/>
          <table:table-cell table:style-name="ce38" office:value-type="string" calcext:value-type="string" table:number-columns-spanned="7" table:number-rows-spanned="2">
            <text:p>Current ratio = current assets / current liabilities</text:p>
          </table:table-cell>
          <table:covered-table-cell table:number-columns-repeated="6"/>
          <table:table-cell table:number-columns-repeated="997"/>
        </table:table-row>
        <table:table-row table:style-name="ro1">
          <table:table-cell table:style-name="ce6" office:value-type="string" calcext:value-type="string">
            <text:p>Gain (Loss) on Sale of Assets</text:p>
          </table:table-cell>
          <table:table-cell table:number-columns-repeated="4" table:style-name="ce15" office:value-type="float" office:value="0" calcext:value-type="float">
            <text:p>0.00</text:p>
          </table:table-cell>
          <table:table-cell/>
          <table:table-cell table:style-name="ce6" office:value-type="string" calcext:value-type="string">
            <text:p>Gain (Loss) on Sale of Assets</text:p>
          </table:table-cell>
          <table:table-cell table:number-columns-repeated="4" table:style-name="ce15" office:value-type="float" office:value="0" calcext:value-type="float">
            <text:p>0.00</text:p>
          </table:table-cell>
          <table:table-cell/>
          <table:covered-table-cell/>
          <table:table-cell table:style-name="ce25" office:value-type="string" calcext:value-type="string">
            <text:p>Volkswagen</text:p>
          </table:table-cell>
          <table:table-cell table:style-name="ce28" table:formula="of:=[.H39]/([.H59])" office:value-type="float" office:value="0.877232909894938" calcext:value-type="float">
            <text:p>0.88</text:p>
          </table:table-cell>
          <table:table-cell table:style-name="ce28" table:formula="of:=[.I39]/([.I59])" office:value-type="float" office:value="0.998272948893004" calcext:value-type="float">
            <text:p>1.00</text:p>
          </table:table-cell>
          <table:table-cell table:style-name="ce28" table:formula="of:=[.J39]/([.J59])" office:value-type="float" office:value="1.09268432082301" calcext:value-type="float">
            <text:p>1.09</text:p>
          </table:table-cell>
          <table:table-cell table:style-name="ce28" table:formula="of:=[.K39]/([.K59])" office:value-type="float" office:value="1.11635620876111" calcext:value-type="float">
            <text:p>1.12</text:p>
          </table:table-cell>
          <table:table-cell table:style-name="ce28" table:formula="of:=AVERAGE([.O17:.R17])" office:value-type="float" office:value="1.02113659709302" calcext:value-type="float">
            <text:p>1.02</text:p>
          </table:table-cell>
          <table:table-cell/>
          <table:covered-table-cell table:number-columns-repeated="7"/>
          <table:table-cell table:number-columns-repeated="997"/>
        </table:table-row>
        <table:table-row table:style-name="ro1">
          <table:table-cell table:style-name="ce6" office:value-type="string" calcext:value-type="string">
            <text:p>Other, Net</text:p>
          </table:table-cell>
          <table:table-cell table:style-name="ce15" office:value-type="float" office:value="-84" calcext:value-type="float">
            <text:p>(84.00)</text:p>
          </table:table-cell>
          <table:table-cell table:style-name="ce15" office:value-type="float" office:value="-66" calcext:value-type="float">
            <text:p>(66.00)</text:p>
          </table:table-cell>
          <table:table-cell table:style-name="ce15" office:value-type="float" office:value="-91" calcext:value-type="float">
            <text:p>(91.00)</text:p>
          </table:table-cell>
          <table:table-cell table:style-name="ce15" office:value-type="float" office:value="-226" calcext:value-type="float">
            <text:p>(226.00)</text:p>
          </table:table-cell>
          <table:table-cell/>
          <table:table-cell table:style-name="ce6" office:value-type="string" calcext:value-type="string">
            <text:p>Other, Net</text:p>
          </table:table-cell>
          <table:table-cell table:style-name="ce15" office:value-type="float" office:value="-1149" calcext:value-type="float">
            <text:p>(1,149.00)</text:p>
          </table:table-cell>
          <table:table-cell table:style-name="ce15" office:value-type="float" office:value="-1587" calcext:value-type="float">
            <text:p>(1,587.00)</text:p>
          </table:table-cell>
          <table:table-cell table:style-name="ce15" office:value-type="float" office:value="-1721" calcext:value-type="float">
            <text:p>(1,721.00)</text:p>
          </table:table-cell>
          <table:table-cell table:style-name="ce15" office:value-type="float" office:value="-1204" calcext:value-type="float">
            <text:p>(1,204.00)</text:p>
          </table:table-cell>
          <table:table-cell table:number-columns-repeated="9"/>
          <table:table-cell table:style-name="ce37" table:number-columns-repeated="7"/>
          <table:table-cell table:number-columns-repeated="997"/>
        </table:table-row>
        <table:table-row table:style-name="ro1">
          <table:table-cell table:style-name="ce5" office:value-type="string" calcext:value-type="string">
            <text:p>Net Income Before Taxes</text:p>
          </table:table-cell>
          <table:table-cell table:style-name="ce14" table:formula="of:=SUM([.B15:.B18])" office:value-type="float" office:value="9665" calcext:value-type="float">
            <text:p>9,665.00</text:p>
          </table:table-cell>
          <table:table-cell table:style-name="ce14" table:formula="of:=SUM([.C15:.C18])" office:value-type="float" office:value="10675" calcext:value-type="float">
            <text:p>10,675.00</text:p>
          </table:table-cell>
          <table:table-cell table:style-name="ce14" table:formula="of:=SUM([.D15:.D18])" office:value-type="float" office:value="9627" calcext:value-type="float">
            <text:p>9,627.00</text:p>
          </table:table-cell>
          <table:table-cell table:style-name="ce14" table:formula="of:=SUM([.E15:.E18])" office:value-type="float" office:value="7118" calcext:value-type="float">
            <text:p>7,118.00</text:p>
          </table:table-cell>
          <table:table-cell/>
          <table:table-cell table:style-name="ce5" office:value-type="string" calcext:value-type="string">
            <text:p>Net Income Before Taxes</text:p>
          </table:table-cell>
          <table:table-cell table:style-name="ce14" table:formula="of:=SUM([.H15:.H18])" office:value-type="float" office:value="7292" calcext:value-type="float">
            <text:p>7,292.00</text:p>
          </table:table-cell>
          <table:table-cell table:style-name="ce14" table:formula="of:=SUM([.I15:.I18])" office:value-type="float" office:value="13673" calcext:value-type="float">
            <text:p>13,673.00</text:p>
          </table:table-cell>
          <table:table-cell table:style-name="ce14" table:formula="of:=SUM([.J15:.J18])" office:value-type="float" office:value="15643" calcext:value-type="float">
            <text:p>15,643.00</text:p>
          </table:table-cell>
          <table:table-cell table:style-name="ce14" table:formula="of:=SUM([.K15:.K18])" office:value-type="float" office:value="18356" calcext:value-type="float">
            <text:p>18,356.00</text:p>
          </table:table-cell>
          <table:table-cell/>
          <table:table-cell table:style-name="ce24" office:value-type="string" calcext:value-type="string" table:number-columns-spanned="1" table:number-rows-spanned="2">
            <text:p>Quick ratio</text:p>
          </table:table-cell>
          <table:table-cell table:style-name="ce25" office:value-type="string" calcext:value-type="string">
            <text:p>BMW</text:p>
          </table:table-cell>
          <table:table-cell table:style-name="ce28" table:formula="of:=([.B39]-[.B46])/[.B59]" office:value-type="float" office:value="0.809292679698186" calcext:value-type="float">
            <text:p>0.81</text:p>
          </table:table-cell>
          <table:table-cell table:style-name="ce28" table:formula="of:=([.C39]-[.C46])/[.C59]" office:value-type="float" office:value="0.847697345502682" calcext:value-type="float">
            <text:p>0.85</text:p>
          </table:table-cell>
          <table:table-cell table:style-name="ce28" table:formula="of:=([.D39]-[.D46])/[.D59]" office:value-type="float" office:value="0.98707482040582" calcext:value-type="float">
            <text:p>0.99</text:p>
          </table:table-cell>
          <table:table-cell table:style-name="ce28" table:formula="of:=([.E39]-[.E46])/[.E59]" office:value-type="float" office:value="0.904556732223903" calcext:value-type="float">
            <text:p>0.90</text:p>
          </table:table-cell>
          <table:table-cell table:style-name="ce28" table:formula="of:=AVERAGE([.O19:.R19])" office:value-type="float" office:value="0.887155394457648" calcext:value-type="float">
            <text:p>0.89</text:p>
          </table:table-cell>
          <table:table-cell/>
          <table:table-cell table:style-name="ce38" office:value-type="string" calcext:value-type="string" table:number-columns-spanned="7" table:number-rows-spanned="2">
            <text:p>Quick ratio= (current assets – inventory) / current liabilities</text:p>
          </table:table-cell>
          <table:covered-table-cell table:number-columns-repeated="6"/>
          <table:table-cell table:number-columns-repeated="997"/>
        </table:table-row>
        <table:table-row table:style-name="ro1">
          <table:table-cell table:style-name="ce6" office:value-type="string" calcext:value-type="string">
            <text:p>Provision for Income Taxes</text:p>
          </table:table-cell>
          <table:table-cell table:style-name="ce15" office:value-type="float" office:value="2755" calcext:value-type="float">
            <text:p>2,755.00</text:p>
          </table:table-cell>
          <table:table-cell table:style-name="ce15" office:value-type="float" office:value="2000" calcext:value-type="float">
            <text:p>2,000.00</text:p>
          </table:table-cell>
          <table:table-cell table:style-name="ce15" office:value-type="float" office:value="2530" calcext:value-type="float">
            <text:p>2,530.00</text:p>
          </table:table-cell>
          <table:table-cell table:style-name="ce15" office:value-type="float" office:value="2140" calcext:value-type="float">
            <text:p>2,140.00</text:p>
          </table:table-cell>
          <table:table-cell/>
          <table:table-cell table:style-name="ce6" office:value-type="string" calcext:value-type="string">
            <text:p>Provision for Income Taxes</text:p>
          </table:table-cell>
          <table:table-cell table:style-name="ce15" office:value-type="float" office:value="1912" calcext:value-type="float">
            <text:p>1,912.00</text:p>
          </table:table-cell>
          <table:table-cell table:style-name="ce15" office:value-type="float" office:value="2210" calcext:value-type="float">
            <text:p>2,210.00</text:p>
          </table:table-cell>
          <table:table-cell table:style-name="ce15" office:value-type="float" office:value="3489" calcext:value-type="float">
            <text:p>3,489.00</text:p>
          </table:table-cell>
          <table:table-cell table:style-name="ce15" office:value-type="float" office:value="4326" calcext:value-type="float">
            <text:p>4,326.00</text:p>
          </table:table-cell>
          <table:table-cell/>
          <table:covered-table-cell/>
          <table:table-cell table:style-name="ce25" office:value-type="string" calcext:value-type="string">
            <text:p>Volkswagen</text:p>
          </table:table-cell>
          <table:table-cell table:style-name="ce28" table:formula="of:=([.H39]-[.H46])/[.H59]" office:value-type="float" office:value="0.657657099400051" calcext:value-type="float">
            <text:p>0.66</text:p>
          </table:table-cell>
          <table:table-cell table:style-name="ce28" table:formula="of:=([.I39]-[.I46])/[.I59]" office:value-type="float" office:value="0.746291827993192" calcext:value-type="float">
            <text:p>0.75</text:p>
          </table:table-cell>
          <table:table-cell table:style-name="ce28" table:formula="of:=([.J39]-[.J46])/[.J59]" office:value-type="float" office:value="0.820340779196037" calcext:value-type="float">
            <text:p>0.82</text:p>
          </table:table-cell>
          <table:table-cell table:style-name="ce28" table:formula="of:=([.K39]-[.K46])/[.K59]" office:value-type="float" office:value="0.838004097091541" calcext:value-type="float">
            <text:p>0.84</text:p>
          </table:table-cell>
          <table:table-cell table:style-name="ce28" table:formula="of:=AVERAGE([.O20:.R20])" office:value-type="float" office:value="0.765573450920205" calcext:value-type="float">
            <text:p>0.77</text:p>
          </table:table-cell>
          <table:table-cell/>
          <table:covered-table-cell table:number-columns-repeated="7"/>
          <table:table-cell table:number-columns-repeated="997"/>
        </table:table-row>
        <table:table-row table:style-name="ro1">
          <table:table-cell table:style-name="ce5" office:value-type="string" calcext:value-type="string">
            <text:p>Net Income After Taxes</text:p>
          </table:table-cell>
          <table:table-cell table:style-name="ce14" table:formula="of:=[.B19]-[.B20]" office:value-type="float" office:value="6910" calcext:value-type="float">
            <text:p>6,910.00</text:p>
          </table:table-cell>
          <table:table-cell table:style-name="ce14" table:formula="of:=[.C19]-[.C20]" office:value-type="float" office:value="8675" calcext:value-type="float">
            <text:p>8,675.00</text:p>
          </table:table-cell>
          <table:table-cell table:style-name="ce14" table:formula="of:=[.D19]-[.D20]" office:value-type="float" office:value="7097" calcext:value-type="float">
            <text:p>7,097.00</text:p>
          </table:table-cell>
          <table:table-cell table:style-name="ce14" table:formula="of:=[.E19]-[.E20]" office:value-type="float" office:value="4978" calcext:value-type="float">
            <text:p>4,978.00</text:p>
          </table:table-cell>
          <table:table-cell/>
          <table:table-cell table:style-name="ce5" office:value-type="string" calcext:value-type="string">
            <text:p>Net Income After Taxes</text:p>
          </table:table-cell>
          <table:table-cell table:style-name="ce14" table:formula="of:=[.H19]-[.H20]" office:value-type="float" office:value="5380" calcext:value-type="float">
            <text:p>5,380.00</text:p>
          </table:table-cell>
          <table:table-cell table:style-name="ce14" table:formula="of:=[.I19]-[.I20]" office:value-type="float" office:value="11463" calcext:value-type="float">
            <text:p>11,463.00</text:p>
          </table:table-cell>
          <table:table-cell table:style-name="ce14" table:formula="of:=[.J19]-[.J20]" office:value-type="float" office:value="12154" calcext:value-type="float">
            <text:p>12,154.00</text:p>
          </table:table-cell>
          <table:table-cell table:style-name="ce14" table:formula="of:=[.K19]-[.K20]" office:value-type="float" office:value="14030" calcext:value-type="float">
            <text:p>14,030.00</text:p>
          </table:table-cell>
          <table:table-cell table:number-columns-repeated="9"/>
          <table:table-cell table:style-name="ce37" table:number-columns-repeated="7"/>
          <table:table-cell table:number-columns-repeated="997"/>
        </table:table-row>
        <table:table-row table:style-name="ro1">
          <table:table-cell table:style-name="ce6" office:value-type="string" calcext:value-type="string">
            <text:p>Minority Interest</text:p>
          </table:table-cell>
          <table:table-cell table:style-name="ce15" office:value-type="float" office:value="-47" calcext:value-type="float">
            <text:p>(47.00)</text:p>
          </table:table-cell>
          <table:table-cell table:style-name="ce15" office:value-type="float" office:value="-86" calcext:value-type="float">
            <text:p>(86.00)</text:p>
          </table:table-cell>
          <table:table-cell table:style-name="ce15" office:value-type="float" office:value="-90" calcext:value-type="float">
            <text:p>(90.00)</text:p>
          </table:table-cell>
          <table:table-cell table:style-name="ce15" office:value-type="float" office:value="-107" calcext:value-type="float">
            <text:p>(107.00)</text:p>
          </table:table-cell>
          <table:table-cell/>
          <table:table-cell table:style-name="ce6" office:value-type="string" calcext:value-type="string">
            <text:p>Minority Interest</text:p>
          </table:table-cell>
          <table:table-cell table:number-columns-repeated="2" table:style-name="ce15" office:value-type="float" office:value="-10" calcext:value-type="float">
            <text:p>(10.00)</text:p>
          </table:table-cell>
          <table:table-cell table:style-name="ce15" office:value-type="float" office:value="-17" calcext:value-type="float">
            <text:p>(17.00)</text:p>
          </table:table-cell>
          <table:table-cell table:style-name="ce15" office:value-type="float" office:value="-143" calcext:value-type="float">
            <text:p>(143.00)</text:p>
          </table:table-cell>
          <table:table-cell/>
          <table:table-cell table:style-name="ce23" office:value-type="string" calcext:value-type="string" table:number-columns-spanned="7" table:number-rows-spanned="1">
            <text:p>Activity</text:p>
          </table:table-cell>
          <table:covered-table-cell table:number-columns-repeated="6"/>
          <table:table-cell/>
          <table:table-cell table:style-name="ce37" table:number-columns-repeated="7"/>
          <table:table-cell table:number-columns-repeated="997"/>
        </table:table-row>
        <table:table-row table:style-name="ro1">
          <table:table-cell table:style-name="ce6" office:value-type="string" calcext:value-type="string">
            <text:p>Equity In Affiliates</text:p>
          </table:table-cell>
          <table:table-cell table:number-columns-repeated="4" table:style-name="ce15" office:value-type="float" office:value="0" calcext:value-type="float">
            <text:p>0.00</text:p>
          </table:table-cell>
          <table:table-cell/>
          <table:table-cell table:style-name="ce6" office:value-type="string" calcext:value-type="string">
            <text:p>Equity In Affiliates</text:p>
          </table:table-cell>
          <table:table-cell table:number-columns-repeated="4" table:style-name="ce15" office:value-type="float" office:value="0" calcext:value-type="float">
            <text:p>0.00</text:p>
          </table:table-cell>
          <table:table-cell table:number-columns-repeated="9"/>
          <table:table-cell table:style-name="ce37" table:number-columns-repeated="7"/>
          <table:table-cell table:number-columns-repeated="997"/>
        </table:table-row>
        <table:table-row table:style-name="ro1">
          <table:table-cell table:style-name="ce6" office:value-type="string" calcext:value-type="string">
            <text:p>U.S GAAP Adjustment</text:p>
          </table:table-cell>
          <table:table-cell table:number-columns-repeated="4" table:style-name="ce15" office:value-type="float" office:value="0" calcext:value-type="float">
            <text:p>0.00</text:p>
          </table:table-cell>
          <table:table-cell/>
          <table:table-cell table:style-name="ce6" office:value-type="string" calcext:value-type="string">
            <text:p>U.S GAAP Adjustment</text:p>
          </table:table-cell>
          <table:table-cell table:number-columns-repeated="4" table:style-name="ce15" office:value-type="float" office:value="0" calcext:value-type="float">
            <text:p>0.00</text:p>
          </table:table-cell>
          <table:table-cell/>
          <table:table-cell table:style-name="ce24" office:value-type="string" calcext:value-type="string" table:number-columns-spanned="1" table:number-rows-spanned="2">
            <text:p>Asset turnover</text:p>
          </table:table-cell>
          <table:table-cell table:style-name="ce25" office:value-type="string" calcext:value-type="string">
            <text:p>BMW</text:p>
          </table:table-cell>
          <table:table-cell table:style-name="ce28" table:formula="of:=[.B3]/([.B66]-[.B59]+[.B73])" office:value-type="float" office:value="0.781137491082242" calcext:value-type="float">
            <text:p>0.78</text:p>
          </table:table-cell>
          <table:table-cell table:style-name="ce28" table:formula="of:=[.C3]/([.C66]-[.C59]+[.C73])" office:value-type="float" office:value="0.794255743852078" calcext:value-type="float">
            <text:p>0.79</text:p>
          </table:table-cell>
          <table:table-cell table:style-name="ce28" table:formula="of:=[.D3]/([.D66]-[.D59]+[.D73])" office:value-type="float" office:value="0.704261708609946" calcext:value-type="float">
            <text:p>0.70</text:p>
          </table:table-cell>
          <table:table-cell table:style-name="ce28" table:formula="of:=[.E3]/([.E66]-[.E59]+[.E73])" office:value-type="float" office:value="0.716668156716572" calcext:value-type="float">
            <text:p>0.72</text:p>
          </table:table-cell>
          <table:table-cell table:style-name="ce28" table:formula="of:=AVERAGE([.O24:.R24])" office:value-type="float" office:value="0.74908077506521" calcext:value-type="float">
            <text:p>0.75</text:p>
          </table:table-cell>
          <table:table-cell/>
          <table:table-cell table:style-name="ce38" office:value-type="string" calcext:value-type="string" table:number-columns-spanned="7" table:number-rows-spanned="2">
            <text:p>Asset turnover = revenue / (non-current liabilities + total equity)</text:p>
          </table:table-cell>
          <table:covered-table-cell table:number-columns-repeated="6"/>
          <table:table-cell table:number-columns-repeated="997"/>
        </table:table-row>
        <table:table-row table:style-name="ro1">
          <table:table-cell table:style-name="ce5" office:value-type="string" calcext:value-type="string">
            <text:p>Net Income Before Extraordinary Items</text:p>
          </table:table-cell>
          <table:table-cell table:style-name="ce14" table:formula="of:=SUM([.B21:.B24])" office:value-type="float" office:value="6863" calcext:value-type="float">
            <text:p>6,863.00</text:p>
          </table:table-cell>
          <table:table-cell table:style-name="ce14" table:formula="of:=SUM([.C21:.C24])" office:value-type="float" office:value="8589" calcext:value-type="float">
            <text:p>8,589.00</text:p>
          </table:table-cell>
          <table:table-cell table:style-name="ce14" table:formula="of:=SUM([.D21:.D24])" office:value-type="float" office:value="7007" calcext:value-type="float">
            <text:p>7,007.00</text:p>
          </table:table-cell>
          <table:table-cell table:style-name="ce14" table:formula="of:=SUM([.E21:.E24])" office:value-type="float" office:value="4871" calcext:value-type="float">
            <text:p>4,871.00</text:p>
          </table:table-cell>
          <table:table-cell/>
          <table:table-cell table:style-name="ce5" office:value-type="string" calcext:value-type="string">
            <text:p>Net Income Before Extraordinary Items</text:p>
          </table:table-cell>
          <table:table-cell table:style-name="ce14" table:formula="of:=SUM([.H21:.H24])" office:value-type="float" office:value="5370" calcext:value-type="float">
            <text:p>5,370.00</text:p>
          </table:table-cell>
          <table:table-cell table:style-name="ce14" table:formula="of:=SUM([.I21:.I24])" office:value-type="float" office:value="11453" calcext:value-type="float">
            <text:p>11,453.00</text:p>
          </table:table-cell>
          <table:table-cell table:style-name="ce14" table:formula="of:=SUM([.J21:.J24])" office:value-type="float" office:value="12137" calcext:value-type="float">
            <text:p>12,137.00</text:p>
          </table:table-cell>
          <table:table-cell table:style-name="ce14" table:formula="of:=SUM([.K21:.K24])" office:value-type="float" office:value="13887" calcext:value-type="float">
            <text:p>13,887.00</text:p>
          </table:table-cell>
          <table:table-cell/>
          <table:covered-table-cell/>
          <table:table-cell table:style-name="ce25" office:value-type="string" calcext:value-type="string">
            <text:p>Volkswagen</text:p>
          </table:table-cell>
          <table:table-cell table:style-name="ce28" table:formula="of:=[.H3]/([.H66]-[.H59]+[.H73])" office:value-type="float" office:value="0.935620561802108" calcext:value-type="float">
            <text:p>0.94</text:p>
          </table:table-cell>
          <table:table-cell table:style-name="ce28" table:formula="of:=[.I3]/([.I66]-[.I59]+[.I73])" office:value-type="float" office:value="0.876800965607859" calcext:value-type="float">
            <text:p>0.88</text:p>
          </table:table-cell>
          <table:table-cell table:style-name="ce28" table:formula="of:=[.J3]/([.J66]-[.J59]+[.J73])" office:value-type="float" office:value="0.812745530483686" calcext:value-type="float">
            <text:p>0.81</text:p>
          </table:table-cell>
          <table:table-cell table:style-name="ce28" table:formula="of:=[.K3]/([.K66]-[.K59]+[.K73])" office:value-type="float" office:value="0.789112501444649" calcext:value-type="float">
            <text:p>0.79</text:p>
          </table:table-cell>
          <table:table-cell table:style-name="ce28" table:formula="of:=AVERAGE([.O25:.R25])" office:value-type="float" office:value="0.853569889834576" calcext:value-type="float">
            <text:p>0.85</text:p>
          </table:table-cell>
          <table:table-cell/>
          <table:covered-table-cell table:number-columns-repeated="7"/>
          <table:table-cell table:number-columns-repeated="997"/>
        </table:table-row>
        <table:table-row table:style-name="ro1">
          <table:table-cell table:style-name="ce6" office:value-type="string" calcext:value-type="string">
            <text:p>Total Extraordinary Items</text:p>
          </table:table-cell>
          <table:table-cell table:number-columns-repeated="2" table:style-name="ce15" office:value-type="float" office:value="0" calcext:value-type="float">
            <text:p>0.00</text:p>
          </table:table-cell>
          <table:table-cell table:style-name="ce15" office:value-type="float" office:value="-33" calcext:value-type="float">
            <text:p>(33.00)</text:p>
          </table:table-cell>
          <table:table-cell table:style-name="ce15" office:value-type="float" office:value="44" calcext:value-type="float">
            <text:p>44.00</text:p>
          </table:table-cell>
          <table:table-cell/>
          <table:table-cell table:style-name="ce6" office:value-type="string" calcext:value-type="string">
            <text:p>Total Extraordinary Items</text:p>
          </table:table-cell>
          <table:table-cell table:number-columns-repeated="4" table:style-name="ce15" office:value-type="float" office:value="0" calcext:value-type="float">
            <text:p>0.00</text:p>
          </table:table-cell>
          <table:table-cell table:number-columns-repeated="9"/>
          <table:table-cell table:style-name="ce39"/>
          <table:table-cell table:style-name="ce37" table:number-columns-repeated="6"/>
          <table:table-cell table:number-columns-repeated="997"/>
        </table:table-row>
        <table:table-row table:style-name="ro1">
          <table:table-cell table:style-name="ce5" office:value-type="string" calcext:value-type="string">
            <text:p>Net Income</text:p>
          </table:table-cell>
          <table:table-cell table:style-name="ce14" table:formula="of:=SUM([.B25:.B26])" office:value-type="float" office:value="6863" calcext:value-type="float">
            <text:p>6,863.00</text:p>
          </table:table-cell>
          <table:table-cell table:style-name="ce14" table:formula="of:=SUM([.C25:.C26])" office:value-type="float" office:value="8589" calcext:value-type="float">
            <text:p>8,589.00</text:p>
          </table:table-cell>
          <table:table-cell table:style-name="ce14" table:formula="of:=SUM([.D25:.D26])" office:value-type="float" office:value="6974" calcext:value-type="float">
            <text:p>6,974.00</text:p>
          </table:table-cell>
          <table:table-cell table:style-name="ce14" table:formula="of:=SUM([.E25:.E26])" office:value-type="float" office:value="4915" calcext:value-type="float">
            <text:p>4,915.00</text:p>
          </table:table-cell>
          <table:table-cell/>
          <table:table-cell table:style-name="ce5" office:value-type="string" calcext:value-type="string">
            <text:p>Net Income</text:p>
          </table:table-cell>
          <table:table-cell table:style-name="ce14" table:formula="of:=SUM([.H25:.H26])" office:value-type="float" office:value="5370" calcext:value-type="float">
            <text:p>5,370.00</text:p>
          </table:table-cell>
          <table:table-cell table:style-name="ce14" table:formula="of:=SUM([.I25:.I26])" office:value-type="float" office:value="11453" calcext:value-type="float">
            <text:p>11,453.00</text:p>
          </table:table-cell>
          <table:table-cell table:style-name="ce14" table:formula="of:=SUM([.J25:.J26])" office:value-type="float" office:value="12137" calcext:value-type="float">
            <text:p>12,137.00</text:p>
          </table:table-cell>
          <table:table-cell table:style-name="ce14" table:formula="of:=SUM([.K25:.K26])" office:value-type="float" office:value="13887" calcext:value-type="float">
            <text:p>13,887.00</text:p>
          </table:table-cell>
          <table:table-cell/>
          <table:table-cell table:style-name="ce24" office:value-type="string" calcext:value-type="string" table:number-columns-spanned="1" table:number-rows-spanned="2">
            <text:p>Receivables days</text:p>
          </table:table-cell>
          <table:table-cell table:style-name="ce25" office:value-type="string" calcext:value-type="string">
            <text:p>BMW</text:p>
          </table:table-cell>
          <table:table-cell table:style-name="ce29" table:formula="of:=[.B44]/[.B3]*365" office:value-type="float" office:value="135.634113186708" calcext:value-type="float">
            <text:p>136</text:p>
          </table:table-cell>
          <table:table-cell table:style-name="ce29" table:formula="of:=[.C44]/[.C3]*365" office:value-type="float" office:value="134.981888850451" calcext:value-type="float">
            <text:p>135</text:p>
          </table:table-cell>
          <table:table-cell table:style-name="ce29" table:formula="of:=[.D44]/[.D3]*365" office:value-type="float" office:value="160.62939445563" calcext:value-type="float">
            <text:p>161</text:p>
          </table:table-cell>
          <table:table-cell table:style-name="ce29" table:formula="of:=[.E44]/[.E3]*365" office:value-type="float" office:value="158.083773150369" calcext:value-type="float">
            <text:p>158</text:p>
          </table:table-cell>
          <table:table-cell table:style-name="ce29" table:formula="of:=AVERAGE([.O27:.R27])" office:value-type="float" office:value="147.332292410789" calcext:value-type="float">
            <text:p>147</text:p>
          </table:table-cell>
          <table:table-cell/>
          <table:table-cell table:style-name="ce38" office:value-type="string" calcext:value-type="string" table:number-columns-spanned="7" table:number-rows-spanned="2">
            <text:p>Receivables days = receivables / credit sales × 365 days</text:p>
          </table:table-cell>
          <table:covered-table-cell table:number-columns-repeated="6"/>
          <table:table-cell table:number-columns-repeated="997"/>
        </table:table-row>
        <table:table-row table:style-name="ro1">
          <table:table-cell table:style-name="ce6" office:value-type="string" calcext:value-type="string">
            <text:p>Total Adjustments to Net Income</text:p>
          </table:table-cell>
          <table:table-cell table:number-columns-repeated="4" table:style-name="ce15" office:value-type="float" office:value="0" calcext:value-type="float">
            <text:p>0.00</text:p>
          </table:table-cell>
          <table:table-cell/>
          <table:table-cell table:style-name="ce6" office:value-type="string" calcext:value-type="string">
            <text:p>Total Adjustments to Net Income</text:p>
          </table:table-cell>
          <table:table-cell table:style-name="ce15" office:value-type="float" office:value="-226" calcext:value-type="float">
            <text:p>(226.00)</text:p>
          </table:table-cell>
          <table:table-cell table:style-name="ce15" office:value-type="float" office:value="-274" calcext:value-type="float">
            <text:p>(274.00)</text:p>
          </table:table-cell>
          <table:table-cell table:style-name="ce15" office:value-type="float" office:value="-310" calcext:value-type="float">
            <text:p>(310.00)</text:p>
          </table:table-cell>
          <table:table-cell table:style-name="ce15" office:value-type="float" office:value="-541" calcext:value-type="float">
            <text:p>(541.00)</text:p>
          </table:table-cell>
          <table:table-cell/>
          <table:covered-table-cell/>
          <table:table-cell table:style-name="ce25" office:value-type="string" calcext:value-type="string">
            <text:p>Volkswagen</text:p>
          </table:table-cell>
          <table:table-cell table:style-name="ce29" table:formula="of:=[.H44]/[.H3]*365" office:value-type="float" office:value="114.432196329861" calcext:value-type="float">
            <text:p>114</text:p>
          </table:table-cell>
          <table:table-cell table:style-name="ce29" table:formula="of:=[.I44]/[.I3]*365" office:value-type="float" office:value="116.372271836201" calcext:value-type="float">
            <text:p>116</text:p>
          </table:table-cell>
          <table:table-cell table:style-name="ce29" table:formula="of:=[.J44]/[.J3]*365" office:value-type="float" office:value="124.095883383012" calcext:value-type="float">
            <text:p>124</text:p>
          </table:table-cell>
          <table:table-cell table:style-name="ce29" table:formula="of:=[.K44]/[.K3]*365" office:value-type="float" office:value="122.833093194845" calcext:value-type="float">
            <text:p>123</text:p>
          </table:table-cell>
          <table:table-cell table:style-name="ce29" table:formula="of:=AVERAGE([.O28:.R28])" office:value-type="float" office:value="119.43336118598" calcext:value-type="float">
            <text:p>119</text:p>
          </table:table-cell>
          <table:table-cell/>
          <table:covered-table-cell table:number-columns-repeated="7"/>
          <table:table-cell table:number-columns-repeated="997"/>
        </table:table-row>
        <table:table-row table:style-name="ro1">
          <table:table-cell table:style-name="ce5" office:value-type="string" calcext:value-type="string">
            <text:p>Income Available to Common Excluding Extraordinary Items</text:p>
          </table:table-cell>
          <table:table-cell table:style-name="ce14" table:formula="of:=SUM([.B27:.B28])" office:value-type="float" office:value="6863" calcext:value-type="float">
            <text:p>6,863.00</text:p>
          </table:table-cell>
          <table:table-cell table:style-name="ce14" table:formula="of:=SUM([.C27:.C28])" office:value-type="float" office:value="8589" calcext:value-type="float">
            <text:p>8,589.00</text:p>
          </table:table-cell>
          <table:table-cell table:style-name="ce14" table:formula="of:=SUM([.D27:.D28])" office:value-type="float" office:value="6974" calcext:value-type="float">
            <text:p>6,974.00</text:p>
          </table:table-cell>
          <table:table-cell table:style-name="ce14" table:formula="of:=SUM([.E27:.E28])" office:value-type="float" office:value="4915" calcext:value-type="float">
            <text:p>4,915.00</text:p>
          </table:table-cell>
          <table:table-cell/>
          <table:table-cell table:style-name="ce5" office:value-type="string" calcext:value-type="string">
            <text:p>Income Available to Common Excluding Extraordinary Items</text:p>
          </table:table-cell>
          <table:table-cell table:style-name="ce14" table:formula="of:=SUM([.H27:.H28])" office:value-type="float" office:value="5144" calcext:value-type="float">
            <text:p>5,144.00</text:p>
          </table:table-cell>
          <table:table-cell table:style-name="ce14" table:formula="of:=SUM([.I27:.I28])" office:value-type="float" office:value="11179" calcext:value-type="float">
            <text:p>11,179.00</text:p>
          </table:table-cell>
          <table:table-cell table:style-name="ce14" table:formula="of:=SUM([.J27:.J28])" office:value-type="float" office:value="11827" calcext:value-type="float">
            <text:p>11,827.00</text:p>
          </table:table-cell>
          <table:table-cell table:style-name="ce14" table:formula="of:=SUM([.K27:.K28])" office:value-type="float" office:value="13346" calcext:value-type="float">
            <text:p>13,346.00</text:p>
          </table:table-cell>
          <table:table-cell table:number-columns-repeated="9"/>
          <table:table-cell table:style-name="ce39"/>
          <table:table-cell table:style-name="ce37" table:number-columns-repeated="6"/>
          <table:table-cell table:number-columns-repeated="997"/>
        </table:table-row>
        <table:table-row table:style-name="ro1">
          <table:table-cell table:style-name="ce6" office:value-type="string" calcext:value-type="string">
            <text:p>Dilution Adjustment</text:p>
          </table:table-cell>
          <table:table-cell table:number-columns-repeated="4" table:style-name="ce15" office:value-type="float" office:value="0" calcext:value-type="float">
            <text:p>0.00</text:p>
          </table:table-cell>
          <table:table-cell/>
          <table:table-cell table:style-name="ce6" office:value-type="string" calcext:value-type="string">
            <text:p>Dilution Adjustment</text:p>
          </table:table-cell>
          <table:table-cell table:number-columns-repeated="4" table:style-name="ce15" office:value-type="float" office:value="0" calcext:value-type="float">
            <text:p>0.00</text:p>
          </table:table-cell>
          <table:table-cell/>
          <table:table-cell table:style-name="ce24" office:value-type="string" calcext:value-type="string" table:number-columns-spanned="1" table:number-rows-spanned="2">
            <text:p>Inventory days</text:p>
          </table:table-cell>
          <table:table-cell table:style-name="ce25" office:value-type="string" calcext:value-type="string">
            <text:p>BMW</text:p>
          </table:table-cell>
          <table:table-cell table:style-name="ce29" table:formula="of:=[.B46]/[.B6]*365" office:value-type="float" office:value="57.2885793059569" calcext:value-type="float">
            <text:p>57</text:p>
          </table:table-cell>
          <table:table-cell table:style-name="ce29" table:formula="of:=[.C46]/[.C6]*365" office:value-type="float" office:value="59.2124883504194" calcext:value-type="float">
            <text:p>59</text:p>
          </table:table-cell>
          <table:table-cell table:style-name="ce29" table:formula="of:=[.D46]/[.D6]*365" office:value-type="float" office:value="66.2680785453063" calcext:value-type="float">
            <text:p>66</text:p>
          </table:table-cell>
          <table:table-cell table:style-name="ce29" table:formula="of:=[.E46]/[.E6]*365" office:value-type="float" office:value="67.3292743798391" calcext:value-type="float">
            <text:p>67</text:p>
          </table:table-cell>
          <table:table-cell table:style-name="ce29" table:formula="of:=AVERAGE([.O30:.R30])" office:value-type="float" office:value="62.5246051453804" calcext:value-type="float">
            <text:p>63</text:p>
          </table:table-cell>
          <table:table-cell/>
          <table:table-cell table:style-name="ce38" office:value-type="string" calcext:value-type="string" table:number-columns-spanned="7" table:number-rows-spanned="2">
            <text:p>Inventory days = inventory / cost of sales × 365 days</text:p>
          </table:table-cell>
          <table:covered-table-cell table:number-columns-repeated="6"/>
          <table:table-cell table:number-columns-repeated="997"/>
        </table:table-row>
        <table:table-row table:style-name="ro1">
          <table:table-cell table:style-name="ce6" office:value-type="string" calcext:value-type="string">
            <text:p>Diluted Net Income</text:p>
          </table:table-cell>
          <table:table-cell table:style-name="ce16" table:formula="of:=SUM([.B29:.B30])" office:value-type="float" office:value="6863" calcext:value-type="float">
            <text:p>6,863.00</text:p>
          </table:table-cell>
          <table:table-cell table:style-name="ce16" table:formula="of:=SUM([.C29:.C30])" office:value-type="float" office:value="8589" calcext:value-type="float">
            <text:p>8,589.00</text:p>
          </table:table-cell>
          <table:table-cell table:style-name="ce16" table:formula="of:=SUM([.D29:.D30])" office:value-type="float" office:value="6974" calcext:value-type="float">
            <text:p>6,974.00</text:p>
          </table:table-cell>
          <table:table-cell table:style-name="ce16" table:formula="of:=SUM([.E29:.E30])" office:value-type="float" office:value="4915" calcext:value-type="float">
            <text:p>4,915.00</text:p>
          </table:table-cell>
          <table:table-cell/>
          <table:table-cell table:style-name="ce6" office:value-type="string" calcext:value-type="string">
            <text:p>Diluted Net Income</text:p>
          </table:table-cell>
          <table:table-cell table:style-name="ce16" table:formula="of:=SUM([.H29:.H30])" office:value-type="float" office:value="5144" calcext:value-type="float">
            <text:p>5,144.00</text:p>
          </table:table-cell>
          <table:table-cell table:style-name="ce16" table:formula="of:=SUM([.I29:.I30])" office:value-type="float" office:value="11179" calcext:value-type="float">
            <text:p>11,179.00</text:p>
          </table:table-cell>
          <table:table-cell table:style-name="ce16" table:formula="of:=SUM([.J29:.J30])" office:value-type="float" office:value="11827" calcext:value-type="float">
            <text:p>11,827.00</text:p>
          </table:table-cell>
          <table:table-cell table:style-name="ce16" table:formula="of:=SUM([.K29:.K30])" office:value-type="float" office:value="13346" calcext:value-type="float">
            <text:p>13,346.00</text:p>
          </table:table-cell>
          <table:table-cell/>
          <table:covered-table-cell/>
          <table:table-cell table:style-name="ce25" office:value-type="string" calcext:value-type="string">
            <text:p>Volkswagen</text:p>
          </table:table-cell>
          <table:table-cell table:style-name="ce29" table:formula="of:=[.H46]/[.H6]*365" office:value-type="float" office:value="81.3429883191062" calcext:value-type="float">
            <text:p>81</text:p>
          </table:table-cell>
          <table:table-cell table:style-name="ce29" table:formula="of:=[.I46]/[.I6]*365" office:value-type="float" office:value="79.8170883473292" calcext:value-type="float">
            <text:p>80</text:p>
          </table:table-cell>
          <table:table-cell table:style-name="ce29" table:formula="of:=[.J46]/[.J6]*365" office:value-type="float" office:value="88.6554543765099" calcext:value-type="float">
            <text:p>89</text:p>
          </table:table-cell>
          <table:table-cell table:style-name="ce29" table:formula="of:=[.K46]/[.K6]*365" office:value-type="float" office:value="84.1844962005329" calcext:value-type="float">
            <text:p>84</text:p>
          </table:table-cell>
          <table:table-cell table:style-name="ce29" table:formula="of:=AVERAGE([.O31:.R31])" office:value-type="float" office:value="83.5000068108696" calcext:value-type="float">
            <text:p>84</text:p>
          </table:table-cell>
          <table:table-cell/>
          <table:covered-table-cell table:number-columns-repeated="7"/>
          <table:table-cell table:number-columns-repeated="997"/>
        </table:table-row>
        <table:table-row table:style-name="ro1">
          <table:table-cell table:style-name="ce6" office:value-type="string" calcext:value-type="string">
            <text:p>Diluted Weighted Average Shares</text:p>
          </table:table-cell>
          <table:table-cell table:style-name="ce15" office:value-type="float" office:value="656.8" calcext:value-type="float">
            <text:p>656.80</text:p>
          </table:table-cell>
          <table:table-cell table:style-name="ce15" office:value-type="float" office:value="657.11" calcext:value-type="float">
            <text:p>657.11</text:p>
          </table:table-cell>
          <table:table-cell table:style-name="ce15" office:value-type="float" office:value="657.6" calcext:value-type="float">
            <text:p>657.60</text:p>
          </table:table-cell>
          <table:table-cell table:style-name="ce15" office:value-type="float" office:value="658.12" calcext:value-type="float">
            <text:p>658.12</text:p>
          </table:table-cell>
          <table:table-cell/>
          <table:table-cell table:style-name="ce6" office:value-type="string" calcext:value-type="string">
            <text:p>Diluted Weighted Average Shares</text:p>
          </table:table-cell>
          <table:table-cell table:number-columns-repeated="4" table:style-name="ce15" office:value-type="float" office:value="501.3" calcext:value-type="float">
            <text:p>501.30</text:p>
          </table:table-cell>
          <table:table-cell table:number-columns-repeated="9"/>
          <table:table-cell table:style-name="ce39"/>
          <table:table-cell table:style-name="ce37" table:number-columns-repeated="6"/>
          <table:table-cell table:number-columns-repeated="997"/>
        </table:table-row>
        <table:table-row table:style-name="ro1">
          <table:table-cell table:style-name="ce3" office:value-type="string" calcext:value-type="string">
            <text:p>Diluted EPS Excluding Extraordinary Items</text:p>
          </table:table-cell>
          <table:table-cell table:style-name="ce17" table:formula="of:=[.B31]/[.B32]" office:value-type="float" office:value="10.4491473812424" calcext:value-type="float">
            <text:p>10.45</text:p>
          </table:table-cell>
          <table:table-cell table:style-name="ce17" table:formula="of:=[.C31]/[.C32]" office:value-type="float" office:value="13.0708709348511" calcext:value-type="float">
            <text:p>13.07</text:p>
          </table:table-cell>
          <table:table-cell table:style-name="ce17" table:formula="of:=[.D31]/[.D32]" office:value-type="float" office:value="10.6052311435523" calcext:value-type="float">
            <text:p>10.61</text:p>
          </table:table-cell>
          <table:table-cell table:style-name="ce17" table:formula="of:=[.E31]/[.E32]" office:value-type="float" office:value="7.46824287364007" calcext:value-type="float">
            <text:p>7.47</text:p>
          </table:table-cell>
          <table:table-cell/>
          <table:table-cell table:style-name="ce3" office:value-type="string" calcext:value-type="string">
            <text:p>Diluted EPS Excluding Extraordinary Items</text:p>
          </table:table-cell>
          <table:table-cell table:style-name="ce17" office:value-type="float" office:value="10.26" calcext:value-type="float">
            <text:p>10.26</text:p>
          </table:table-cell>
          <table:table-cell table:style-name="ce17" office:value-type="float" office:value="22.3" calcext:value-type="float">
            <text:p>22.30</text:p>
          </table:table-cell>
          <table:table-cell table:style-name="ce17" office:value-type="float" office:value="23.59" calcext:value-type="float">
            <text:p>23.59</text:p>
          </table:table-cell>
          <table:table-cell table:style-name="ce17" office:value-type="float" office:value="26.62" calcext:value-type="float">
            <text:p>26.62</text:p>
          </table:table-cell>
          <table:table-cell/>
          <table:table-cell table:style-name="ce24" office:value-type="string" calcext:value-type="string" table:number-columns-spanned="1" table:number-rows-spanned="2">
            <text:p>Payables days</text:p>
          </table:table-cell>
          <table:table-cell table:style-name="ce25" office:value-type="string" calcext:value-type="string">
            <text:p>BMW</text:p>
          </table:table-cell>
          <table:table-cell table:style-name="ce29" table:formula="of:=[.B60]/[.B6]*365" office:value-type="float" office:value="44.6368070835874" calcext:value-type="float">
            <text:p>45</text:p>
          </table:table-cell>
          <table:table-cell table:style-name="ce29" table:formula="of:=[.C60]/[.C6]*365" office:value-type="float" office:value="49.4128611369991" calcext:value-type="float">
            <text:p>49</text:p>
          </table:table-cell>
          <table:table-cell table:style-name="ce29" table:formula="of:=[.D60]/[.D6]*365" office:value-type="float" office:value="44.97094690164" calcext:value-type="float">
            <text:p>45</text:p>
          </table:table-cell>
          <table:table-cell table:style-name="ce29" table:formula="of:=[.E60]/[.E6]*365" office:value-type="float" office:value="43.140562062521" calcext:value-type="float">
            <text:p>43</text:p>
          </table:table-cell>
          <table:table-cell table:style-name="ce32" table:formula="of:=AVERAGE([.O33:.R33])" office:value-type="float" office:value="45.5402942961869" calcext:value-type="float">
            <text:p>46</text:p>
          </table:table-cell>
          <table:table-cell/>
          <table:table-cell table:style-name="ce38" office:value-type="string" calcext:value-type="string" table:number-columns-spanned="7" table:number-rows-spanned="2">
            <text:p>Payable days = payables / purchases (or cost of sales) × 365 days</text:p>
          </table:table-cell>
          <table:covered-table-cell table:number-columns-repeated="6"/>
          <table:table-cell table:number-columns-repeated="997"/>
        </table:table-row>
        <table:table-row table:style-name="ro1">
          <table:table-cell table:style-name="ce6" office:value-type="string" calcext:value-type="string">
            <text:p>DPS - Common Stock Primary Issue</text:p>
          </table:table-cell>
          <table:table-cell table:style-name="ce15" office:value-type="float" office:value="3.5" calcext:value-type="float">
            <text:p>3.50</text:p>
          </table:table-cell>
          <table:table-cell table:style-name="ce15" office:value-type="float" office:value="4" calcext:value-type="float">
            <text:p>4.00</text:p>
          </table:table-cell>
          <table:table-cell table:style-name="ce15" office:value-type="float" office:value="3.5" calcext:value-type="float">
            <text:p>3.50</text:p>
          </table:table-cell>
          <table:table-cell table:style-name="ce15" office:value-type="float" office:value="2.5" calcext:value-type="float">
            <text:p>2.50</text:p>
          </table:table-cell>
          <table:table-cell/>
          <table:table-cell table:style-name="ce6" office:value-type="string" calcext:value-type="string">
            <text:p>DPS - Common Stock Primary Issue</text:p>
          </table:table-cell>
          <table:table-cell table:style-name="ce15" office:value-type="float" office:value="2.06" calcext:value-type="float">
            <text:p>2.06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4.86" calcext:value-type="float">
            <text:p>4.86</text:p>
          </table:table-cell>
          <table:table-cell table:style-name="ce15" office:value-type="float" office:value="6.56" calcext:value-type="float">
            <text:p>6.56</text:p>
          </table:table-cell>
          <table:table-cell/>
          <table:covered-table-cell/>
          <table:table-cell table:style-name="ce25" office:value-type="string" calcext:value-type="string">
            <text:p>Volkswagen</text:p>
          </table:table-cell>
          <table:table-cell table:style-name="ce29" table:formula="of:=[.H60]/[.H6]*365" office:value-type="float" office:value="47.5686817113682" calcext:value-type="float">
            <text:p>48</text:p>
          </table:table-cell>
          <table:table-cell table:style-name="ce29" table:formula="of:=[.I60]/[.I6]*365" office:value-type="float" office:value="45.5144035148472" calcext:value-type="float">
            <text:p>46</text:p>
          </table:table-cell>
          <table:table-cell table:style-name="ce29" table:formula="of:=[.J60]/[.J6]*365" office:value-type="float" office:value="45.7512145910213" calcext:value-type="float">
            <text:p>46</text:p>
          </table:table-cell>
          <table:table-cell table:style-name="ce29" table:formula="of:=[.K60]/[.K6]*365" office:value-type="float" office:value="40.9647932497779" calcext:value-type="float">
            <text:p>41</text:p>
          </table:table-cell>
          <table:table-cell table:style-name="ce32" table:formula="of:=AVERAGE([.O34:.R34])" office:value-type="float" office:value="44.9497732667537" calcext:value-type="float">
            <text:p>45</text:p>
          </table:table-cell>
          <table:table-cell/>
          <table:covered-table-cell table:number-columns-repeated="7"/>
          <table:table-cell table:number-columns-repeated="997"/>
        </table:table-row>
        <table:table-row table:style-name="ro1">
          <table:table-cell table:style-name="ce6" office:value-type="string" calcext:value-type="string">
            <text:p>Diluted Normalized EPS</text:p>
          </table:table-cell>
          <table:table-cell table:style-name="ce15" office:value-type="float" office:value="10.37" calcext:value-type="float">
            <text:p>10.37</text:p>
          </table:table-cell>
          <table:table-cell table:style-name="ce15" office:value-type="float" office:value="13" calcext:value-type="float">
            <text:p>13.00</text:p>
          </table:table-cell>
          <table:table-cell table:style-name="ce15" office:value-type="float" office:value="10.58" calcext:value-type="float">
            <text:p>10.58</text:p>
          </table:table-cell>
          <table:table-cell table:style-name="ce15" office:value-type="float" office:value="7.53" calcext:value-type="float">
            <text:p>7.53</text:p>
          </table:table-cell>
          <table:table-cell/>
          <table:table-cell table:style-name="ce6" office:value-type="string" calcext:value-type="string">
            <text:p>Diluted Normalized EPS</text:p>
          </table:table-cell>
          <table:table-cell table:style-name="ce15" office:value-type="float" office:value="25.88" calcext:value-type="float">
            <text:p>25.88</text:p>
          </table:table-cell>
          <table:table-cell table:style-name="ce15" office:value-type="float" office:value="34.22" calcext:value-type="float">
            <text:p>34.22</text:p>
          </table:table-cell>
          <table:table-cell table:style-name="ce15" office:value-type="float" office:value="31.77" calcext:value-type="float">
            <text:p>31.77</text:p>
          </table:table-cell>
          <table:table-cell table:style-name="ce15" office:value-type="float" office:value="31.02" calcext:value-type="float">
            <text:p>31.02</text:p>
          </table:table-cell>
          <table:table-cell table:number-columns-repeated="9"/>
          <table:table-cell table:style-name="ce39"/>
          <table:table-cell table:style-name="ce37" table:number-columns-repeated="6"/>
          <table:table-cell table:number-columns-repeated="997"/>
        </table:table-row>
        <table:table-row table:style-name="ro1">
          <table:table-cell table:style-name="ce7"/>
          <table:table-cell table:style-name="ce13" table:number-columns-repeated="4"/>
          <table:table-cell table:number-columns-repeated="7"/>
          <table:table-cell table:style-name="ce23" office:value-type="string" calcext:value-type="string" table:number-columns-spanned="7" table:number-rows-spanned="1">
            <text:p>Solvency</text:p>
          </table:table-cell>
          <table:covered-table-cell table:number-columns-repeated="6"/>
          <table:table-cell/>
          <table:table-cell table:style-name="ce39"/>
          <table:table-cell table:style-name="ce37" table:number-columns-repeated="6"/>
          <table:table-cell table:number-columns-repeated="997"/>
        </table:table-row>
        <table:table-row table:style-name="ro1">
          <table:table-cell table:style-name="ce1" office:value-type="string" calcext:value-type="string">
            <text:p>BMW Balance Sheet</text:p>
          </table:table-cell>
          <table:table-cell table:style-name="ce1" table:number-columns-repeated="4"/>
          <table:table-cell/>
          <table:table-cell table:style-name="ce1" office:value-type="string" calcext:value-type="string">
            <text:p>Volkswagen Balance Sheet</text:p>
          </table:table-cell>
          <table:table-cell table:style-name="ce1" table:number-columns-repeated="4"/>
          <table:table-cell table:number-columns-repeated="9"/>
          <table:table-cell table:style-name="ce39"/>
          <table:table-cell table:style-name="ce37" table:number-columns-repeated="6"/>
          <table:table-cell table:number-columns-repeated="997"/>
        </table:table-row>
        <table:table-row table:style-name="ro1">
          <table:table-cell table:style-name="ce2" office:value-type="string" calcext:value-type="string">
            <text:p>EUR, '000 000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2019" calcext:value-type="float">
            <text:p>2019</text:p>
          </table:table-cell>
          <table:table-cell/>
          <table:table-cell table:style-name="ce2" office:value-type="string" calcext:value-type="string">
            <text:p>EUR, '000 000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2019" calcext:value-type="float">
            <text:p>2019</text:p>
          </table:table-cell>
          <table:table-cell/>
          <table:table-cell table:style-name="ce24" office:value-type="string" calcext:value-type="string" table:number-columns-spanned="1" table:number-rows-spanned="2">
            <text:p>Debt-to-equity ratio</text:p>
          </table:table-cell>
          <table:table-cell table:style-name="ce25" office:value-type="string" calcext:value-type="string">
            <text:p>BMW</text:p>
          </table:table-cell>
          <table:table-cell table:style-name="ce30" table:formula="of:=([.B66]-[.B59])/[.B73]" office:value-type="percentage" office:value="1.55892841980131" calcext:value-type="percentage">
            <text:p>156%</text:p>
          </table:table-cell>
          <table:table-cell table:style-name="ce30" table:formula="of:=([.C66]-[.C59])/[.C73]" office:value-type="percentage" office:value="1.30554675709415" calcext:value-type="percentage">
            <text:p>131%</text:p>
          </table:table-cell>
          <table:table-cell table:style-name="ce30" table:formula="of:=([.D66]-[.D59])/[.D73]" office:value-type="percentage" office:value="1.40012216404887" calcext:value-type="percentage">
            <text:p>140%</text:p>
          </table:table-cell>
          <table:table-cell table:style-name="ce30" table:formula="of:=([.E66]-[.E59])/[.E73]" office:value-type="percentage" office:value="1.45109904928865" calcext:value-type="percentage">
            <text:p>145%</text:p>
          </table:table-cell>
          <table:table-cell table:style-name="ce33" table:formula="of:=AVERAGE([.O38:.R38])" office:value-type="percentage" office:value="1.42892409755824" calcext:value-type="percentage">
            <text:p>143%</text:p>
          </table:table-cell>
          <table:table-cell/>
          <table:table-cell table:style-name="ce38" office:value-type="string" calcext:value-type="string" table:number-columns-spanned="7" table:number-rows-spanned="2">
            <text:p>Debt-to-equity = non-current liabilities / ordinary shareholders funds %</text:p>
          </table:table-cell>
          <table:covered-table-cell table:number-columns-repeated="6"/>
          <table:table-cell table:number-columns-repeated="997"/>
        </table:table-row>
        <table:table-row table:style-name="ro1">
          <table:table-cell table:style-name="ce5" office:value-type="string" calcext:value-type="string">
            <text:p>Total Current Assets</text:p>
          </table:table-cell>
          <table:table-cell table:style-name="ce18" table:formula="of:=[.B40]+[.B44]+[.B46]+[.B47]+[.B48]" office:value-type="float" office:value="66864" calcext:value-type="float">
            <text:p>66,864</text:p>
          </table:table-cell>
          <table:table-cell table:style-name="ce18" table:formula="of:=[.C40]+[.C44]+[.C46]+[.C47]+[.C48]" office:value-type="float" office:value="73542" calcext:value-type="float">
            <text:p>73,542</text:p>
          </table:table-cell>
          <table:table-cell table:style-name="ce18" table:formula="of:=[.D40]+[.D44]+[.D46]+[.D47]+[.D48]" office:value-type="float" office:value="84736" calcext:value-type="float">
            <text:p>84,736</text:p>
          </table:table-cell>
          <table:table-cell table:style-name="ce18" table:formula="of:=[.E40]+[.E44]+[.E46]+[.E47]+[.E48]" office:value-type="float" office:value="90630" calcext:value-type="float">
            <text:p>90,630</text:p>
          </table:table-cell>
          <table:table-cell/>
          <table:table-cell table:style-name="ce5" office:value-type="string" calcext:value-type="string">
            <text:p>Total Current Assets</text:p>
          </table:table-cell>
          <table:table-cell table:style-name="ce18" table:formula="of:=[.H40]+[.H44]+[.H46]+[.H47]+[.H48]" office:value-type="float" office:value="155722" calcext:value-type="float">
            <text:p>155,722</text:p>
          </table:table-cell>
          <table:table-cell table:style-name="ce18" table:formula="of:=[.I40]+[.I44]+[.I46]+[.I47]+[.I48]" office:value-type="float" office:value="160112" calcext:value-type="float">
            <text:p>160,112</text:p>
          </table:table-cell>
          <table:table-cell table:style-name="ce18" table:formula="of:=[.J40]+[.J44]+[.J46]+[.J47]+[.J48]" office:value-type="float" office:value="183536" calcext:value-type="float">
            <text:p>183,536</text:p>
          </table:table-cell>
          <table:table-cell table:style-name="ce18" table:formula="of:=[.K40]+[.K44]+[.K46]+[.K47]+[.K48]" office:value-type="float" office:value="187463" calcext:value-type="float">
            <text:p>187,463</text:p>
          </table:table-cell>
          <table:table-cell/>
          <table:covered-table-cell/>
          <table:table-cell table:style-name="ce25" office:value-type="string" calcext:value-type="string">
            <text:p>Volkswagen</text:p>
          </table:table-cell>
          <table:table-cell table:style-name="ce30" table:formula="of:=([.H66]-[.H59])/[.H73]" office:value-type="percentage" office:value="1.50533504515099" calcext:value-type="percentage">
            <text:p>151%</text:p>
          </table:table-cell>
          <table:table-cell table:style-name="ce30" table:formula="of:=([.I66]-[.I59])/[.I73]" office:value-type="percentage" office:value="1.40522563574893" calcext:value-type="percentage">
            <text:p>141%</text:p>
          </table:table-cell>
          <table:table-cell table:style-name="ce30" table:formula="of:=([.J66]-[.J59])/[.J73]" office:value-type="percentage" office:value="1.47776155468463" calcext:value-type="percentage">
            <text:p>148%</text:p>
          </table:table-cell>
          <table:table-cell table:style-name="ce30" table:formula="of:=([.K66]-[.K59])/[.K73]" office:value-type="percentage" office:value="1.6288747834227" calcext:value-type="percentage">
            <text:p>163%</text:p>
          </table:table-cell>
          <table:table-cell table:style-name="ce33" table:formula="of:=AVERAGE([.O39:.R39])" office:value-type="percentage" office:value="1.50429925475181" calcext:value-type="percentage">
            <text:p>150%</text:p>
          </table:table-cell>
          <table:table-cell/>
          <table:covered-table-cell table:number-columns-repeated="7"/>
          <table:table-cell table:number-columns-repeated="997"/>
        </table:table-row>
        <table:table-row table:style-name="ro1">
          <table:table-cell table:style-name="ce6" office:value-type="string" calcext:value-type="string">
            <text:p><text:s text:c="3"/>Cash and Short Term Investments</text:p>
          </table:table-cell>
          <table:table-cell table:style-name="ce19" table:formula="of:=SUM([.B41:.B43])" office:value-type="float" office:value="14945" calcext:value-type="float">
            <text:p>14,945</text:p>
          </table:table-cell>
          <table:table-cell table:style-name="ce19" table:formula="of:=SUM([.C41:.C43])" office:value-type="float" office:value="17004" calcext:value-type="float">
            <text:p>17,004</text:p>
          </table:table-cell>
          <table:table-cell table:style-name="ce19" table:formula="of:=SUM([.D41:.D43])" office:value-type="float" office:value="17654" calcext:value-type="float">
            <text:p>17,654</text:p>
          </table:table-cell>
          <table:table-cell table:style-name="ce19" table:formula="of:=SUM([.E41:.E43])" office:value-type="float" office:value="17991" calcext:value-type="float">
            <text:p>17,991</text:p>
          </table:table-cell>
          <table:table-cell/>
          <table:table-cell table:style-name="ce6" office:value-type="string" calcext:value-type="string">
            <text:p><text:s text:c="3"/>Cash and Short Term Investments</text:p>
          </table:table-cell>
          <table:table-cell table:style-name="ce19" table:formula="of:=SUM([.H41:.H43])" office:value-type="float" office:value="48629" calcext:value-type="float">
            <text:p>48,629</text:p>
          </table:table-cell>
          <table:table-cell table:style-name="ce19" table:formula="of:=SUM([.I41:.I43])" office:value-type="float" office:value="46394" calcext:value-type="float">
            <text:p>46,394</text:p>
          </table:table-cell>
          <table:table-cell table:style-name="ce19" table:formula="of:=SUM([.J41:.J43])" office:value-type="float" office:value="57604" calcext:value-type="float">
            <text:p>57,604</text:p>
          </table:table-cell>
          <table:table-cell table:style-name="ce19" table:formula="of:=SUM([.K41:.K43])" office:value-type="float" office:value="54908" calcext:value-type="float">
            <text:p>54,908</text:p>
          </table:table-cell>
          <table:table-cell table:number-columns-repeated="9"/>
          <table:table-cell table:style-name="ce39"/>
          <table:table-cell table:style-name="ce37" table:number-columns-repeated="6"/>
          <table:table-cell table:number-columns-repeated="997"/>
        </table:table-row>
        <table:table-row table:style-name="ro1">
          <table:table-cell table:style-name="ce6" office:value-type="string" calcext:value-type="string">
            <text:p><text:s text:c="7"/>Cash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<text:s text:c="7"/>Cash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/>
          <table:table-cell table:style-name="ce24" office:value-type="string" calcext:value-type="string" table:number-columns-spanned="1" table:number-rows-spanned="2">
            <text:p>Interest cover</text:p>
          </table:table-cell>
          <table:table-cell table:style-name="ce25" office:value-type="string" calcext:value-type="string">
            <text:p>BMW</text:p>
          </table:table-cell>
          <table:table-cell table:style-name="ce29" table:formula="of:=ABS([.B15]/[.B12])" office:value-type="float" office:value="722" calcext:value-type="float">
            <text:p>722</text:p>
          </table:table-cell>
          <table:table-cell table:style-name="ce29" table:formula="of:=ABS([.C15]/[.C12])" office:value-type="float" office:value="274.972222222222" calcext:value-type="float">
            <text:p>275</text:p>
          </table:table-cell>
          <table:table-cell table:style-name="ce29" table:formula="of:=ABS([.D15]/[.D12])" office:value-type="float" office:value="178.66" calcext:value-type="float">
            <text:p>179</text:p>
          </table:table-cell>
          <table:table-cell table:style-name="ce29" table:formula="of:=ABS([.E15]/[.E12])" office:value-type="float" office:value="224.575757575758" calcext:value-type="float">
            <text:p>225</text:p>
          </table:table-cell>
          <table:table-cell table:style-name="ce32" table:formula="of:=AVERAGE([.O41:.R41])" office:value-type="float" office:value="350.051994949495" calcext:value-type="float">
            <text:p>350</text:p>
          </table:table-cell>
          <table:table-cell/>
          <table:table-cell table:style-name="ce38" office:value-type="string" calcext:value-type="string" table:number-columns-spanned="7" table:number-rows-spanned="2">
            <text:p>Interest cover = operating profit / finance costs</text:p>
          </table:table-cell>
          <table:covered-table-cell table:number-columns-repeated="6"/>
          <table:table-cell table:number-columns-repeated="997"/>
        </table:table-row>
        <table:table-row table:style-name="ro1">
          <table:table-cell table:style-name="ce6" office:value-type="string" calcext:value-type="string">
            <text:p><text:s text:c="7"/>Cash &amp; Equivalents</text:p>
          </table:table-cell>
          <table:table-cell table:style-name="ce20" office:value-type="float" office:value="7880" calcext:value-type="float">
            <text:p>7,880</text:p>
          </table:table-cell>
          <table:table-cell table:style-name="ce20" office:value-type="float" office:value="9039" calcext:value-type="float">
            <text:p>9,039</text:p>
          </table:table-cell>
          <table:table-cell table:style-name="ce20" office:value-type="float" office:value="10979" calcext:value-type="float">
            <text:p>10,979</text:p>
          </table:table-cell>
          <table:table-cell table:style-name="ce20" office:value-type="float" office:value="12036" calcext:value-type="float">
            <text:p>12,036</text:p>
          </table:table-cell>
          <table:table-cell/>
          <table:table-cell table:style-name="ce6" office:value-type="string" calcext:value-type="string">
            <text:p><text:s text:c="7"/>Cash &amp; Equivalents</text:p>
          </table:table-cell>
          <table:table-cell table:style-name="ce20" office:value-type="float" office:value="19265" calcext:value-type="float">
            <text:p>19,265</text:p>
          </table:table-cell>
          <table:table-cell table:style-name="ce20" office:value-type="float" office:value="18457" calcext:value-type="float">
            <text:p>18,457</text:p>
          </table:table-cell>
          <table:table-cell table:style-name="ce20" office:value-type="float" office:value="28938" calcext:value-type="float">
            <text:p>28,938</text:p>
          </table:table-cell>
          <table:table-cell table:style-name="ce20" office:value-type="float" office:value="25923" calcext:value-type="float">
            <text:p>25,923</text:p>
          </table:table-cell>
          <table:table-cell/>
          <table:covered-table-cell/>
          <table:table-cell table:style-name="ce25" office:value-type="string" calcext:value-type="string">
            <text:p>Volkswagen</text:p>
          </table:table-cell>
          <table:table-cell table:style-name="ce29" table:formula="of:=ABS([.H15]/[.H12])" office:value-type="float" office:value="4.91217150760719" calcext:value-type="float">
            <text:p>5</text:p>
          </table:table-cell>
          <table:table-cell table:style-name="ce29" table:formula="of:=ABS([.I15]/[.I12])" office:value-type="float" office:value="40.7610619469027" calcext:value-type="float">
            <text:p>41</text:p>
          </table:table-cell>
          <table:table-cell table:style-name="ce29" table:formula="of:=ABS([.J15]/[.J12])" office:value-type="float" office:value="18.7096774193548" calcext:value-type="float">
            <text:p>19</text:p>
          </table:table-cell>
          <table:table-cell table:style-name="ce29" table:formula="of:=ABS([.K15]/[.K12])" office:value-type="float" office:value="7.68115942028986" calcext:value-type="float">
            <text:p>8</text:p>
          </table:table-cell>
          <table:table-cell table:style-name="ce32" table:formula="of:=AVERAGE([.O42:.R42])" office:value-type="float" office:value="18.0160175735386" calcext:value-type="float">
            <text:p>18</text:p>
          </table:table-cell>
          <table:table-cell/>
          <table:covered-table-cell table:number-columns-repeated="7"/>
          <table:table-cell table:number-columns-repeated="997"/>
        </table:table-row>
        <table:table-row table:style-name="ro1">
          <table:table-cell table:style-name="ce6" office:value-type="string" calcext:value-type="string">
            <text:p><text:s text:c="7"/>Short Term Investments</text:p>
          </table:table-cell>
          <table:table-cell table:style-name="ce20" office:value-type="float" office:value="7065" calcext:value-type="float">
            <text:p>7,065</text:p>
          </table:table-cell>
          <table:table-cell table:style-name="ce20" office:value-type="float" office:value="7965" calcext:value-type="float">
            <text:p>7,965</text:p>
          </table:table-cell>
          <table:table-cell table:style-name="ce20" office:value-type="float" office:value="6675" calcext:value-type="float">
            <text:p>6,675</text:p>
          </table:table-cell>
          <table:table-cell table:style-name="ce20" office:value-type="float" office:value="5955" calcext:value-type="float">
            <text:p>5,955</text:p>
          </table:table-cell>
          <table:table-cell/>
          <table:table-cell table:style-name="ce6" office:value-type="string" calcext:value-type="string">
            <text:p><text:s text:c="7"/>Short Term Investments</text:p>
          </table:table-cell>
          <table:table-cell table:style-name="ce20" office:value-type="float" office:value="29364" calcext:value-type="float">
            <text:p>29,364</text:p>
          </table:table-cell>
          <table:table-cell table:style-name="ce20" office:value-type="float" office:value="27937" calcext:value-type="float">
            <text:p>27,937</text:p>
          </table:table-cell>
          <table:table-cell table:style-name="ce20" office:value-type="float" office:value="28666" calcext:value-type="float">
            <text:p>28,666</text:p>
          </table:table-cell>
          <table:table-cell table:style-name="ce20" office:value-type="float" office:value="28985" calcext:value-type="float">
            <text:p>28,985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<text:s text:c="3"/>Total Receivables, Net</text:p>
          </table:table-cell>
          <table:table-cell table:style-name="ce20" office:value-type="float" office:value="34991" calcext:value-type="float">
            <text:p>34,991</text:p>
          </table:table-cell>
          <table:table-cell table:style-name="ce20" office:value-type="float" office:value="36346" calcext:value-type="float">
            <text:p>36,346</text:p>
          </table:table-cell>
          <table:table-cell table:style-name="ce20" office:value-type="float" office:value="42624" calcext:value-type="float">
            <text:p>42,624</text:p>
          </table:table-cell>
          <table:table-cell table:style-name="ce20" office:value-type="float" office:value="45134" calcext:value-type="float">
            <text:p>45,134</text:p>
          </table:table-cell>
          <table:table-cell/>
          <table:table-cell table:style-name="ce6" office:value-type="string" calcext:value-type="string">
            <text:p><text:s text:c="3"/>Total Receivables, Net</text:p>
          </table:table-cell>
          <table:table-cell table:style-name="ce20" office:value-type="float" office:value="68116" calcext:value-type="float">
            <text:p>68,116</text:p>
          </table:table-cell>
          <table:table-cell table:style-name="ce20" office:value-type="float" office:value="73187" calcext:value-type="float">
            <text:p>73,187</text:p>
          </table:table-cell>
          <table:table-cell table:style-name="ce20" office:value-type="float" office:value="80186" calcext:value-type="float">
            <text:p>80,186</text:p>
          </table:table-cell>
          <table:table-cell table:style-name="ce20" office:value-type="float" office:value="85018" calcext:value-type="float">
            <text:p>85,018</text:p>
          </table:table-cell>
          <table:table-cell/>
          <table:table-cell>
            <draw:frame table:end-cell-address="'Sheet 0.1'.P55" table:end-x="1.7pt" table:end-y="1.47pt" draw:z-index="0" draw:name="Chart 1" draw:style-name="gr1" draw:text-style-name="P1" svg:width="313.48pt" svg:height="170.22pt" svg:x="2.24pt" svg:y="4.51pt">
              <draw:object draw:notify-on-update-of-ranges="'Sheet 0.1'.O2:'Sheet 0.1'.R2 'Sheet 0.1'.M5:'Sheet 0.1'.N5 'Sheet 0.1'.O5:'Sheet 0.1'.R5 'Sheet 0.1'.M6:'Sheet 0.1'.N6 'Sheet 0.1'.O6:'Sheet 0.1'.R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/>
          <table:table-cell>
            <draw:frame table:end-cell-address="'Sheet 0.1'.S55" table:end-x="42.63pt" table:end-y="1.47pt" draw:z-index="1" draw:name="Chart 2" draw:style-name="gr1" draw:text-style-name="P1" svg:width="293.98pt" svg:height="170.22pt" svg:x="68.26pt" svg:y="4.51pt">
              <draw:object draw:notify-on-update-of-ranges="'Sheet 0.1'.O2:'Sheet 0.1'.R2 'Sheet 0.1'.N8:'Sheet 0.1'.N8 'Sheet 0.1'.O8:'Sheet 0.1'.R8 'Sheet 0.1'.N9:'Sheet 0.1'.N9 'Sheet 0.1'.O9:'Sheet 0.1'.R9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3"/>
          <table:table-cell>
            <draw:frame table:end-cell-address="'Sheet 0.1'.V55" table:end-x="76.03pt" table:end-y="1.47pt" draw:z-index="2" draw:name="Chart 3" draw:style-name="gr1" draw:text-style-name="P1" svg:width="293.98pt" svg:height="170.22pt" svg:x="21.74pt" svg:y="4.51pt">
              <draw:object draw:notify-on-update-of-ranges="'Sheet 0.1'.O2:'Sheet 0.1'.R2 'Sheet 0.1'.N11:'Sheet 0.1'.N11 'Sheet 0.1'.O11:'Sheet 0.1'.R11 'Sheet 0.1'.N12:'Sheet 0.1'.N12 'Sheet 0.1'.O12:'Sheet 0.1'.R12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05"/>
        </table:table-row>
        <table:table-row table:style-name="ro1">
          <table:table-cell table:style-name="ce6" office:value-type="string" calcext:value-type="string">
            <text:p><text:s text:c="7"/>Accounts Receivables - Trade, Net</text:p>
          </table:table-cell>
          <table:table-cell table:style-name="ce20" office:value-type="float" office:value="33053" calcext:value-type="float">
            <text:p>33,053</text:p>
          </table:table-cell>
          <table:table-cell table:style-name="ce20" office:value-type="float" office:value="34780" calcext:value-type="float">
            <text:p>34,780</text:p>
          </table:table-cell>
          <table:table-cell table:style-name="ce20" office:value-type="float" office:value="41246" calcext:value-type="float">
            <text:p>41,246</text:p>
          </table:table-cell>
          <table:table-cell table:style-name="ce20" office:value-type="float" office:value="43925" calcext:value-type="float">
            <text:p>43,925</text:p>
          </table:table-cell>
          <table:table-cell/>
          <table:table-cell table:style-name="ce6" office:value-type="string" calcext:value-type="string">
            <text:p><text:s text:c="7"/>Accounts Receivables - Trade, Net</text:p>
          </table:table-cell>
          <table:table-cell table:style-name="ce20" office:value-type="float" office:value="12187" calcext:value-type="float">
            <text:p>12,187</text:p>
          </table:table-cell>
          <table:table-cell table:style-name="ce20" office:value-type="float" office:value="13357" calcext:value-type="float">
            <text:p>13,357</text:p>
          </table:table-cell>
          <table:table-cell table:style-name="ce20" office:value-type="float" office:value="17888" calcext:value-type="float">
            <text:p>17,888</text:p>
          </table:table-cell>
          <table:table-cell table:style-name="ce20" office:value-type="float" office:value="17941" calcext:value-type="float">
            <text:p>17,941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<text:s text:c="3"/>Total Inventory</text:p>
          </table:table-cell>
          <table:table-cell table:style-name="ce20" office:value-type="float" office:value="11841" calcext:value-type="float">
            <text:p>11,841</text:p>
          </table:table-cell>
          <table:table-cell table:style-name="ce20" office:value-type="float" office:value="12707" calcext:value-type="float">
            <text:p>12,707</text:p>
          </table:table-cell>
          <table:table-cell table:style-name="ce20" office:value-type="float" office:value="14248" calcext:value-type="float">
            <text:p>14,248</text:p>
          </table:table-cell>
          <table:table-cell table:style-name="ce20" office:value-type="float" office:value="15891" calcext:value-type="float">
            <text:p>15,891</text:p>
          </table:table-cell>
          <table:table-cell/>
          <table:table-cell table:style-name="ce6" office:value-type="string" calcext:value-type="string">
            <text:p><text:s text:c="3"/>Total Inventory</text:p>
          </table:table-cell>
          <table:table-cell table:style-name="ce20" office:value-type="float" office:value="38978" calcext:value-type="float">
            <text:p>38,978</text:p>
          </table:table-cell>
          <table:table-cell table:style-name="ce20" office:value-type="float" office:value="40415" calcext:value-type="float">
            <text:p>40,415</text:p>
          </table:table-cell>
          <table:table-cell table:style-name="ce20" office:value-type="float" office:value="45745" calcext:value-type="float">
            <text:p>45,745</text:p>
          </table:table-cell>
          <table:table-cell table:style-name="ce20" office:value-type="float" office:value="46742" calcext:value-type="float">
            <text:p>46,742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<text:s text:c="3"/>Prepaid Expenses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<text:s text:c="3"/>Prepaid Expenses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<text:s text:c="3"/>Other Current Assets, Total</text:p>
          </table:table-cell>
          <table:table-cell table:style-name="ce20" office:value-type="float" office:value="5087" calcext:value-type="float">
            <text:p>5,087</text:p>
          </table:table-cell>
          <table:table-cell table:style-name="ce20" office:value-type="float" office:value="7485" calcext:value-type="float">
            <text:p>7,485</text:p>
          </table:table-cell>
          <table:table-cell table:style-name="ce20" office:value-type="float" office:value="10210" calcext:value-type="float">
            <text:p>10,210</text:p>
          </table:table-cell>
          <table:table-cell table:style-name="ce20" office:value-type="float" office:value="11614" calcext:value-type="float">
            <text:p>11,614</text:p>
          </table:table-cell>
          <table:table-cell/>
          <table:table-cell table:style-name="ce6" office:value-type="string" calcext:value-type="string">
            <text:p><text:s text:c="3"/>Other Current Assets, Total</text:p>
          </table:table-cell>
          <table:table-cell table:style-name="ce20" office:value-type="float" office:value="-1" calcext:value-type="float">
            <text:p>(1)</text:p>
          </table:table-cell>
          <table:table-cell table:style-name="ce20" office:value-type="float" office:value="116" calcext:value-type="float">
            <text:p>1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795" calcext:value-type="float">
            <text:p>79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Total Assets</text:p>
          </table:table-cell>
          <table:table-cell table:style-name="ce18" table:formula="of:=[.B50]+SUM([.B53:.B58])+[.B39]" office:value-type="float" office:value="188535" calcext:value-type="float">
            <text:p>188,535</text:p>
          </table:table-cell>
          <table:table-cell table:style-name="ce18" table:formula="of:=[.C50]+SUM([.C53:.C58])+[.C39]" office:value-type="float" office:value="195506" calcext:value-type="float">
            <text:p>195,506</text:p>
          </table:table-cell>
          <table:table-cell table:style-name="ce18" table:formula="of:=[.D50]+SUM([.D53:.D58])+[.D39]" office:value-type="float" office:value="208938" calcext:value-type="float">
            <text:p>208,938</text:p>
          </table:table-cell>
          <table:table-cell table:style-name="ce18" table:formula="of:=[.E50]+SUM([.E53:.E58])+[.E39]" office:value-type="float" office:value="228034" calcext:value-type="float">
            <text:p>228,034</text:p>
          </table:table-cell>
          <table:table-cell/>
          <table:table-cell table:style-name="ce5" office:value-type="string" calcext:value-type="string">
            <text:p>Total Assets</text:p>
          </table:table-cell>
          <table:table-cell table:style-name="ce18" table:formula="of:=[.H50]+SUM([.H53:.H58])+[.H39]" office:value-type="float" office:value="409732" calcext:value-type="float">
            <text:p>409,732</text:p>
          </table:table-cell>
          <table:table-cell table:style-name="ce18" table:formula="of:=[.I50]+SUM([.I53:.I58])+[.I39]" office:value-type="float" office:value="422193" calcext:value-type="float">
            <text:p>422,193</text:p>
          </table:table-cell>
          <table:table-cell table:style-name="ce18" table:formula="of:=[.J50]+SUM([.J53:.J58])+[.J39]" office:value-type="float" office:value="458156" calcext:value-type="float">
            <text:p>458,156</text:p>
          </table:table-cell>
          <table:table-cell table:style-name="ce18" table:formula="of:=[.K50]+SUM([.K53:.K58])+[.K39]" office:value-type="float" office:value="488071" calcext:value-type="float">
            <text:p>488,071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<text:s text:c="3"/>Property/Plant/Equipment, Total - Net</text:p>
          </table:table-cell>
          <table:table-cell table:style-name="ce19" table:formula="of:=SUM([.B51:.B52])" office:value-type="float" office:value="55749" calcext:value-type="float">
            <text:p>55,749</text:p>
          </table:table-cell>
          <table:table-cell table:style-name="ce19" table:formula="of:=SUM([.C51:.C52])" office:value-type="float" office:value="54728" calcext:value-type="float">
            <text:p>54,728</text:p>
          </table:table-cell>
          <table:table-cell table:style-name="ce19" table:formula="of:=SUM([.D51:.D52])" office:value-type="float" office:value="58060" calcext:value-type="float">
            <text:p>58,060</text:p>
          </table:table-cell>
          <table:table-cell table:style-name="ce19" table:formula="of:=SUM([.E51:.E52])" office:value-type="float" office:value="65854" calcext:value-type="float">
            <text:p>65,854</text:p>
          </table:table-cell>
          <table:table-cell/>
          <table:table-cell table:style-name="ce6" office:value-type="string" calcext:value-type="string">
            <text:p><text:s text:c="3"/>Property/Plant/Equipment, Total - Net</text:p>
          </table:table-cell>
          <table:table-cell table:style-name="ce20" office:value-type="float" office:value="92472" calcext:value-type="float">
            <text:p>92,472</text:p>
          </table:table-cell>
          <table:table-cell table:style-name="ce20" office:value-type="float" office:value="94497" calcext:value-type="float">
            <text:p>94,497</text:p>
          </table:table-cell>
          <table:table-cell table:style-name="ce20" office:value-type="float" office:value="101175" calcext:value-type="float">
            <text:p>101,175</text:p>
          </table:table-cell>
          <table:table-cell table:style-name="ce19" office:value-type="float" office:value="115090" calcext:value-type="float">
            <text:p>115,090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<text:s text:c="7"/>Property/Plant/Equipment, Total - Gross</text:p>
          </table:table-cell>
          <table:table-cell table:style-name="ce20" office:value-type="float" office:value="97377" calcext:value-type="float">
            <text:p>97,377</text:p>
          </table:table-cell>
          <table:table-cell table:style-name="ce20" office:value-type="float" office:value="97388" calcext:value-type="float">
            <text:p>97,388</text:p>
          </table:table-cell>
          <table:table-cell table:style-name="ce20" office:value-type="float" office:value="101155" calcext:value-type="float">
            <text:p>101,155</text:p>
          </table:table-cell>
          <table:table-cell table:style-name="ce20" office:value-type="float" office:value="110615" calcext:value-type="float">
            <text:p>110,615</text:p>
          </table:table-cell>
          <table:table-cell/>
          <table:table-cell table:style-name="ce6" office:value-type="string" calcext:value-type="string">
            <text:p><text:s text:c="7"/>Property/Plant/Equipment, Total - Gross</text:p>
          </table:table-cell>
          <table:table-cell table:style-name="ce20" office:value-type="float" office:value="148490" calcext:value-type="float">
            <text:p>148,490</text:p>
          </table:table-cell>
          <table:table-cell table:style-name="ce20" office:value-type="float" office:value="155570" calcext:value-type="float">
            <text:p>155,570</text:p>
          </table:table-cell>
          <table:table-cell table:style-name="ce20" office:value-type="float" office:value="165306" calcext:value-type="float">
            <text:p>165,306</text:p>
          </table:table-cell>
          <table:table-cell table:style-name="ce20" office:value-type="float" office:value="247528" calcext:value-type="float">
            <text:p>247,528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<text:s text:c="7"/>Accumulated Depreciation, Total</text:p>
          </table:table-cell>
          <table:table-cell table:style-name="ce20" office:value-type="float" office:value="-41628" calcext:value-type="float">
            <text:p>(41,628)</text:p>
          </table:table-cell>
          <table:table-cell table:style-name="ce20" office:value-type="float" office:value="-42660" calcext:value-type="float">
            <text:p>(42,660)</text:p>
          </table:table-cell>
          <table:table-cell table:style-name="ce20" office:value-type="float" office:value="-43095" calcext:value-type="float">
            <text:p>(43,095)</text:p>
          </table:table-cell>
          <table:table-cell table:style-name="ce20" office:value-type="float" office:value="-44761" calcext:value-type="float">
            <text:p>(44,761)</text:p>
          </table:table-cell>
          <table:table-cell/>
          <table:table-cell table:style-name="ce6" office:value-type="string" calcext:value-type="string">
            <text:p><text:s text:c="7"/>Accumulated Depreciation, Total</text:p>
          </table:table-cell>
          <table:table-cell table:style-name="ce20" office:value-type="float" office:value="-94456" calcext:value-type="float">
            <text:p>(94,456)</text:p>
          </table:table-cell>
          <table:table-cell table:style-name="ce20" office:value-type="float" office:value="-100328" calcext:value-type="float">
            <text:p>(100,328)</text:p>
          </table:table-cell>
          <table:table-cell table:style-name="ce20" office:value-type="float" office:value="-107675" calcext:value-type="float">
            <text:p>(107,675)</text:p>
          </table:table-cell>
          <table:table-cell table:style-name="ce20" office:value-type="float" office:value="-132437" calcext:value-type="float">
            <text:p>(132,437)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<text:s text:c="3"/>Goodwill, Net</text:p>
          </table:table-cell>
          <table:table-cell table:style-name="ce20" office:value-type="float" office:value="364" calcext:value-type="float">
            <text:p>364</text:p>
          </table:table-cell>
          <table:table-cell table:number-columns-repeated="3" table:style-name="ce20" office:value-type="float" office:value="380" calcext:value-type="float">
            <text:p>380</text:p>
          </table:table-cell>
          <table:table-cell/>
          <table:table-cell table:style-name="ce6" office:value-type="string" calcext:value-type="string">
            <text:p><text:s text:c="3"/>Goodwill, Net</text:p>
          </table:table-cell>
          <table:table-cell table:style-name="ce20" office:value-type="float" office:value="23558" calcext:value-type="float">
            <text:p>23,558</text:p>
          </table:table-cell>
          <table:table-cell table:style-name="ce20" office:value-type="float" office:value="23442" calcext:value-type="float">
            <text:p>23,442</text:p>
          </table:table-cell>
          <table:table-cell table:style-name="ce20" office:value-type="float" office:value="23317" calcext:value-type="float">
            <text:p>23,317</text:p>
          </table:table-cell>
          <table:table-cell table:style-name="ce20" office:value-type="float" office:value="23247" calcext:value-type="float">
            <text:p>23,247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<text:s text:c="3"/>Intangibles, Net</text:p>
          </table:table-cell>
          <table:table-cell table:style-name="ce20" office:value-type="float" office:value="7793" calcext:value-type="float">
            <text:p>7,793</text:p>
          </table:table-cell>
          <table:table-cell table:style-name="ce20" office:value-type="float" office:value="9084" calcext:value-type="float">
            <text:p>9,084</text:p>
          </table:table-cell>
          <table:table-cell table:style-name="ce20" office:value-type="float" office:value="10591" calcext:value-type="float">
            <text:p>10,591</text:p>
          </table:table-cell>
          <table:table-cell table:style-name="ce20" office:value-type="float" office:value="11349" calcext:value-type="float">
            <text:p>11,349</text:p>
          </table:table-cell>
          <table:table-cell/>
          <table:table-cell table:style-name="ce6" office:value-type="string" calcext:value-type="string">
            <text:p><text:s text:c="3"/>Intangibles, Net</text:p>
          </table:table-cell>
          <table:table-cell table:style-name="ce20" office:value-type="float" office:value="39041" calcext:value-type="float">
            <text:p>39,041</text:p>
          </table:table-cell>
          <table:table-cell table:style-name="ce20" office:value-type="float" office:value="39977" calcext:value-type="float">
            <text:p>39,977</text:p>
          </table:table-cell>
          <table:table-cell table:style-name="ce20" office:value-type="float" office:value="41296" calcext:value-type="float">
            <text:p>41,296</text:p>
          </table:table-cell>
          <table:table-cell table:style-name="ce20" office:value-type="float" office:value="42967" calcext:value-type="float">
            <text:p>42,967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<text:s text:c="3"/>Long Term Investments</text:p>
          </table:table-cell>
          <table:table-cell table:style-name="ce20" office:value-type="float" office:value="5811" calcext:value-type="float">
            <text:p>5,811</text:p>
          </table:table-cell>
          <table:table-cell table:style-name="ce20" office:value-type="float" office:value="5828" calcext:value-type="float">
            <text:p>5,828</text:p>
          </table:table-cell>
          <table:table-cell table:style-name="ce20" office:value-type="float" office:value="4373" calcext:value-type="float">
            <text:p>4,373</text:p>
          </table:table-cell>
          <table:table-cell table:style-name="ce20" office:value-type="float" office:value="5272" calcext:value-type="float">
            <text:p>5,272</text:p>
          </table:table-cell>
          <table:table-cell/>
          <table:table-cell table:style-name="ce6" office:value-type="string" calcext:value-type="string">
            <text:p><text:s text:c="3"/>Long Term Investments</text:p>
          </table:table-cell>
          <table:table-cell table:style-name="ce20" office:value-type="float" office:value="18380" calcext:value-type="float">
            <text:p>18,380</text:p>
          </table:table-cell>
          <table:table-cell table:style-name="ce20" office:value-type="float" office:value="18446" calcext:value-type="float">
            <text:p>18,446</text:p>
          </table:table-cell>
          <table:table-cell table:style-name="ce20" office:value-type="float" office:value="16925" calcext:value-type="float">
            <text:p>16,925</text:p>
          </table:table-cell>
          <table:table-cell table:style-name="ce20" office:value-type="float" office:value="16162" calcext:value-type="float">
            <text:p>16,162</text:p>
          </table:table-cell>
          <table:table-cell/>
          <table:table-cell>
            <draw:frame table:end-cell-address="'Sheet 0.1'.P67" table:end-x="1.7pt" table:end-y="8.19pt" draw:z-index="3" draw:name="Chart 4" draw:style-name="gr1" draw:text-style-name="P1" svg:width="313.48pt" svg:height="182.21pt" svg:x="2.24pt" svg:y="15pt">
              <draw:object draw:notify-on-update-of-ranges="'Sheet 0.1'.O2:'Sheet 0.1'.R2 'Sheet 0.1'.N16:'Sheet 0.1'.N16 'Sheet 0.1'.O16:'Sheet 0.1'.R16 'Sheet 0.1'.N17:'Sheet 0.1'.N17 'Sheet 0.1'.O17:'Sheet 0.1'.R17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/>
          <table:table-cell>
            <draw:frame table:end-cell-address="'Sheet 0.1'.S67" table:end-x="42.63pt" table:end-y="8.19pt" draw:z-index="4" draw:name="Chart 5" draw:style-name="gr1" draw:text-style-name="P1" svg:width="293.98pt" svg:height="182.21pt" svg:x="68.26pt" svg:y="15pt">
              <draw:object draw:notify-on-update-of-ranges="'Sheet 0.1'.O2:'Sheet 0.1'.R2 'Sheet 0.1'.N19:'Sheet 0.1'.N19 'Sheet 0.1'.O19:'Sheet 0.1'.R19 'Sheet 0.1'.N20:'Sheet 0.1'.N20 'Sheet 0.1'.O20:'Sheet 0.1'.R20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3"/>
          <table:table-cell>
            <draw:frame table:end-cell-address="'Sheet 0.1'.V67" table:end-x="76.03pt" table:end-y="8.19pt" draw:z-index="5" draw:name="Chart 6" draw:style-name="gr1" draw:text-style-name="P1" svg:width="293.98pt" svg:height="182.21pt" svg:x="21.74pt" svg:y="15pt">
              <draw:object draw:notify-on-update-of-ranges="'Sheet 0.1'.O2:'Sheet 0.1'.R2 'Sheet 0.1'.N24:'Sheet 0.1'.N24 'Sheet 0.1'.O24:'Sheet 0.1'.R24 'Sheet 0.1'.N25:'Sheet 0.1'.N25 'Sheet 0.1'.O25:'Sheet 0.1'.R25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005"/>
        </table:table-row>
        <table:table-row table:style-name="ro1">
          <table:table-cell table:style-name="ce6" office:value-type="string" calcext:value-type="string">
            <text:p><text:s text:c="3"/>Note Receivable - Long Term</text:p>
          </table:table-cell>
          <table:table-cell table:style-name="ce20" office:value-type="float" office:value="48032" calcext:value-type="float">
            <text:p>48,032</text:p>
          </table:table-cell>
          <table:table-cell table:style-name="ce20" office:value-type="float" office:value="48321" calcext:value-type="float">
            <text:p>48,321</text:p>
          </table:table-cell>
          <table:table-cell table:style-name="ce20" office:value-type="float" office:value="48313" calcext:value-type="float">
            <text:p>48,313</text:p>
          </table:table-cell>
          <table:table-cell table:style-name="ce20" office:value-type="float" office:value="51030" calcext:value-type="float">
            <text:p>51,030</text:p>
          </table:table-cell>
          <table:table-cell/>
          <table:table-cell table:style-name="ce6" office:value-type="string" calcext:value-type="string">
            <text:p><text:s text:c="3"/>Note Receivable - Long Term</text:p>
          </table:table-cell>
          <table:table-cell table:style-name="ce20" office:value-type="float" office:value="70803" calcext:value-type="float">
            <text:p>70,803</text:p>
          </table:table-cell>
          <table:table-cell table:style-name="ce20" office:value-type="float" office:value="75908" calcext:value-type="float">
            <text:p>75,908</text:p>
          </table:table-cell>
          <table:table-cell table:style-name="ce20" office:value-type="float" office:value="81776" calcext:value-type="float">
            <text:p>81,776</text:p>
          </table:table-cell>
          <table:table-cell table:style-name="ce20" office:value-type="float" office:value="90036" calcext:value-type="float">
            <text:p>90,036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<text:s text:c="3"/>Other Long Term Assets, Total</text:p>
          </table:table-cell>
          <table:table-cell table:style-name="ce20" office:value-type="float" office:value="3922" calcext:value-type="float">
            <text:p>3,922</text:p>
          </table:table-cell>
          <table:table-cell table:style-name="ce20" office:value-type="float" office:value="3623" calcext:value-type="float">
            <text:p>3,623</text:p>
          </table:table-cell>
          <table:table-cell table:style-name="ce20" office:value-type="float" office:value="2485" calcext:value-type="float">
            <text:p>2,485</text:p>
          </table:table-cell>
          <table:table-cell table:style-name="ce20" office:value-type="float" office:value="3519" calcext:value-type="float">
            <text:p>3,519</text:p>
          </table:table-cell>
          <table:table-cell/>
          <table:table-cell table:style-name="ce6" office:value-type="string" calcext:value-type="string">
            <text:p><text:s text:c="3"/>Other Long Term Assets, Total</text:p>
          </table:table-cell>
          <table:table-cell table:style-name="ce20" office:value-type="float" office:value="9756" calcext:value-type="float">
            <text:p>9,756</text:p>
          </table:table-cell>
          <table:table-cell table:style-name="ce20" office:value-type="float" office:value="9811" calcext:value-type="float">
            <text:p>9,811</text:p>
          </table:table-cell>
          <table:table-cell table:style-name="ce20" office:value-type="float" office:value="10131" calcext:value-type="float">
            <text:p>10,131</text:p>
          </table:table-cell>
          <table:table-cell table:style-name="ce20" office:value-type="float" office:value="13106" calcext:value-type="float">
            <text:p>13,106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<text:s text:c="3"/>Other Assets, Total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<text:s text:c="3"/>Other Assets, Total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Total Current Liabilities</text:p>
          </table:table-cell>
          <table:table-cell table:style-name="ce18" table:formula="of:=SUM([.B60:.B65])" office:value-type="float" office:value="67989" calcext:value-type="float">
            <text:p>67,989</text:p>
          </table:table-cell>
          <table:table-cell table:style-name="ce18" table:formula="of:=SUM([.C60:.C65])" office:value-type="float" office:value="71765" calcext:value-type="float">
            <text:p>71,765</text:p>
          </table:table-cell>
          <table:table-cell table:style-name="ce21" office:value-type="float" office:value="71411" calcext:value-type="float">
            <text:p>71,411</text:p>
          </table:table-cell>
          <table:table-cell table:style-name="ce18" table:formula="of:=SUM([.E60:.E65])" office:value-type="float" office:value="82625" calcext:value-type="float">
            <text:p>82,625</text:p>
          </table:table-cell>
          <table:table-cell/>
          <table:table-cell table:style-name="ce5" office:value-type="string" calcext:value-type="string">
            <text:p>Total Current Liabilities</text:p>
          </table:table-cell>
          <table:table-cell table:style-name="ce18" table:formula="of:=SUM([.H60:.H65])" office:value-type="float" office:value="177515" calcext:value-type="float">
            <text:p>177,515</text:p>
          </table:table-cell>
          <table:table-cell table:style-name="ce18" table:formula="of:=SUM([.I60:.I65])" office:value-type="float" office:value="160389" calcext:value-type="float">
            <text:p>160,389</text:p>
          </table:table-cell>
          <table:table-cell table:style-name="ce18" table:formula="of:=SUM([.J60:.J65])" office:value-type="float" office:value="167968" calcext:value-type="float">
            <text:p>167,968</text:p>
          </table:table-cell>
          <table:table-cell table:style-name="ce18" table:formula="of:=SUM([.K60:.K65])" office:value-type="float" office:value="167924" calcext:value-type="float">
            <text:p>167,924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<text:s text:c="3"/>Accounts Payable</text:p>
          </table:table-cell>
          <table:table-cell table:style-name="ce20" office:value-type="float" office:value="9226" calcext:value-type="float">
            <text:p>9,226</text:p>
          </table:table-cell>
          <table:table-cell table:style-name="ce20" office:value-type="float" office:value="10604" calcext:value-type="float">
            <text:p>10,604</text:p>
          </table:table-cell>
          <table:table-cell table:style-name="ce20" office:value-type="float" office:value="9669" calcext:value-type="float">
            <text:p>9,669</text:p>
          </table:table-cell>
          <table:table-cell table:style-name="ce20" office:value-type="float" office:value="10182" calcext:value-type="float">
            <text:p>10,182</text:p>
          </table:table-cell>
          <table:table-cell/>
          <table:table-cell table:style-name="ce6" office:value-type="string" calcext:value-type="string">
            <text:p><text:s text:c="3"/>Accounts Payable</text:p>
          </table:table-cell>
          <table:table-cell table:style-name="ce20" office:value-type="float" office:value="22794" calcext:value-type="float">
            <text:p>22,794</text:p>
          </table:table-cell>
          <table:table-cell table:style-name="ce20" office:value-type="float" office:value="23046" calcext:value-type="float">
            <text:p>23,046</text:p>
          </table:table-cell>
          <table:table-cell table:style-name="ce20" office:value-type="float" office:value="23607" calcext:value-type="float">
            <text:p>23,607</text:p>
          </table:table-cell>
          <table:table-cell table:style-name="ce20" office:value-type="float" office:value="22745" calcext:value-type="float">
            <text:p>22,745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<text:s text:c="3"/>Payable/Accrued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<text:s text:c="3"/>Payable/Accrued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<text:s text:c="3"/>Accrued Expenses</text:p>
          </table:table-cell>
          <table:table-cell table:style-name="ce20" office:value-type="float" office:value="4331" calcext:value-type="float">
            <text:p>4,331</text:p>
          </table:table-cell>
          <table:table-cell table:style-name="ce20" office:value-type="float" office:value="2359" calcext:value-type="float">
            <text:p>2,359</text:p>
          </table:table-cell>
          <table:table-cell table:style-name="ce20" office:value-type="float" office:value="4214" calcext:value-type="float">
            <text:p>4,214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<text:s text:c="3"/>Accrued Expenses</text:p>
          </table:table-cell>
          <table:table-cell table:style-name="ce20" office:value-type="float" office:value="581" calcext:value-type="float">
            <text:p>581</text:p>
          </table:table-cell>
          <table:table-cell table:style-name="ce20" office:value-type="float" office:value="570" calcext:value-type="float">
            <text:p>570</text:p>
          </table:table-cell>
          <table:table-cell table:style-name="ce20" office:value-type="float" office:value="661" calcext:value-type="float">
            <text:p>661</text:p>
          </table:table-cell>
          <table:table-cell table:style-name="ce20" office:value-type="float" office:value="691" calcext:value-type="float">
            <text:p>691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<text:s text:c="3"/>Notes Payable/Short Term Debt</text:p>
          </table:table-cell>
          <table:table-cell table:style-name="ce20" office:value-type="float" office:value="3852" calcext:value-type="float">
            <text:p>3,852</text:p>
          </table:table-cell>
          <table:table-cell table:style-name="ce20" office:value-type="float" office:value="4461" calcext:value-type="float">
            <text:p>4,461</text:p>
          </table:table-cell>
          <table:table-cell table:style-name="ce20" office:value-type="float" office:value="2480" calcext:value-type="float">
            <text:p>2,480</text:p>
          </table:table-cell>
          <table:table-cell table:style-name="ce20" office:value-type="float" office:value="2615" calcext:value-type="float">
            <text:p>2,615</text:p>
          </table:table-cell>
          <table:table-cell/>
          <table:table-cell table:style-name="ce6" office:value-type="string" calcext:value-type="string">
            <text:p><text:s text:c="3"/>Notes Payable/Short Term Debt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<text:s text:c="3"/>Current Port. of LT Debt/Capital Leases</text:p>
          </table:table-cell>
          <table:table-cell table:style-name="ce20" office:value-type="float" office:value="36818" calcext:value-type="float">
            <text:p>36,818</text:p>
          </table:table-cell>
          <table:table-cell table:style-name="ce20" office:value-type="float" office:value="36266" calcext:value-type="float">
            <text:p>36,266</text:p>
          </table:table-cell>
          <table:table-cell table:style-name="ce20" office:value-type="float" office:value="35699" calcext:value-type="float">
            <text:p>35,699</text:p>
          </table:table-cell>
          <table:table-cell table:style-name="ce20" office:value-type="float" office:value="42329" calcext:value-type="float">
            <text:p>42,329</text:p>
          </table:table-cell>
          <table:table-cell/>
          <table:table-cell table:style-name="ce6" office:value-type="string" calcext:value-type="string">
            <text:p><text:s text:c="3"/>Current Port. of LT Debt/Capital Leases</text:p>
          </table:table-cell>
          <table:table-cell table:style-name="ce20" office:value-type="float" office:value="88461" calcext:value-type="float">
            <text:p>88,461</text:p>
          </table:table-cell>
          <table:table-cell table:style-name="ce20" office:value-type="float" office:value="81844" calcext:value-type="float">
            <text:p>81,844</text:p>
          </table:table-cell>
          <table:table-cell table:style-name="ce20" office:value-type="float" office:value="89757" calcext:value-type="float">
            <text:p>89,757</text:p>
          </table:table-cell>
          <table:table-cell table:style-name="ce20" office:value-type="float" office:value="86483" calcext:value-type="float">
            <text:p>86,483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<text:s text:c="3"/>Other Current liabilities, Total</text:p>
          </table:table-cell>
          <table:table-cell table:style-name="ce20" office:value-type="float" office:value="13762" calcext:value-type="float">
            <text:p>13,762</text:p>
          </table:table-cell>
          <table:table-cell table:style-name="ce20" office:value-type="float" office:value="18075" calcext:value-type="float">
            <text:p>18,075</text:p>
          </table:table-cell>
          <table:table-cell table:style-name="ce20" office:value-type="float" office:value="23563" calcext:value-type="float">
            <text:p>23,563</text:p>
          </table:table-cell>
          <table:table-cell table:style-name="ce20" office:value-type="float" office:value="27499" calcext:value-type="float">
            <text:p>27,499</text:p>
          </table:table-cell>
          <table:table-cell/>
          <table:table-cell table:style-name="ce6" office:value-type="string" calcext:value-type="string">
            <text:p><text:s text:c="3"/>Other Current liabilities, Total</text:p>
          </table:table-cell>
          <table:table-cell table:style-name="ce20" office:value-type="float" office:value="65679" calcext:value-type="float">
            <text:p>65,679</text:p>
          </table:table-cell>
          <table:table-cell table:style-name="ce20" office:value-type="float" office:value="54929" calcext:value-type="float">
            <text:p>54,929</text:p>
          </table:table-cell>
          <table:table-cell table:style-name="ce20" office:value-type="float" office:value="53943" calcext:value-type="float">
            <text:p>53,943</text:p>
          </table:table-cell>
          <table:table-cell table:style-name="ce20" office:value-type="float" office:value="58005" calcext:value-type="float">
            <text:p>58,00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Total Liabilities</text:p>
          </table:table-cell>
          <table:table-cell table:style-name="ce18" table:formula="of:=[.B67]+[.B70]+[.B71]+[.B72]+[.B59]" office:value-type="float" office:value="141427" calcext:value-type="float">
            <text:p>141,427</text:p>
          </table:table-cell>
          <table:table-cell table:style-name="ce18" table:formula="of:=[.C67]+[.C70]+[.C71]+[.C72]+[.C59]" office:value-type="float" office:value="141835" calcext:value-type="float">
            <text:p>141,835</text:p>
          </table:table-cell>
          <table:table-cell table:style-name="ce18" table:formula="of:=[.D67]+[.D70]+[.D71]+[.D72]+[.D59]" office:value-type="float" office:value="151638" calcext:value-type="float">
            <text:p>151,638</text:p>
          </table:table-cell>
          <table:table-cell table:style-name="ce18" table:formula="of:=[.E67]+[.E70]+[.E71]+[.E72]+[.E59]" office:value-type="float" office:value="168710" calcext:value-type="float">
            <text:p>168,710</text:p>
          </table:table-cell>
          <table:table-cell/>
          <table:table-cell table:style-name="ce5" office:value-type="string" calcext:value-type="string">
            <text:p>Total Liabilities</text:p>
          </table:table-cell>
          <table:table-cell table:style-name="ce18" table:formula="of:=[.H67]+[.H70]+[.H71]+[.H72]+[.H59]" office:value-type="float" office:value="317043" calcext:value-type="float">
            <text:p>317,043</text:p>
          </table:table-cell>
          <table:table-cell table:style-name="ce18" table:formula="of:=[.I67]+[.I70]+[.I71]+[.I72]+[.I59]" office:value-type="float" office:value="313345" calcext:value-type="float">
            <text:p>313,345</text:p>
          </table:table-cell>
          <table:table-cell table:style-name="ce18" table:formula="of:=[.J67]+[.J70]+[.J71]+[.J72]+[.J59]" office:value-type="float" office:value="341039" calcext:value-type="float">
            <text:p>341,039</text:p>
          </table:table-cell>
          <table:table-cell table:style-name="ce18" table:formula="of:=[.K67]+[.K70]+[.K71]+[.K72]+[.K59]" office:value-type="float" office:value="366290" calcext:value-type="float">
            <text:p>366,290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<text:s text:c="3"/>Total Long Term Debt</text:p>
          </table:table-cell>
          <table:table-cell table:style-name="ce19" table:formula="of:=SUM([.B68:.B69])" office:value-type="float" office:value="53730" calcext:value-type="float">
            <text:p>53,730</text:p>
          </table:table-cell>
          <table:table-cell table:style-name="ce19" table:formula="of:=SUM([.C68:.C69])" office:value-type="float" office:value="52831" calcext:value-type="float">
            <text:p>52,831</text:p>
          </table:table-cell>
          <table:table-cell table:style-name="ce19" table:formula="of:=SUM([.D68:.D69])" office:value-type="float" office:value="63743" calcext:value-type="float">
            <text:p>63,743</text:p>
          </table:table-cell>
          <table:table-cell table:style-name="ce19" table:formula="of:=SUM([.E68:.E69])" office:value-type="float" office:value="69700" calcext:value-type="float">
            <text:p>69,700</text:p>
          </table:table-cell>
          <table:table-cell/>
          <table:table-cell table:style-name="ce6" office:value-type="string" calcext:value-type="string">
            <text:p><text:s text:c="3"/>Total Long Term Debt</text:p>
          </table:table-cell>
          <table:table-cell table:style-name="ce19" table:formula="of:=SUM([.H68:.H69])" office:value-type="float" office:value="66358" calcext:value-type="float">
            <text:p>66,358</text:p>
          </table:table-cell>
          <table:table-cell table:style-name="ce19" table:formula="of:=SUM([.I68:.I69])" office:value-type="float" office:value="81628" calcext:value-type="float">
            <text:p>81,628</text:p>
          </table:table-cell>
          <table:table-cell table:style-name="ce19" table:formula="of:=SUM([.J68:.J69])" office:value-type="float" office:value="101126" calcext:value-type="float">
            <text:p>101,126</text:p>
          </table:table-cell>
          <table:table-cell table:style-name="ce19" table:formula="of:=SUM([.K68:.K69])" office:value-type="float" office:value="109532" calcext:value-type="float">
            <text:p>109,532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<text:s text:c="7"/>Long Term Debt</text:p>
          </table:table-cell>
          <table:table-cell table:style-name="ce20" office:value-type="float" office:value="53730" calcext:value-type="float">
            <text:p>53,730</text:p>
          </table:table-cell>
          <table:table-cell table:style-name="ce20" office:value-type="float" office:value="52831" calcext:value-type="float">
            <text:p>52,831</text:p>
          </table:table-cell>
          <table:table-cell table:style-name="ce20" office:value-type="float" office:value="63734" calcext:value-type="float">
            <text:p>63,734</text:p>
          </table:table-cell>
          <table:table-cell table:style-name="ce20" office:value-type="float" office:value="69156" calcext:value-type="float">
            <text:p>69,156</text:p>
          </table:table-cell>
          <table:table-cell/>
          <table:table-cell table:style-name="ce6" office:value-type="string" calcext:value-type="string">
            <text:p><text:s text:c="7"/>Long Term Debt</text:p>
          </table:table-cell>
          <table:table-cell table:style-name="ce20" office:value-type="float" office:value="65872" calcext:value-type="float">
            <text:p>65,872</text:p>
          </table:table-cell>
          <table:table-cell table:style-name="ce20" office:value-type="float" office:value="81200" calcext:value-type="float">
            <text:p>81,200</text:p>
          </table:table-cell>
          <table:table-cell table:style-name="ce20" office:value-type="float" office:value="100727" calcext:value-type="float">
            <text:p>100,727</text:p>
          </table:table-cell>
          <table:table-cell table:style-name="ce20" office:value-type="float" office:value="104324" calcext:value-type="float">
            <text:p>104,324</text:p>
          </table:table-cell>
          <table:table-cell/>
          <table:table-cell>
            <draw:frame table:end-cell-address="'Sheet 0.1'.P79" table:end-x="1.7pt" table:end-y="6.01pt" draw:z-index="6" draw:name="Chart 7" draw:style-name="gr1" draw:text-style-name="P1" svg:width="313.48pt" svg:height="179.23pt" svg:x="2.24pt" svg:y="0.03pt">
              <draw:object draw:notify-on-update-of-ranges="'Sheet 0.1'.O2:'Sheet 0.1'.R2 'Sheet 0.1'.N27:'Sheet 0.1'.N27 'Sheet 0.1'.O27:'Sheet 0.1'.R27 'Sheet 0.1'.N28:'Sheet 0.1'.N28 'Sheet 0.1'.O28:'Sheet 0.1'.R28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/>
          <table:table-cell>
            <draw:frame table:end-cell-address="'Sheet 0.1'.S79" table:end-x="42.6pt" table:end-y="6.01pt" draw:z-index="7" draw:name="Chart 8" draw:style-name="gr1" draw:text-style-name="P1" svg:width="290.21pt" svg:height="179.23pt" svg:x="72pt" svg:y="0.03pt">
              <draw:object draw:notify-on-update-of-ranges="'Sheet 0.1'.O2:'Sheet 0.1'.R2 'Sheet 0.1'.N30:'Sheet 0.1'.N30 'Sheet 0.1'.O30:'Sheet 0.1'.R30 'Sheet 0.1'.N31:'Sheet 0.1'.N31 'Sheet 0.1'.O31:'Sheet 0.1'.R31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3"/>
          <table:table-cell>
            <draw:frame table:end-cell-address="'Sheet 0.1'.V79" table:end-x="76.03pt" table:end-y="6.01pt" draw:z-index="8" draw:name="Chart 9" draw:style-name="gr1" draw:text-style-name="P1" svg:width="290.21pt" svg:height="179.23pt" svg:x="25.51pt" svg:y="0.03pt">
              <draw:object draw:notify-on-update-of-ranges="'Sheet 0.1'.O2:'Sheet 0.1'.R2 'Sheet 0.1'.N33:'Sheet 0.1'.N33 'Sheet 0.1'.O33:'Sheet 0.1'.R33 'Sheet 0.1'.N34:'Sheet 0.1'.N34 'Sheet 0.1'.O34:'Sheet 0.1'.R34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1005"/>
        </table:table-row>
        <table:table-row table:style-name="ro1">
          <table:table-cell table:style-name="ce6" office:value-type="string" calcext:value-type="string">
            <text:p><text:s text:c="7"/>Capital Lease Obligations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544" calcext:value-type="float">
            <text:p>544</text:p>
          </table:table-cell>
          <table:table-cell/>
          <table:table-cell table:style-name="ce6" office:value-type="string" calcext:value-type="string">
            <text:p><text:s text:c="7"/>Capital Lease Obligations</text:p>
          </table:table-cell>
          <table:table-cell table:style-name="ce20" office:value-type="float" office:value="486" calcext:value-type="float">
            <text:p>486</text:p>
          </table:table-cell>
          <table:table-cell table:style-name="ce20" office:value-type="float" office:value="428" calcext:value-type="float">
            <text:p>428</text:p>
          </table:table-cell>
          <table:table-cell table:style-name="ce20" office:value-type="float" office:value="399" calcext:value-type="float">
            <text:p>399</text:p>
          </table:table-cell>
          <table:table-cell table:style-name="ce20" office:value-type="float" office:value="5208" calcext:value-type="float">
            <text:p>5,208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<text:s text:c="3"/>Deferred Income Tax</text:p>
          </table:table-cell>
          <table:table-cell table:style-name="ce20" office:value-type="float" office:value="2795" calcext:value-type="float">
            <text:p>2,795</text:p>
          </table:table-cell>
          <table:table-cell table:style-name="ce20" office:value-type="float" office:value="2157" calcext:value-type="float">
            <text:p>2,157</text:p>
          </table:table-cell>
          <table:table-cell table:style-name="ce20" office:value-type="float" office:value="1773" calcext:value-type="float">
            <text:p>1,773</text:p>
          </table:table-cell>
          <table:table-cell table:style-name="ce20" office:value-type="float" office:value="632" calcext:value-type="float">
            <text:p>632</text:p>
          </table:table-cell>
          <table:table-cell/>
          <table:table-cell table:style-name="ce6" office:value-type="string" calcext:value-type="string">
            <text:p><text:s text:c="3"/>Deferred Income Tax</text:p>
          </table:table-cell>
          <table:table-cell table:style-name="ce20" office:value-type="float" office:value="4745" calcext:value-type="float">
            <text:p>4,745</text:p>
          </table:table-cell>
          <table:table-cell table:style-name="ce20" office:value-type="float" office:value="5636" calcext:value-type="float">
            <text:p>5,636</text:p>
          </table:table-cell>
          <table:table-cell table:style-name="ce20" office:value-type="float" office:value="5030" calcext:value-type="float">
            <text:p>5,030</text:p>
          </table:table-cell>
          <table:table-cell table:style-name="ce20" office:value-type="float" office:value="5007" calcext:value-type="float">
            <text:p>5,007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<text:s text:c="3"/>Minority Interest</text:p>
          </table:table-cell>
          <table:table-cell table:style-name="ce20" office:value-type="float" office:value="255" calcext:value-type="float">
            <text:p>255</text:p>
          </table:table-cell>
          <table:table-cell table:style-name="ce20" office:value-type="float" office:value="436" calcext:value-type="float">
            <text:p>436</text:p>
          </table:table-cell>
          <table:table-cell table:style-name="ce20" office:value-type="float" office:value="529" calcext:value-type="float">
            <text:p>529</text:p>
          </table:table-cell>
          <table:table-cell table:style-name="ce20" office:value-type="float" office:value="583" calcext:value-type="float">
            <text:p>583</text:p>
          </table:table-cell>
          <table:table-cell/>
          <table:table-cell table:style-name="ce6" office:value-type="string" calcext:value-type="string">
            <text:p><text:s text:c="3"/>Minority Interest</text:p>
          </table:table-cell>
          <table:table-cell table:style-name="ce20" office:value-type="float" office:value="221" calcext:value-type="float">
            <text:p>221</text:p>
          </table:table-cell>
          <table:table-cell table:style-name="ce20" office:value-type="float" office:value="229" calcext:value-type="float">
            <text:p>229</text:p>
          </table:table-cell>
          <table:table-cell table:style-name="ce20" office:value-type="float" office:value="225" calcext:value-type="float">
            <text:p>225</text:p>
          </table:table-cell>
          <table:table-cell table:style-name="ce20" office:value-type="float" office:value="1870" calcext:value-type="float">
            <text:p>1,870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<text:s text:c="3"/>Other Liabilities, Total</text:p>
          </table:table-cell>
          <table:table-cell table:style-name="ce20" office:value-type="float" office:value="16658" calcext:value-type="float">
            <text:p>16,658</text:p>
          </table:table-cell>
          <table:table-cell table:style-name="ce20" office:value-type="float" office:value="14646" calcext:value-type="float">
            <text:p>14,646</text:p>
          </table:table-cell>
          <table:table-cell table:style-name="ce20" office:value-type="float" office:value="14182" calcext:value-type="float">
            <text:p>14,182</text:p>
          </table:table-cell>
          <table:table-cell table:style-name="ce20" office:value-type="float" office:value="15170" calcext:value-type="float">
            <text:p>15,170</text:p>
          </table:table-cell>
          <table:table-cell/>
          <table:table-cell table:style-name="ce6" office:value-type="string" calcext:value-type="string">
            <text:p><text:s text:c="3"/>Other Liabilities, Total</text:p>
          </table:table-cell>
          <table:table-cell table:style-name="ce20" office:value-type="float" office:value="68204" calcext:value-type="float">
            <text:p>68,204</text:p>
          </table:table-cell>
          <table:table-cell table:style-name="ce20" office:value-type="float" office:value="65463" calcext:value-type="float">
            <text:p>65,463</text:p>
          </table:table-cell>
          <table:table-cell table:style-name="ce20" office:value-type="float" office:value="66690" calcext:value-type="float">
            <text:p>66,690</text:p>
          </table:table-cell>
          <table:table-cell table:style-name="ce20" office:value-type="float" office:value="81957" calcext:value-type="float">
            <text:p>81,957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Total Equity</text:p>
          </table:table-cell>
          <table:table-cell table:style-name="ce18" table:formula="of:=SUM([.B74:.B82])" office:value-type="float" office:value="47108" calcext:value-type="float">
            <text:p>47,108</text:p>
          </table:table-cell>
          <table:table-cell table:style-name="ce21" office:value-type="float" office:value="53671" calcext:value-type="float">
            <text:p>53,671</text:p>
          </table:table-cell>
          <table:table-cell table:style-name="ce21" office:value-type="float" office:value="57300" calcext:value-type="float">
            <text:p>57,300</text:p>
          </table:table-cell>
          <table:table-cell table:style-name="ce18" table:formula="of:=SUM([.E74:.E82])" office:value-type="float" office:value="59324" calcext:value-type="float">
            <text:p>59,324</text:p>
          </table:table-cell>
          <table:table-cell/>
          <table:table-cell table:style-name="ce5" office:value-type="string" calcext:value-type="string">
            <text:p>Total Equity</text:p>
          </table:table-cell>
          <table:table-cell table:style-name="ce18" table:formula="of:=SUM([.H74:.H82])" office:value-type="float" office:value="92689" calcext:value-type="float">
            <text:p>92,689</text:p>
          </table:table-cell>
          <table:table-cell table:style-name="ce18" table:formula="of:=SUM([.I74:.I82])" office:value-type="float" office:value="108848" calcext:value-type="float">
            <text:p>108,848</text:p>
          </table:table-cell>
          <table:table-cell table:style-name="ce18" table:formula="of:=SUM([.J74:.J82])" office:value-type="float" office:value="117117" calcext:value-type="float">
            <text:p>117,117</text:p>
          </table:table-cell>
          <table:table-cell table:style-name="ce18" table:formula="of:=SUM([.K74:.K82])" office:value-type="float" office:value="121781" calcext:value-type="float">
            <text:p>121,781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<text:s text:c="3"/>Redeemable Preferred Stock, Total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<text:s text:c="3"/>Redeemable Preferred Stock, Total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<text:s text:c="3"/>Preferred Stock - Non Redeemable, Net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<text:s text:c="3"/>Preferred Stock - Non Redeemable, Net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<text:s text:c="3"/>Common Stock, Total</text:p>
          </table:table-cell>
          <table:table-cell table:style-name="ce20" office:value-type="float" office:value="657" calcext:value-type="float">
            <text:p>657</text:p>
          </table:table-cell>
          <table:table-cell table:number-columns-repeated="2" table:style-name="ce20" office:value-type="float" office:value="658" calcext:value-type="float">
            <text:p>658</text:p>
          </table:table-cell>
          <table:table-cell table:style-name="ce20" office:value-type="float" office:value="659" calcext:value-type="float">
            <text:p>659</text:p>
          </table:table-cell>
          <table:table-cell/>
          <table:table-cell table:style-name="ce6" office:value-type="string" calcext:value-type="string">
            <text:p><text:s text:c="3"/>Common Stock, Total</text:p>
          </table:table-cell>
          <table:table-cell table:number-columns-repeated="4" table:style-name="ce20" office:value-type="float" office:value="1283" calcext:value-type="float">
            <text:p>1,283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<text:s text:c="3"/>Additional Paid-In Capital</text:p>
          </table:table-cell>
          <table:table-cell table:style-name="ce20" office:value-type="float" office:value="2047" calcext:value-type="float">
            <text:p>2,047</text:p>
          </table:table-cell>
          <table:table-cell table:style-name="ce20" office:value-type="float" office:value="2084" calcext:value-type="float">
            <text:p>2,084</text:p>
          </table:table-cell>
          <table:table-cell table:style-name="ce20" office:value-type="float" office:value="2118" calcext:value-type="float">
            <text:p>2,118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<text:s text:c="3"/>Additional Paid-In Capital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4551" calcext:value-type="float">
            <text:p>14,551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<text:s text:c="3"/>Retained Earnings (Accumulated Deficit)</text:p>
          </table:table-cell>
          <table:table-cell table:style-name="ce20" office:value-type="float" office:value="44445" calcext:value-type="float">
            <text:p>44,445</text:p>
          </table:table-cell>
          <table:table-cell table:style-name="ce20" office:value-type="float" office:value="52899" calcext:value-type="float">
            <text:p>52,899</text:p>
          </table:table-cell>
          <table:table-cell table:style-name="ce20" office:value-type="float" office:value="57980" calcext:value-type="float">
            <text:p>57,980</text:p>
          </table:table-cell>
          <table:table-cell table:style-name="ce20" office:value-type="float" office:value="59828" calcext:value-type="float">
            <text:p>59,828</text:p>
          </table:table-cell>
          <table:table-cell/>
          <table:table-cell table:style-name="ce6" office:value-type="string" calcext:value-type="string">
            <text:p><text:s text:c="3"/>Retained Earnings (Accumulated Deficit)</text:p>
          </table:table-cell>
          <table:table-cell table:style-name="ce20" office:value-type="float" office:value="85415" calcext:value-type="float">
            <text:p>85,415</text:p>
          </table:table-cell>
          <table:table-cell table:style-name="ce20" office:value-type="float" office:value="81368" calcext:value-type="float">
            <text:p>81,368</text:p>
          </table:table-cell>
          <table:table-cell table:style-name="ce20" office:value-type="float" office:value="91105" calcext:value-type="float">
            <text:p>91,105</text:p>
          </table:table-cell>
          <table:table-cell table:style-name="ce20" office:value-type="float" office:value="96929" calcext:value-type="float">
            <text:p>96,929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<text:s text:c="3"/>Treasury Stock - Common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<text:s text:c="3"/>Treasury Stock - Common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<text:s text:c="3"/>ESOP Debt Guarantee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<text:s text:c="3"/>ESOP Debt Guarantee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/>
          <table:table-cell>
            <draw:frame table:end-cell-address="'Sheet 0.1'.P91" table:end-x="1.7pt" table:end-y="3.71pt" draw:z-index="9" draw:name="Chart 10" draw:style-name="gr1" draw:text-style-name="P1" svg:width="313.48pt" svg:height="176.23pt" svg:x="2.24pt" svg:y="0.74pt">
              <draw:object draw:notify-on-update-of-ranges="'Sheet 0.1'.O2:'Sheet 0.1'.R2 'Sheet 0.1'.N38:'Sheet 0.1'.N38 'Sheet 0.1'.O38:'Sheet 0.1'.R38 'Sheet 0.1'.N39:'Sheet 0.1'.N39 'Sheet 0.1'.O39:'Sheet 0.1'.R39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  <table:table-cell/>
          <table:table-cell>
            <draw:frame table:end-cell-address="'Sheet 0.1'.S91" table:end-x="42.6pt" table:end-y="6.72pt" draw:z-index="10" draw:name="Chart 11" draw:style-name="gr1" draw:text-style-name="P1" svg:width="290.21pt" svg:height="179.23pt" svg:x="72pt" svg:y="0.74pt">
              <draw:object draw:notify-on-update-of-ranges="'Sheet 0.1'.O2:'Sheet 0.1'.R2 'Sheet 0.1'.N41:'Sheet 0.1'.N41 'Sheet 0.1'.O41:'Sheet 0.1'.R41 'Sheet 0.1'.N42:'Sheet 0.1'.N42 'Sheet 0.1'.O42:'Sheet 0.1'.R42"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<text:s text:c="3"/>Unrealized Gain (Loss)</text:p>
          </table:table-cell>
          <table:table-cell table:style-name="ce20" office:value-type="float" office:value="52" calcext:value-type="float">
            <text:p>52</text:p>
          </table:table-cell>
          <table:table-cell table:style-name="ce20" office:value-type="float" office:value="93" calcext:value-type="float">
            <text:p>93</text:p>
          </table:table-cell>
          <table:table-cell table:style-name="ce20" office:value-type="float" office:value="-1" calcext:value-type="float">
            <text:p>(1)</text:p>
          </table:table-cell>
          <table:table-cell table:style-name="ce20" office:value-type="float" office:value="29" calcext:value-type="float">
            <text:p>29</text:p>
          </table:table-cell>
          <table:table-cell/>
          <table:table-cell table:style-name="ce6" office:value-type="string" calcext:value-type="string">
            <text:p><text:s text:c="3"/>Unrealized Gain (Loss)</text:p>
          </table:table-cell>
          <table:table-cell table:style-name="ce20" office:value-type="float" office:value="-2" calcext:value-type="float">
            <text:p>(2)</text:p>
          </table:table-cell>
          <table:table-cell table:style-name="ce20" office:value-type="float" office:value="257" calcext:value-type="float">
            <text:p>257</text:p>
          </table:table-cell>
          <table:table-cell table:style-name="ce20" office:value-type="float" office:value="-2" calcext:value-type="float">
            <text:p>(2)</text:p>
          </table:table-cell>
          <table:table-cell table:style-name="ce20" office:value-type="float" office:value="60" calcext:value-type="float">
            <text:p>60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<text:s text:c="3"/>Other Equity, Total</text:p>
          </table:table-cell>
          <table:table-cell table:style-name="ce20" office:value-type="float" office:value="-93" calcext:value-type="float">
            <text:p>(93)</text:p>
          </table:table-cell>
          <table:table-cell table:style-name="ce20" office:value-type="float" office:value="21" calcext:value-type="float">
            <text:p>21</text:p>
          </table:table-cell>
          <table:table-cell table:style-name="ce20" office:value-type="float" office:value="-1337" calcext:value-type="float">
            <text:p>(1,337)</text:p>
          </table:table-cell>
          <table:table-cell table:style-name="ce20" office:value-type="float" office:value="-1192" calcext:value-type="float">
            <text:p>(1,192)</text:p>
          </table:table-cell>
          <table:table-cell/>
          <table:table-cell table:style-name="ce6" office:value-type="string" calcext:value-type="string">
            <text:p><text:s text:c="3"/>Other Equity, Total</text:p>
          </table:table-cell>
          <table:table-cell table:style-name="ce20" office:value-type="float" office:value="5993" calcext:value-type="float">
            <text:p>5,993</text:p>
          </table:table-cell>
          <table:table-cell table:style-name="ce20" office:value-type="float" office:value="11389" calcext:value-type="float">
            <text:p>11,389</text:p>
          </table:table-cell>
          <table:table-cell table:style-name="ce20" office:value-type="float" office:value="10180" calcext:value-type="float">
            <text:p>10,180</text:p>
          </table:table-cell>
          <table:table-cell table:style-name="ce20" office:value-type="float" office:value="8958" calcext:value-type="float">
            <text:p>8,958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Total Liabilities &amp; Shareholders' Equity</text:p>
          </table:table-cell>
          <table:table-cell table:style-name="ce18" table:formula="of:=[.B66]+[.B73]" office:value-type="float" office:value="188535" calcext:value-type="float">
            <text:p>188,535</text:p>
          </table:table-cell>
          <table:table-cell table:style-name="ce18" table:formula="of:=[.C66]+[.C73]" office:value-type="float" office:value="195506" calcext:value-type="float">
            <text:p>195,506</text:p>
          </table:table-cell>
          <table:table-cell table:style-name="ce18" table:formula="of:=[.D66]+[.D73]" office:value-type="float" office:value="208938" calcext:value-type="float">
            <text:p>208,938</text:p>
          </table:table-cell>
          <table:table-cell table:style-name="ce18" table:formula="of:=[.E66]+[.E73]" office:value-type="float" office:value="228034" calcext:value-type="float">
            <text:p>228,034</text:p>
          </table:table-cell>
          <table:table-cell/>
          <table:table-cell table:style-name="ce5" office:value-type="string" calcext:value-type="string">
            <text:p>Total Liabilities &amp; Shareholders' Equity</text:p>
          </table:table-cell>
          <table:table-cell table:style-name="ce18" table:formula="of:=[.H66]+[.H73]" office:value-type="float" office:value="409732" calcext:value-type="float">
            <text:p>409,732</text:p>
          </table:table-cell>
          <table:table-cell table:style-name="ce18" table:formula="of:=[.I66]+[.I73]" office:value-type="float" office:value="422193" calcext:value-type="float">
            <text:p>422,193</text:p>
          </table:table-cell>
          <table:table-cell table:style-name="ce18" table:formula="of:=[.J66]+[.J73]" office:value-type="float" office:value="458156" calcext:value-type="float">
            <text:p>458,156</text:p>
          </table:table-cell>
          <table:table-cell table:style-name="ce18" table:formula="of:=[.K66]+[.K73]" office:value-type="float" office:value="488071" calcext:value-type="float">
            <text:p>488,07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Total Common Shares Outstanding</text:p>
          </table:table-cell>
          <table:table-cell table:style-name="ce21" office:value-type="float" office:value="657.11" calcext:value-type="float">
            <text:p>657</text:p>
          </table:table-cell>
          <table:table-cell table:style-name="ce21" office:value-type="float" office:value="657.6" calcext:value-type="float">
            <text:p>658</text:p>
          </table:table-cell>
          <table:table-cell table:style-name="ce21" office:value-type="float" office:value="658.12" calcext:value-type="float">
            <text:p>658</text:p>
          </table:table-cell>
          <table:table-cell table:style-name="ce21" office:value-type="float" office:value="658.86" calcext:value-type="float">
            <text:p>659</text:p>
          </table:table-cell>
          <table:table-cell/>
          <table:table-cell table:style-name="ce5" office:value-type="string" calcext:value-type="string">
            <text:p>Total Common Shares Outstanding</text:p>
          </table:table-cell>
          <table:table-cell table:number-columns-repeated="4" table:style-name="ce21" office:value-type="float" office:value="501.3" calcext:value-type="float">
            <text:p>50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Total Preferred Shares Outstanding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Total Preferred Shares Outstanding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8"/>
          <table:table-cell table:style-name="ce13" table:number-columns-repeated="4"/>
          <table:table-cell table:number-columns-repeated="1019"/>
        </table:table-row>
        <table:table-row table:style-name="ro1">
          <table:table-cell table:style-name="ce1" office:value-type="string" calcext:value-type="string">
            <text:p>BMW Cash Flow Statement</text:p>
          </table:table-cell>
          <table:table-cell table:style-name="ce1" table:number-columns-repeated="4"/>
          <table:table-cell/>
          <table:table-cell table:style-name="ce1" office:value-type="string" calcext:value-type="string">
            <text:p>Volkswagen Cash Flow Statement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 table:style-name="ce2" office:value-type="string" calcext:value-type="string">
            <text:p>EUR, '000 000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2019" calcext:value-type="float">
            <text:p>2019</text:p>
          </table:table-cell>
          <table:table-cell/>
          <table:table-cell table:style-name="ce2" office:value-type="string" calcext:value-type="string">
            <text:p>EUR, '000 000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2019" calcext:value-type="float">
            <text:p>2019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Net Income/Starting Line</text:p>
          </table:table-cell>
          <table:table-cell table:style-name="ce21" office:value-type="float" office:value="6910" calcext:value-type="float">
            <text:p>6,910</text:p>
          </table:table-cell>
          <table:table-cell table:style-name="ce21" office:value-type="float" office:value="8675" calcext:value-type="float">
            <text:p>8,675</text:p>
          </table:table-cell>
          <table:table-cell table:style-name="ce21" office:value-type="float" office:value="7064" calcext:value-type="float">
            <text:p>7,064</text:p>
          </table:table-cell>
          <table:table-cell table:style-name="ce21" office:value-type="float" office:value="5022" calcext:value-type="float">
            <text:p>5,022</text:p>
          </table:table-cell>
          <table:table-cell/>
          <table:table-cell table:style-name="ce9" office:value-type="string" calcext:value-type="string">
            <text:p>Net Income/Starting Line</text:p>
          </table:table-cell>
          <table:table-cell table:style-name="ce21" office:value-type="float" office:value="7292" calcext:value-type="float">
            <text:p>7,292</text:p>
          </table:table-cell>
          <table:table-cell table:style-name="ce21" office:value-type="float" office:value="13673" calcext:value-type="float">
            <text:p>13,673</text:p>
          </table:table-cell>
          <table:table-cell table:style-name="ce21" office:value-type="float" office:value="15643" calcext:value-type="float">
            <text:p>15,643</text:p>
          </table:table-cell>
          <table:table-cell table:style-name="ce21" office:value-type="float" office:value="18356" calcext:value-type="float">
            <text:p>18,356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Cash From Operating Activities</text:p>
          </table:table-cell>
          <table:table-cell table:style-name="ce21" office:value-type="float" office:value="3211" calcext:value-type="float">
            <text:p>3,211</text:p>
          </table:table-cell>
          <table:table-cell table:style-name="ce21" office:value-type="float" office:value="5973" calcext:value-type="float">
            <text:p>5,973</text:p>
          </table:table-cell>
          <table:table-cell table:style-name="ce21" office:value-type="float" office:value="5026" calcext:value-type="float">
            <text:p>5,026</text:p>
          </table:table-cell>
          <table:table-cell table:style-name="ce21" office:value-type="float" office:value="3579" calcext:value-type="float">
            <text:p>3,579</text:p>
          </table:table-cell>
          <table:table-cell/>
          <table:table-cell table:style-name="ce9" office:value-type="string" calcext:value-type="string">
            <text:p>Cash From Operating Activities</text:p>
          </table:table-cell>
          <table:table-cell table:style-name="ce21" office:value-type="float" office:value="9430" calcext:value-type="float">
            <text:p>9,430</text:p>
          </table:table-cell>
          <table:table-cell table:style-name="ce21" office:value-type="float" office:value="-1186" calcext:value-type="float">
            <text:p>(1,186)</text:p>
          </table:table-cell>
          <table:table-cell table:style-name="ce21" office:value-type="float" office:value="7272" calcext:value-type="float">
            <text:p>7,272</text:p>
          </table:table-cell>
          <table:table-cell table:style-name="ce21" office:value-type="float" office:value="17984" calcext:value-type="float">
            <text:p>17,984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<text:s text:c="3"/>Depreciation/Depletion</text:p>
          </table:table-cell>
          <table:table-cell table:style-name="ce20" office:value-type="float" office:value="4998" calcext:value-type="float">
            <text:p>4,998</text:p>
          </table:table-cell>
          <table:table-cell table:style-name="ce20" office:value-type="float" office:value="4822" calcext:value-type="float">
            <text:p>4,822</text:p>
          </table:table-cell>
          <table:table-cell table:style-name="ce20" office:value-type="float" office:value="5113" calcext:value-type="float">
            <text:p>5,113</text:p>
          </table:table-cell>
          <table:table-cell table:style-name="ce20" office:value-type="float" office:value="6017" calcext:value-type="float">
            <text:p>6,017</text:p>
          </table:table-cell>
          <table:table-cell/>
          <table:table-cell table:style-name="ce10" office:value-type="string" calcext:value-type="string">
            <text:p><text:s text:c="3"/>Depreciation/Depletion</text:p>
          </table:table-cell>
          <table:table-cell table:style-name="ce20" office:value-type="float" office:value="17207" calcext:value-type="float">
            <text:p>17,207</text:p>
          </table:table-cell>
          <table:table-cell table:style-name="ce20" office:value-type="float" office:value="18296" calcext:value-type="float">
            <text:p>18,296</text:p>
          </table:table-cell>
          <table:table-cell table:style-name="ce20" office:value-type="float" office:value="18723" calcext:value-type="float">
            <text:p>18,723</text:p>
          </table:table-cell>
          <table:table-cell table:style-name="ce20" office:value-type="float" office:value="20474" calcext:value-type="float">
            <text:p>20,474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<text:s text:c="3"/>Amortization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/>
          <table:table-cell table:style-name="ce10" office:value-type="string" calcext:value-type="string">
            <text:p><text:s text:c="3"/>Amortization</text:p>
          </table:table-cell>
          <table:table-cell table:style-name="ce20" office:value-type="float" office:value="3586" calcext:value-type="float">
            <text:p>3,586</text:p>
          </table:table-cell>
          <table:table-cell table:style-name="ce20" office:value-type="float" office:value="3734" calcext:value-type="float">
            <text:p>3,734</text:p>
          </table:table-cell>
          <table:table-cell table:style-name="ce20" office:value-type="float" office:value="3668" calcext:value-type="float">
            <text:p>3,668</text:p>
          </table:table-cell>
          <table:table-cell table:style-name="ce20" office:value-type="float" office:value="3665" calcext:value-type="float">
            <text:p>3,665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<text:s text:c="3"/>Deferred Taxes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-559" calcext:value-type="float">
            <text:p>(559)</text:p>
          </table:table-cell>
          <table:table-cell table:style-name="ce20" office:value-type="float" office:value="312" calcext:value-type="float">
            <text:p>312</text:p>
          </table:table-cell>
          <table:table-cell table:style-name="ce20" office:value-type="float" office:value="-1176" calcext:value-type="float">
            <text:p>(1,176)</text:p>
          </table:table-cell>
          <table:table-cell/>
          <table:table-cell table:style-name="ce10" office:value-type="string" calcext:value-type="string">
            <text:p><text:s text:c="3"/>Deferred Taxes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<text:s text:c="3"/>Non-Cash Items</text:p>
          </table:table-cell>
          <table:table-cell table:style-name="ce20" office:value-type="float" office:value="-7670" calcext:value-type="float">
            <text:p>(7,670)</text:p>
          </table:table-cell>
          <table:table-cell table:style-name="ce20" office:value-type="float" office:value="-6230" calcext:value-type="float">
            <text:p>(6,230)</text:p>
          </table:table-cell>
          <table:table-cell table:style-name="ce20" office:value-type="float" office:value="-5957" calcext:value-type="float">
            <text:p>(5,957)</text:p>
          </table:table-cell>
          <table:table-cell table:style-name="ce20" office:value-type="float" office:value="-2882" calcext:value-type="float">
            <text:p>(2,882)</text:p>
          </table:table-cell>
          <table:table-cell/>
          <table:table-cell table:style-name="ce10" office:value-type="string" calcext:value-type="string">
            <text:p><text:s text:c="3"/>Non-Cash Items</text:p>
          </table:table-cell>
          <table:table-cell table:style-name="ce20" office:value-type="float" office:value="6967" calcext:value-type="float">
            <text:p>6,967</text:p>
          </table:table-cell>
          <table:table-cell table:style-name="ce20" office:value-type="float" office:value="-9298" calcext:value-type="float">
            <text:p>(9,298)</text:p>
          </table:table-cell>
          <table:table-cell table:style-name="ce20" office:value-type="float" office:value="97" calcext:value-type="float">
            <text:p>97</text:p>
          </table:table-cell>
          <table:table-cell table:style-name="ce20" office:value-type="float" office:value="1672" calcext:value-type="float">
            <text:p>1,672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<text:s text:c="3"/>Cash Receipts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/>
          <table:table-cell table:style-name="ce10" office:value-type="string" calcext:value-type="string">
            <text:p><text:s text:c="3"/>Cash Receipts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<text:s text:c="3"/>Cash Payments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/>
          <table:table-cell table:style-name="ce10" office:value-type="string" calcext:value-type="string">
            <text:p><text:s text:c="3"/>Cash Payments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<text:s text:c="3"/>Cash Taxes Paid</text:p>
          </table:table-cell>
          <table:table-cell table:style-name="ce20" office:value-type="float" office:value="2417" calcext:value-type="float">
            <text:p>2,417</text:p>
          </table:table-cell>
          <table:table-cell table:style-name="ce20" office:value-type="float" office:value="2301" calcext:value-type="float">
            <text:p>2,301</text:p>
          </table:table-cell>
          <table:table-cell table:style-name="ce20" office:value-type="float" office:value="1972" calcext:value-type="float">
            <text:p>1,972</text:p>
          </table:table-cell>
          <table:table-cell table:style-name="ce20" office:value-type="float" office:value="3389" calcext:value-type="float">
            <text:p>3,389</text:p>
          </table:table-cell>
          <table:table-cell/>
          <table:table-cell table:style-name="ce10" office:value-type="string" calcext:value-type="string">
            <text:p><text:s text:c="3"/>Cash Taxes Paid</text:p>
          </table:table-cell>
          <table:table-cell table:style-name="ce20" office:value-type="float" office:value="3315" calcext:value-type="float">
            <text:p>3,315</text:p>
          </table:table-cell>
          <table:table-cell table:style-name="ce20" office:value-type="float" office:value="3664" calcext:value-type="float">
            <text:p>3,664</text:p>
          </table:table-cell>
          <table:table-cell table:style-name="ce20" office:value-type="float" office:value="3804" calcext:value-type="float">
            <text:p>3,804</text:p>
          </table:table-cell>
          <table:table-cell table:style-name="ce20" office:value-type="float" office:value="2914" calcext:value-type="float">
            <text:p>2,914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<text:s text:c="3"/>Cash Interest Paid</text:p>
          </table:table-cell>
          <table:table-cell table:style-name="ce20" office:value-type="float" office:value="118" calcext:value-type="float">
            <text:p>118</text:p>
          </table:table-cell>
          <table:table-cell table:style-name="ce20" office:value-type="float" office:value="165" calcext:value-type="float">
            <text:p>165</text:p>
          </table:table-cell>
          <table:table-cell table:style-name="ce20" office:value-type="float" office:value="136" calcext:value-type="float">
            <text:p>136</text:p>
          </table:table-cell>
          <table:table-cell table:style-name="ce20" office:value-type="float" office:value="199" calcext:value-type="float">
            <text:p>199</text:p>
          </table:table-cell>
          <table:table-cell/>
          <table:table-cell table:style-name="ce10" office:value-type="string" calcext:value-type="string">
            <text:p><text:s text:c="3"/>Cash Interest Paid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<text:s text:c="3"/>Changes in Working Capital</text:p>
          </table:table-cell>
          <table:table-cell table:style-name="ce20" office:value-type="float" office:value="-1112" calcext:value-type="float">
            <text:p>(1,112)</text:p>
          </table:table-cell>
          <table:table-cell table:style-name="ce20" office:value-type="float" office:value="-735" calcext:value-type="float">
            <text:p>(735)</text:p>
          </table:table-cell>
          <table:table-cell table:style-name="ce20" office:value-type="float" office:value="-1506" calcext:value-type="float">
            <text:p>(1,506)</text:p>
          </table:table-cell>
          <table:table-cell table:style-name="ce20" office:value-type="float" office:value="-3402" calcext:value-type="float">
            <text:p>(3,402)</text:p>
          </table:table-cell>
          <table:table-cell/>
          <table:table-cell table:style-name="ce10" office:value-type="string" calcext:value-type="string">
            <text:p><text:s text:c="3"/>Changes in Working Capital</text:p>
          </table:table-cell>
          <table:table-cell table:style-name="ce20" office:value-type="float" office:value="-25622" calcext:value-type="float">
            <text:p>(25,622)</text:p>
          </table:table-cell>
          <table:table-cell table:style-name="ce20" office:value-type="float" office:value="-27591" calcext:value-type="float">
            <text:p>(27,591)</text:p>
          </table:table-cell>
          <table:table-cell table:style-name="ce20" office:value-type="float" office:value="-30859" calcext:value-type="float">
            <text:p>(30,859)</text:p>
          </table:table-cell>
          <table:table-cell table:style-name="ce20" office:value-type="float" office:value="-26183" calcext:value-type="float">
            <text:p>(26,183)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Cash From Investing Activities</text:p>
          </table:table-cell>
          <table:table-cell table:style-name="ce18" table:formula="of:=SUM([.B101:.B102])" office:value-type="float" office:value="-5863" calcext:value-type="float">
            <text:p>(5,863)</text:p>
          </table:table-cell>
          <table:table-cell table:style-name="ce18" table:formula="of:=SUM([.C101:.C102])" office:value-type="float" office:value="-6163" calcext:value-type="float">
            <text:p>(6,163)</text:p>
          </table:table-cell>
          <table:table-cell table:style-name="ce18" table:formula="of:=SUM([.D101:.D102])" office:value-type="float" office:value="-7363" calcext:value-type="float">
            <text:p>(7,363)</text:p>
          </table:table-cell>
          <table:table-cell table:style-name="ce18" table:formula="of:=SUM([.E101:.E102])" office:value-type="float" office:value="-7284" calcext:value-type="float">
            <text:p>(7,284)</text:p>
          </table:table-cell>
          <table:table-cell/>
          <table:table-cell table:style-name="ce9" office:value-type="string" calcext:value-type="string">
            <text:p>Cash From Investing Activities</text:p>
          </table:table-cell>
          <table:table-cell table:style-name="ce18" table:formula="of:=SUM([.H101:.H102])" office:value-type="float" office:value="-20679" calcext:value-type="float">
            <text:p>(20,679)</text:p>
          </table:table-cell>
          <table:table-cell table:style-name="ce18" table:formula="of:=SUM([.I101:.I102])" office:value-type="float" office:value="-16508" calcext:value-type="float">
            <text:p>(16,508)</text:p>
          </table:table-cell>
          <table:table-cell table:style-name="ce18" table:formula="of:=SUM([.J101:.J102])" office:value-type="float" office:value="-21590" calcext:value-type="float">
            <text:p>(21,590)</text:p>
          </table:table-cell>
          <table:table-cell table:style-name="ce18" table:formula="of:=SUM([.K101:.K102])" office:value-type="float" office:value="-21146" calcext:value-type="float">
            <text:p>(21,146)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<text:s text:c="3"/>Capital Expenditures</text:p>
          </table:table-cell>
          <table:table-cell table:style-name="ce20" office:value-type="float" office:value="-5823" calcext:value-type="float">
            <text:p>(5,823)</text:p>
          </table:table-cell>
          <table:table-cell table:style-name="ce20" office:value-type="float" office:value="-7112" calcext:value-type="float">
            <text:p>(7,112)</text:p>
          </table:table-cell>
          <table:table-cell table:style-name="ce20" office:value-type="float" office:value="-7777" calcext:value-type="float">
            <text:p>(7,777)</text:p>
          </table:table-cell>
          <table:table-cell table:style-name="ce20" office:value-type="float" office:value="-6902" calcext:value-type="float">
            <text:p>(6,902)</text:p>
          </table:table-cell>
          <table:table-cell/>
          <table:table-cell table:style-name="ce10" office:value-type="string" calcext:value-type="string">
            <text:p><text:s text:c="3"/>Capital Expenditures</text:p>
          </table:table-cell>
          <table:table-cell table:style-name="ce20" office:value-type="float" office:value="-13152" calcext:value-type="float">
            <text:p>(13,152)</text:p>
          </table:table-cell>
          <table:table-cell table:style-name="ce20" office:value-type="float" office:value="-13052" calcext:value-type="float">
            <text:p>(13,052)</text:p>
          </table:table-cell>
          <table:table-cell table:style-name="ce20" office:value-type="float" office:value="-13729" calcext:value-type="float">
            <text:p>(13,729)</text:p>
          </table:table-cell>
          <table:table-cell table:style-name="ce20" office:value-type="float" office:value="-14230" calcext:value-type="float">
            <text:p>(14,230)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<text:s text:c="3"/>Other Investing Cash Flow Items, Total</text:p>
          </table:table-cell>
          <table:table-cell table:style-name="ce20" office:value-type="float" office:value="-40" calcext:value-type="float">
            <text:p>(40)</text:p>
          </table:table-cell>
          <table:table-cell table:style-name="ce20" office:value-type="float" office:value="949" calcext:value-type="float">
            <text:p>949</text:p>
          </table:table-cell>
          <table:table-cell table:style-name="ce20" office:value-type="float" office:value="414" calcext:value-type="float">
            <text:p>414</text:p>
          </table:table-cell>
          <table:table-cell table:style-name="ce20" office:value-type="float" office:value="-382" calcext:value-type="float">
            <text:p>(382)</text:p>
          </table:table-cell>
          <table:table-cell/>
          <table:table-cell table:style-name="ce10" office:value-type="string" calcext:value-type="string">
            <text:p><text:s text:c="3"/>Other Investing Cash Flow Items, Total</text:p>
          </table:table-cell>
          <table:table-cell table:style-name="ce20" office:value-type="float" office:value="-7527" calcext:value-type="float">
            <text:p>(7,527)</text:p>
          </table:table-cell>
          <table:table-cell table:style-name="ce20" office:value-type="float" office:value="-3456" calcext:value-type="float">
            <text:p>(3,456)</text:p>
          </table:table-cell>
          <table:table-cell table:style-name="ce20" office:value-type="float" office:value="-7861" calcext:value-type="float">
            <text:p>(7,861)</text:p>
          </table:table-cell>
          <table:table-cell table:style-name="ce20" office:value-type="float" office:value="-6916" calcext:value-type="float">
            <text:p>(6,916)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Cash From Financing Activities</text:p>
          </table:table-cell>
          <table:table-cell table:style-name="ce21" office:value-type="float" office:value="4393" calcext:value-type="float">
            <text:p>4,393</text:p>
          </table:table-cell>
          <table:table-cell table:style-name="ce21" office:value-type="float" office:value="1572" calcext:value-type="float">
            <text:p>1,572</text:p>
          </table:table-cell>
          <table:table-cell table:style-name="ce21" office:value-type="float" office:value="4296" calcext:value-type="float">
            <text:p>4,296</text:p>
          </table:table-cell>
          <table:table-cell table:style-name="ce21" office:value-type="float" office:value="4790" calcext:value-type="float">
            <text:p>4,790</text:p>
          </table:table-cell>
          <table:table-cell/>
          <table:table-cell table:style-name="ce9" office:value-type="string" calcext:value-type="string">
            <text:p>Cash From Financing Activities</text:p>
          </table:table-cell>
          <table:table-cell table:style-name="ce21" office:value-type="float" office:value="9712" calcext:value-type="float">
            <text:p>9,712</text:p>
          </table:table-cell>
          <table:table-cell table:style-name="ce21" office:value-type="float" office:value="17625" calcext:value-type="float">
            <text:p>17,625</text:p>
          </table:table-cell>
          <table:table-cell table:style-name="ce21" office:value-type="float" office:value="24566" calcext:value-type="float">
            <text:p>24,566</text:p>
          </table:table-cell>
          <table:table-cell table:style-name="ce21" office:value-type="float" office:value="-865" calcext:value-type="float">
            <text:p>(865)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<text:s text:c="3"/>Financing Cash Flow Items</text:p>
          </table:table-cell>
          <table:table-cell table:style-name="ce20" office:value-type="float" office:value="-98" calcext:value-type="float">
            <text:p>(98)</text:p>
          </table:table-cell>
          <table:table-cell table:style-name="ce20" office:value-type="float" office:value="-127" calcext:value-type="float">
            <text:p>(127)</text:p>
          </table:table-cell>
          <table:table-cell table:style-name="ce20" office:value-type="float" office:value="-111" calcext:value-type="float">
            <text:p>(111)</text:p>
          </table:table-cell>
          <table:table-cell table:style-name="ce20" office:value-type="float" office:value="-166" calcext:value-type="float">
            <text:p>(166)</text:p>
          </table:table-cell>
          <table:table-cell/>
          <table:table-cell table:style-name="ce10" office:value-type="string" calcext:value-type="string">
            <text:p><text:s text:c="3"/>Financing Cash Flow Items</text:p>
          </table:table-cell>
          <table:table-cell table:style-name="ce20" office:value-type="float" office:value="-4" calcext:value-type="float">
            <text:p>(4)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-27" calcext:value-type="float">
            <text:p>(27)</text:p>
          </table:table-cell>
          <table:table-cell table:style-name="ce20" office:value-type="float" office:value="1368" calcext:value-type="float">
            <text:p>1,368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<text:s text:c="3"/>Total Cash Dividends Paid</text:p>
          </table:table-cell>
          <table:table-cell table:style-name="ce20" office:value-type="float" office:value="-2121" calcext:value-type="float">
            <text:p>(2,121)</text:p>
          </table:table-cell>
          <table:table-cell table:style-name="ce20" office:value-type="float" office:value="-2324" calcext:value-type="float">
            <text:p>(2,324)</text:p>
          </table:table-cell>
          <table:table-cell table:style-name="ce20" office:value-type="float" office:value="-2630" calcext:value-type="float">
            <text:p>(2,630)</text:p>
          </table:table-cell>
          <table:table-cell table:style-name="ce20" office:value-type="float" office:value="-2366" calcext:value-type="float">
            <text:p>(2,366)</text:p>
          </table:table-cell>
          <table:table-cell/>
          <table:table-cell table:style-name="ce10" office:value-type="string" calcext:value-type="string">
            <text:p><text:s text:c="3"/>Total Cash Dividends Paid</text:p>
          </table:table-cell>
          <table:table-cell table:style-name="ce20" office:value-type="float" office:value="-364" calcext:value-type="float">
            <text:p>(364)</text:p>
          </table:table-cell>
          <table:table-cell table:style-name="ce20" office:value-type="float" office:value="-1332" calcext:value-type="float">
            <text:p>(1,332)</text:p>
          </table:table-cell>
          <table:table-cell table:style-name="ce20" office:value-type="float" office:value="-2375" calcext:value-type="float">
            <text:p>(2,375)</text:p>
          </table:table-cell>
          <table:table-cell table:style-name="ce20" office:value-type="float" office:value="-2899" calcext:value-type="float">
            <text:p>(2,899)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<text:s text:c="3"/>Issuance (Retirement) of Stock, Net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/>
          <table:table-cell table:style-name="ce10" office:value-type="string" calcext:value-type="string">
            <text:p><text:s text:c="3"/>Issuance (Retirement) of Stock, Net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3473" calcext:value-type="float">
            <text:p>3,473</text:p>
          </table:table-cell>
          <table:table-cell table:style-name="ce20" office:value-type="float" office:value="1491" calcext:value-type="float">
            <text:p>1,49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<text:s text:c="3"/>Issuance (Retirement) of Debt, Net</text:p>
          </table:table-cell>
          <table:table-cell table:style-name="ce20" office:value-type="float" office:value="6612" calcext:value-type="float">
            <text:p>6,612</text:p>
          </table:table-cell>
          <table:table-cell table:style-name="ce20" office:value-type="float" office:value="4023" calcext:value-type="float">
            <text:p>4,023</text:p>
          </table:table-cell>
          <table:table-cell table:style-name="ce20" office:value-type="float" office:value="7037" calcext:value-type="float">
            <text:p>7,037</text:p>
          </table:table-cell>
          <table:table-cell table:style-name="ce20" office:value-type="float" office:value="7322" calcext:value-type="float">
            <text:p>7,322</text:p>
          </table:table-cell>
          <table:table-cell/>
          <table:table-cell table:style-name="ce10" office:value-type="string" calcext:value-type="string">
            <text:p><text:s text:c="3"/>Issuance (Retirement) of Debt, Net</text:p>
          </table:table-cell>
          <table:table-cell table:style-name="ce20" office:value-type="float" office:value="10080" calcext:value-type="float">
            <text:p>10,080</text:p>
          </table:table-cell>
          <table:table-cell table:style-name="ce20" office:value-type="float" office:value="15483" calcext:value-type="float">
            <text:p>15,483</text:p>
          </table:table-cell>
          <table:table-cell table:style-name="ce20" office:value-type="float" office:value="25477" calcext:value-type="float">
            <text:p>25,477</text:p>
          </table:table-cell>
          <table:table-cell table:style-name="ce20" office:value-type="float" office:value="666" calcext:value-type="float">
            <text:p>666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<text:s text:c="3"/>Foreign Exchange Effects</text:p>
          </table:table-cell>
          <table:table-cell table:style-name="ce20" office:value-type="float" office:value="17" calcext:value-type="float">
            <text:p>17</text:p>
          </table:table-cell>
          <table:table-cell table:style-name="ce20" office:value-type="float" office:value="-223" calcext:value-type="float">
            <text:p>(223)</text:p>
          </table:table-cell>
          <table:table-cell table:style-name="ce20" office:value-type="float" office:value="-19" calcext:value-type="float">
            <text:p>(19)</text:p>
          </table:table-cell>
          <table:table-cell table:style-name="ce20" office:value-type="float" office:value="-28" calcext:value-type="float">
            <text:p>(28)</text:p>
          </table:table-cell>
          <table:table-cell/>
          <table:table-cell table:style-name="ce10" office:value-type="string" calcext:value-type="string">
            <text:p><text:s text:c="3"/>Foreign Exchange Effects</text:p>
          </table:table-cell>
          <table:table-cell table:style-name="ce20" office:value-type="float" office:value="-91" calcext:value-type="float">
            <text:p>(91)</text:p>
          </table:table-cell>
          <table:table-cell table:style-name="ce20" office:value-type="float" office:value="-727" calcext:value-type="float">
            <text:p>(727)</text:p>
          </table:table-cell>
          <table:table-cell table:style-name="ce20" office:value-type="float" office:value="-173" calcext:value-type="float">
            <text:p>(173)</text:p>
          </table:table-cell>
          <table:table-cell table:style-name="ce20" office:value-type="float" office:value="243" calcext:value-type="float">
            <text:p>243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Net Change in Cash</text:p>
          </table:table-cell>
          <table:table-cell table:style-name="ce21" office:value-type="float" office:value="1758" calcext:value-type="float">
            <text:p>1,758</text:p>
          </table:table-cell>
          <table:table-cell table:style-name="ce21" office:value-type="float" office:value="1159" calcext:value-type="float">
            <text:p>1,159</text:p>
          </table:table-cell>
          <table:table-cell table:style-name="ce21" office:value-type="float" office:value="1940" calcext:value-type="float">
            <text:p>1,940</text:p>
          </table:table-cell>
          <table:table-cell table:style-name="ce21" office:value-type="float" office:value="1057" calcext:value-type="float">
            <text:p>1,057</text:p>
          </table:table-cell>
          <table:table-cell/>
          <table:table-cell table:style-name="ce9" office:value-type="string" calcext:value-type="string">
            <text:p>Net Change in Cash</text:p>
          </table:table-cell>
          <table:table-cell table:style-name="ce21" office:value-type="float" office:value="-1628" calcext:value-type="float">
            <text:p>(1,628)</text:p>
          </table:table-cell>
          <table:table-cell table:style-name="ce21" office:value-type="float" office:value="-796" calcext:value-type="float">
            <text:p>(796)</text:p>
          </table:table-cell>
          <table:table-cell table:style-name="ce21" office:value-type="float" office:value="10075" calcext:value-type="float">
            <text:p>10,075</text:p>
          </table:table-cell>
          <table:table-cell table:style-name="ce21" office:value-type="float" office:value="-3784" calcext:value-type="float">
            <text:p>(3,784)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<text:s text:c="3"/>Beginning Cash Balance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7880" calcext:value-type="float">
            <text:p>7,880</text:p>
          </table:table-cell>
          <table:table-cell table:style-name="ce20" office:value-type="float" office:value="9039" calcext:value-type="float">
            <text:p>9,039</text:p>
          </table:table-cell>
          <table:table-cell table:style-name="ce20" office:value-type="float" office:value="10979" calcext:value-type="float">
            <text:p>10,979</text:p>
          </table:table-cell>
          <table:table-cell/>
          <table:table-cell table:style-name="ce10" office:value-type="string" calcext:value-type="string">
            <text:p><text:s text:c="3"/>Beginning Cash Balance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9253" calcext:value-type="float">
            <text:p>19,253</text:p>
          </table:table-cell>
          <table:table-cell table:style-name="ce20" office:value-type="float" office:value="18863" calcext:value-type="float">
            <text:p>18,863</text:p>
          </table:table-cell>
          <table:table-cell table:style-name="ce20" office:value-type="float" office:value="29707" calcext:value-type="float">
            <text:p>29,707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<text:s text:c="3"/>Ending Cash Balance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9039" calcext:value-type="float">
            <text:p>9,039</text:p>
          </table:table-cell>
          <table:table-cell table:style-name="ce20" office:value-type="float" office:value="10979" calcext:value-type="float">
            <text:p>10,979</text:p>
          </table:table-cell>
          <table:table-cell table:style-name="ce20" office:value-type="float" office:value="12036" calcext:value-type="float">
            <text:p>12,036</text:p>
          </table:table-cell>
          <table:table-cell/>
          <table:table-cell table:style-name="ce10" office:value-type="string" calcext:value-type="string">
            <text:p><text:s text:c="3"/>Ending Cash Balance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8457" calcext:value-type="float">
            <text:p>18,457</text:p>
          </table:table-cell>
          <table:table-cell table:style-name="ce20" office:value-type="float" office:value="28938" calcext:value-type="float">
            <text:p>28,938</text:p>
          </table:table-cell>
          <table:table-cell table:style-name="ce20" office:value-type="float" office:value="25923" calcext:value-type="float">
            <text:p>25,923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<text:s text:c="3"/>Free Cash Flow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1139" calcext:value-type="float">
            <text:p>(1,139)</text:p>
          </table:table-cell>
          <table:table-cell table:style-name="ce20" office:value-type="float" office:value="-2751" calcext:value-type="float">
            <text:p>(2,751)</text:p>
          </table:table-cell>
          <table:table-cell table:style-name="ce20" office:value-type="float" office:value="-3323" calcext:value-type="float">
            <text:p>(3,323)</text:p>
          </table:table-cell>
          <table:table-cell/>
          <table:table-cell table:style-name="ce10" office:value-type="string" calcext:value-type="string">
            <text:p><text:s text:c="3"/>Free Cash Flow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14238" calcext:value-type="float">
            <text:p>(14,238)</text:p>
          </table:table-cell>
          <table:table-cell table:style-name="ce20" office:value-type="float" office:value="-6457" calcext:value-type="float">
            <text:p>(6,457)</text:p>
          </table:table-cell>
          <table:table-cell table:style-name="ce20" office:value-type="float" office:value="3754" calcext:value-type="float">
            <text:p>3,754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<text:s text:c="3"/>Free Cash Flow Growth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-141.53" calcext:value-type="float">
            <text:p>(142)</text:p>
          </table:table-cell>
          <table:table-cell table:style-name="ce20" office:value-type="float" office:value="-20.79" calcext:value-type="float">
            <text:p>(21)</text:p>
          </table:table-cell>
          <table:table-cell/>
          <table:table-cell table:style-name="ce10" office:value-type="string" calcext:value-type="string">
            <text:p><text:s text:c="3"/>Free Cash Flow Growth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54.65" calcext:value-type="float">
            <text:p>55</text:p>
          </table:table-cell>
          <table:table-cell table:style-name="ce20" office:value-type="float" office:value="158.14" calcext:value-type="float">
            <text:p>158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<text:s text:c="3"/>Free Cash Flow Yield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-5.81" calcext:value-type="float">
            <text:p>(6)</text:p>
          </table:table-cell>
          <table:table-cell table:style-name="ce20" office:value-type="float" office:value="-12.89" calcext:value-type="float">
            <text:p>(13)</text:p>
          </table:table-cell>
          <table:table-cell/>
          <table:table-cell table:style-name="ce10" office:value-type="string" calcext:value-type="string">
            <text:p><text:s text:c="3"/>Free Cash Flow Yield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-8.58" calcext:value-type="float">
            <text:p>(9)</text:p>
          </table:table-cell>
          <table:table-cell table:style-name="ce20" office:value-type="float" office:value="6.75" calcext:value-type="float">
            <text:p>7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3"/>
          <table:table-cell table:style-name="ce13" table:number-columns-repeated="4"/>
          <table:table-cell table:number-columns-repeated="1019"/>
        </table:table-row>
        <table:table-row table:style-name="ro1">
          <table:table-cell table:style-name="ce8"/>
          <table:table-cell table:style-name="ce13" table:number-columns-repeated="4"/>
          <table:table-cell table:number-columns-repeated="1019"/>
        </table:table-row>
        <table:table-row table:style-name="ro1">
          <table:table-cell table:style-name="ce11"/>
          <table:table-cell table:style-name="ce13" table:number-columns-repeated="4"/>
          <table:table-cell table:number-columns-repeated="1019"/>
        </table:table-row>
        <table:table-row table:style-name="ro1">
          <table:table-cell table:style-name="ce12" office:value-type="string" calcext:value-type="string" table:number-columns-spanned="7" table:number-rows-spanned="6">
            <text:p>Formulas from: https://www.accaglobal.com/vn/en/student/exam-support-resources/fundamentals-exams-study-resources/f2/technical-articles/ratio-analysis.html <text:s text:c="63"/>BMW financial statements: https://www.investing.com/equities/bay-mot-werke-financial-summary <text:s text:c="153"/>Volkswagen financial stements: https://www.investing.com/equities/volkswagen-ag-financial-summary</text:p>
          </table:table-cell>
          <table:covered-table-cell table:number-columns-repeated="6"/>
          <table:table-cell table:number-columns-repeated="1017"/>
        </table:table-row>
        <table:table-row table:style-name="ro1">
          <table:covered-table-cell table:number-columns-repeated="7"/>
          <table:table-cell table:number-columns-repeated="1017"/>
        </table:table-row>
        <table:table-row table:style-name="ro1">
          <table:covered-table-cell table:number-columns-repeated="7"/>
          <table:table-cell table:number-columns-repeated="1017"/>
        </table:table-row>
        <table:table-row table:style-name="ro1">
          <table:covered-table-cell table:number-columns-repeated="7"/>
          <table:table-cell table:number-columns-repeated="1017"/>
        </table:table-row>
        <table:table-row table:style-name="ro1">
          <table:covered-table-cell table:number-columns-repeated="7"/>
          <table:table-cell table:number-columns-repeated="1017"/>
        </table:table-row>
        <table:table-row table:style-name="ro1">
          <table:covered-table-cell table:number-columns-repeated="7"/>
          <table:table-cell table:number-columns-repeated="1017"/>
        </table:table-row>
        <table:table-row table:style-name="ro1" table:number-rows-repeated="3">
          <table:table-cell table:style-name="ce11"/>
          <table:table-cell table:style-name="ce13" table:number-columns-repeated="4"/>
          <table:table-cell table:number-columns-repeated="1019"/>
        </table:table-row>
        <table:table-row table:style-name="ro1" table:number-rows-repeated="192">
          <table:table-cell table:style-name="ce13" table:number-columns-repeated="5"/>
          <table:table-cell table:number-columns-repeated="1019"/>
        </table:table-row>
        <table:table-row table:style-name="ro1" table:number-rows-repeated="681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loext:min-decimal-places="0" number:min-integer-digits="1" number:grouping="true"/>
    </number:number-style>
    <number:number-style style:name="N12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_20_0.1" style:display-name="PageStyle_Sheet 0.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261" meta:object-count="11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ea4335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1.06cm" svg:height="6.006cm" xlink:href=".." xlink:type="simple" chart:class="chart:bar" chart:style-name="ch1">
        <chart:legend chart:legend-position="end" svg:x="7.447cm" svg:y="2.455cm" style:legend-expansion="high" chart:style-name="ch2"/>
        <chart:plot-area chart:style-name="ch3" table:cell-range-address="'Sheet 0.1'.O2:'Sheet 0.1'.R2 'Sheet 0.1'.M5:'Sheet 0.1'.R6" chart:data-source-has-labels="both" svg:x="0.221cm" svg:y="0.12cm" svg:width="7.005cm" svg:height="5.766cm">
          <chartooo:coordinate-region svg:x="0.983cm" svg:y="0.319cm" svg:width="6.243cm" svg:height="5.07cm"/>
          <chart:axis chart:dimension="x" chart:name="primary-x" chart:style-name="ch4" chartooo:axis-type="text">
            <chart:categories table:cell-range-address="'Sheet 0.1'.O2:'Sheet 0.1'.R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heet 0.1'.O5:'Sheet 0.1'.R5" chart:label-cell-address="'Sheet 0.1'.M5:'Sheet 0.1'.N5" chart:class="chart:bar">
            <chart:data-point chart:repeated="4"/>
          </chart:series>
          <chart:series chart:style-name="ch8" chart:values-cell-range-address="'Sheet 0.1'.O6:'Sheet 0.1'.R6" chart:label-cell-address="'Sheet 0.1'.M6:'Sheet 0.1'.N6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2016">
                <text:p>2016</text:p>
                <draw:g>
                  <svg:desc>'Sheet 0.1'.O2:'Sheet 0.1'.R2</svg:desc>
                </draw:g>
              </table:table-cell>
              <table:table-cell office:value-type="float" office:value="2017">
                <text:p>2017</text:p>
              </table:table-cell>
              <table:table-cell office:value-type="float" office:value="2018">
                <text:p>2018</text:p>
              </table:table-cell>
              <table:table-cell office:value-type="float" office:value="2019">
                <text:p>2019</text:p>
              </table:table-cell>
            </table:table-row>
          </table:table-header-rows>
          <table:table-rows>
            <table:table-row>
              <table:table-cell office:value-type="string">
                <text:p>ROCE (ROI) BMW</text:p>
                <text:list>
                  <text:list-item>
                    <text:p>ROCE (ROI)</text:p>
                  </text:list-item>
                  <text:list-item>
                    <text:p>BMW</text:p>
                  </text:list-item>
                </text:list>
                <draw:g>
                  <svg:desc>'Sheet 0.1'.M5:'Sheet 0.1'.N5</svg:desc>
                </draw:g>
              </table:table-cell>
              <table:table-cell office:value-type="float" office:value="0.0778623927795199">
                <text:p>0.0778623927795199</text:p>
                <draw:g>
                  <svg:desc>'Sheet 0.1'.O5:'Sheet 0.1'.R5</svg:desc>
                </draw:g>
              </table:table-cell>
              <table:table-cell office:value-type="float" office:value="0.0799977372091708">
                <text:p>0.0799977372091708</text:p>
              </table:table-cell>
              <table:table-cell office:value-type="float" office:value="0.0649545180219157">
                <text:p>0.0649545180219157</text:p>
              </table:table-cell>
              <table:table-cell office:value-type="float" office:value="0.0509665839115873">
                <text:p>0.0509665839115873</text:p>
              </table:table-cell>
            </table:table-row>
            <table:table-row>
              <table:table-cell office:value-type="string">
                <text:p>Volkswagen</text:p>
                <text:list>
                  <text:list-item>
                    <text:p/>
                  </text:list-item>
                  <text:list-item>
                    <text:p>Volkswagen</text:p>
                  </text:list-item>
                </text:list>
                <draw:g>
                  <svg:desc>'Sheet 0.1'.M6:'Sheet 0.1'.N6</svg:desc>
                </draw:g>
              </table:table-cell>
              <table:table-cell office:value-type="float" office:value="0.0305877691986375">
                <text:p>0.0305877691986375</text:p>
                <draw:g>
                  <svg:desc>'Sheet 0.1'.O6:'Sheet 0.1'.R6</svg:desc>
                </draw:g>
              </table:table-cell>
              <table:table-cell office:value-type="float" office:value="0.0527799422468717">
                <text:p>0.0527799422468717</text:p>
              </table:table-cell>
              <table:table-cell office:value-type="float" office:value="0.0479689029181083">
                <text:p>0.0479689029181083</text:p>
              </table:table-cell>
              <table:table-cell office:value-type="float" office:value="0.0529756643042103">
                <text:p>0.05297566430421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ea4335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1.06cm" svg:height="6.218cm" xlink:href=".." xlink:type="simple" chart:class="chart:bar" chart:style-name="ch1">
        <chart:legend chart:legend-position="end" svg:x="8.453cm" svg:y="2.561cm" style:legend-expansion="high" chart:style-name="ch2"/>
        <chart:plot-area chart:style-name="ch3" table:cell-range-address="'Sheet 0.1'.O2:'Sheet 0.1'.R2 'Sheet 0.1'.N38:'Sheet 0.1'.R39" chart:data-source-has-labels="both" svg:x="1.281cm" svg:y="0.124cm" svg:width="6.951cm" svg:height="5.97cm">
          <chartooo:coordinate-region svg:x="1.858cm" svg:y="0.323cm" svg:width="6.374cm" svg:height="5.274cm"/>
          <chart:axis chart:dimension="x" chart:name="primary-x" chart:style-name="ch4" chartooo:axis-type="text">
            <chart:categories table:cell-range-address="'Sheet 0.1'.O2:'Sheet 0.1'.R2"/>
          </chart:axis>
          <chart:axis chart:dimension="y" chart:name="primary-y" chart:style-name="ch5">
            <chart:title svg:x="0.451cm" svg:y="4.099cm" chart:style-name="ch6">
              <text:p>Volkswagen</text:p>
            </chart:title>
            <chart:grid chart:style-name="ch7" chart:class="major"/>
          </chart:axis>
          <chart:series chart:style-name="ch8" chart:values-cell-range-address="'Sheet 0.1'.O38:'Sheet 0.1'.R38" chart:label-cell-address="'Sheet 0.1'.N38:'Sheet 0.1'.N38" chart:class="chart:bar">
            <chart:data-point chart:repeated="4"/>
          </chart:series>
          <chart:series chart:style-name="ch9" chart:values-cell-range-address="'Sheet 0.1'.O39:'Sheet 0.1'.R39" chart:label-cell-address="'Sheet 0.1'.N39:'Sheet 0.1'.N39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2016">
                <text:p>2016</text:p>
                <draw:g>
                  <svg:desc>'Sheet 0.1'.O2:'Sheet 0.1'.R2</svg:desc>
                </draw:g>
              </table:table-cell>
              <table:table-cell office:value-type="float" office:value="2017">
                <text:p>2017</text:p>
              </table:table-cell>
              <table:table-cell office:value-type="float" office:value="2018">
                <text:p>2018</text:p>
              </table:table-cell>
              <table:table-cell office:value-type="float" office:value="2019">
                <text:p>2019</text:p>
              </table:table-cell>
            </table:table-row>
          </table:table-header-rows>
          <table:table-rows>
            <table:table-row>
              <table:table-cell office:value-type="string">
                <text:p>BMW</text:p>
                <draw:g>
                  <svg:desc>'Sheet 0.1'.N38:'Sheet 0.1'.N38</svg:desc>
                </draw:g>
              </table:table-cell>
              <table:table-cell office:value-type="float" office:value="1.55892841980131">
                <text:p>1.55892841980131</text:p>
                <draw:g>
                  <svg:desc>'Sheet 0.1'.O38:'Sheet 0.1'.R38</svg:desc>
                </draw:g>
              </table:table-cell>
              <table:table-cell office:value-type="float" office:value="1.30554675709415">
                <text:p>1.30554675709415</text:p>
              </table:table-cell>
              <table:table-cell office:value-type="float" office:value="1.40012216404887">
                <text:p>1.40012216404887</text:p>
              </table:table-cell>
              <table:table-cell office:value-type="float" office:value="1.45109904928865">
                <text:p>1.45109904928865</text:p>
              </table:table-cell>
            </table:table-row>
            <table:table-row>
              <table:table-cell office:value-type="string">
                <text:p>Volkswagen</text:p>
                <draw:g>
                  <svg:desc>'Sheet 0.1'.N39:'Sheet 0.1'.N39</svg:desc>
                </draw:g>
              </table:table-cell>
              <table:table-cell office:value-type="float" office:value="1.50533504515099">
                <text:p>1.50533504515099</text:p>
                <draw:g>
                  <svg:desc>'Sheet 0.1'.O39:'Sheet 0.1'.R39</svg:desc>
                </draw:g>
              </table:table-cell>
              <table:table-cell office:value-type="float" office:value="1.40522563574893">
                <text:p>1.40522563574893</text:p>
              </table:table-cell>
              <table:table-cell office:value-type="float" office:value="1.47776155468463">
                <text:p>1.47776155468463</text:p>
              </table:table-cell>
              <table:table-cell office:value-type="float" office:value="1.6288747834227">
                <text:p>1.628874783422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ea4335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0.239cm" svg:height="6.324cm" xlink:href=".." xlink:type="simple" chart:class="chart:bar" chart:style-name="ch1">
        <chart:legend chart:legend-position="end" svg:x="7.632cm" svg:y="2.614cm" style:legend-expansion="high" chart:style-name="ch2"/>
        <chart:plot-area chart:style-name="ch3" table:cell-range-address="'Sheet 0.1'.O2:'Sheet 0.1'.R2 'Sheet 0.1'.N41:'Sheet 0.1'.R42" chart:data-source-has-labels="both" svg:x="1.264cm" svg:y="0.126cm" svg:width="6.164cm" svg:height="6.072cm">
          <chartooo:coordinate-region svg:x="1.921cm" svg:y="0.325cm" svg:width="5.507cm" svg:height="5.376cm"/>
          <chart:axis chart:dimension="x" chart:name="primary-x" chart:style-name="ch4" chartooo:axis-type="text">
            <chart:categories table:cell-range-address="'Sheet 0.1'.O2:'Sheet 0.1'.R2"/>
          </chart:axis>
          <chart:axis chart:dimension="y" chart:name="primary-y" chart:style-name="ch5">
            <chart:title svg:x="0.451cm" svg:y="4.152cm" chart:style-name="ch6">
              <text:p>Volkswagen</text:p>
            </chart:title>
            <chart:grid chart:style-name="ch7" chart:class="major"/>
          </chart:axis>
          <chart:series chart:style-name="ch8" chart:values-cell-range-address="'Sheet 0.1'.O41:'Sheet 0.1'.R41" chart:label-cell-address="'Sheet 0.1'.N41:'Sheet 0.1'.N41" chart:class="chart:bar">
            <chart:data-point chart:repeated="4"/>
          </chart:series>
          <chart:series chart:style-name="ch9" chart:values-cell-range-address="'Sheet 0.1'.O42:'Sheet 0.1'.R42" chart:label-cell-address="'Sheet 0.1'.N42:'Sheet 0.1'.N42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2016">
                <text:p>2016</text:p>
                <draw:g>
                  <svg:desc>'Sheet 0.1'.O2:'Sheet 0.1'.R2</svg:desc>
                </draw:g>
              </table:table-cell>
              <table:table-cell office:value-type="float" office:value="2017">
                <text:p>2017</text:p>
              </table:table-cell>
              <table:table-cell office:value-type="float" office:value="2018">
                <text:p>2018</text:p>
              </table:table-cell>
              <table:table-cell office:value-type="float" office:value="2019">
                <text:p>2019</text:p>
              </table:table-cell>
            </table:table-row>
          </table:table-header-rows>
          <table:table-rows>
            <table:table-row>
              <table:table-cell office:value-type="string">
                <text:p>BMW</text:p>
                <draw:g>
                  <svg:desc>'Sheet 0.1'.N41:'Sheet 0.1'.N41</svg:desc>
                </draw:g>
              </table:table-cell>
              <table:table-cell office:value-type="float" office:value="722">
                <text:p>722</text:p>
                <draw:g>
                  <svg:desc>'Sheet 0.1'.O41:'Sheet 0.1'.R41</svg:desc>
                </draw:g>
              </table:table-cell>
              <table:table-cell office:value-type="float" office:value="274.972222222222">
                <text:p>274.972222222222</text:p>
              </table:table-cell>
              <table:table-cell office:value-type="float" office:value="178.66">
                <text:p>178.66</text:p>
              </table:table-cell>
              <table:table-cell office:value-type="float" office:value="224.575757575758">
                <text:p>224.575757575758</text:p>
              </table:table-cell>
            </table:table-row>
            <table:table-row>
              <table:table-cell office:value-type="string">
                <text:p>Volkswagen</text:p>
                <draw:g>
                  <svg:desc>'Sheet 0.1'.N42:'Sheet 0.1'.N42</svg:desc>
                </draw:g>
              </table:table-cell>
              <table:table-cell office:value-type="float" office:value="4.91217150760719">
                <text:p>4.91217150760719</text:p>
                <draw:g>
                  <svg:desc>'Sheet 0.1'.O42:'Sheet 0.1'.R42</svg:desc>
                </draw:g>
              </table:table-cell>
              <table:table-cell office:value-type="float" office:value="40.7610619469027">
                <text:p>40.7610619469027</text:p>
              </table:table-cell>
              <table:table-cell office:value-type="float" office:value="18.7096774193548">
                <text:p>18.7096774193548</text:p>
              </table:table-cell>
              <table:table-cell office:value-type="float" office:value="7.68115942028986">
                <text:p>7.68115942028986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ea4335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0.372cm" svg:height="6.006cm" xlink:href=".." xlink:type="simple" chart:class="chart:bar" chart:style-name="ch1">
        <chart:legend chart:legend-position="end" svg:x="7.765cm" svg:y="2.455cm" style:legend-expansion="high" chart:style-name="ch2"/>
        <chart:plot-area chart:style-name="ch3" table:cell-range-address="'Sheet 0.1'.O2:'Sheet 0.1'.R2 'Sheet 0.1'.N8:'Sheet 0.1'.R9" chart:data-source-has-labels="both" svg:x="1.267cm" svg:y="0.12cm" svg:width="6.291cm" svg:height="5.766cm">
          <chartooo:coordinate-region svg:x="2.029cm" svg:y="0.319cm" svg:width="5.529cm" svg:height="5.07cm"/>
          <chart:axis chart:dimension="x" chart:name="primary-x" chart:style-name="ch4" chartooo:axis-type="text">
            <chart:categories table:cell-range-address="'Sheet 0.1'.O2:'Sheet 0.1'.R2"/>
          </chart:axis>
          <chart:axis chart:dimension="y" chart:name="primary-y" chart:style-name="ch5">
            <chart:title svg:x="0.451cm" svg:y="3.993cm" chart:style-name="ch6">
              <text:p>Volkswagen</text:p>
            </chart:title>
            <chart:grid chart:style-name="ch7" chart:class="major"/>
          </chart:axis>
          <chart:series chart:style-name="ch8" chart:values-cell-range-address="'Sheet 0.1'.O8:'Sheet 0.1'.R8" chart:label-cell-address="'Sheet 0.1'.N8:'Sheet 0.1'.N8" chart:class="chart:bar">
            <chart:data-point chart:repeated="4"/>
          </chart:series>
          <chart:series chart:style-name="ch9" chart:values-cell-range-address="'Sheet 0.1'.O9:'Sheet 0.1'.R9" chart:label-cell-address="'Sheet 0.1'.N9:'Sheet 0.1'.N9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2016">
                <text:p>2016</text:p>
                <draw:g>
                  <svg:desc>'Sheet 0.1'.O2:'Sheet 0.1'.R2</svg:desc>
                </draw:g>
              </table:table-cell>
              <table:table-cell office:value-type="float" office:value="2017">
                <text:p>2017</text:p>
              </table:table-cell>
              <table:table-cell office:value-type="float" office:value="2018">
                <text:p>2018</text:p>
              </table:table-cell>
              <table:table-cell office:value-type="float" office:value="2019">
                <text:p>2019</text:p>
              </table:table-cell>
            </table:table-row>
          </table:table-header-rows>
          <table:table-rows>
            <table:table-row>
              <table:table-cell office:value-type="string">
                <text:p>BMW</text:p>
                <draw:g>
                  <svg:desc>'Sheet 0.1'.N8:'Sheet 0.1'.N8</svg:desc>
                </draw:g>
              </table:table-cell>
              <table:table-cell office:value-type="float" office:value="0.0996782175589138">
                <text:p>0.0996782175589138</text:p>
                <draw:g>
                  <svg:desc>'Sheet 0.1'.O8:'Sheet 0.1'.R8</svg:desc>
                </draw:g>
              </table:table-cell>
              <table:table-cell office:value-type="float" office:value="0.100720376060723">
                <text:p>0.100720376060723</text:p>
              </table:table-cell>
              <table:table-cell office:value-type="float" office:value="0.0922306540705178">
                <text:p>0.0922306540705178</text:p>
              </table:table-cell>
              <table:table-cell office:value-type="float" office:value="0.0711160157374532">
                <text:p>0.0711160157374532</text:p>
              </table:table-cell>
            </table:table-row>
            <table:table-row>
              <table:table-cell office:value-type="string">
                <text:p>Volkswagen</text:p>
                <draw:g>
                  <svg:desc>'Sheet 0.1'.N9:'Sheet 0.1'.N9</svg:desc>
                </draw:g>
              </table:table-cell>
              <table:table-cell office:value-type="float" office:value="0.0326924935678221">
                <text:p>0.0326924935678221</text:p>
                <draw:g>
                  <svg:desc>'Sheet 0.1'.O9:'Sheet 0.1'.R9</svg:desc>
                </draw:g>
              </table:table-cell>
              <table:table-cell office:value-type="float" office:value="0.0601960357220649">
                <text:p>0.0601960357220649</text:p>
              </table:table-cell>
              <table:table-cell office:value-type="float" office:value="0.0590208141649954">
                <text:p>0.0590208141649954</text:p>
              </table:table-cell>
              <table:table-cell office:value-type="float" office:value="0.0671332214446309">
                <text:p>0.06713322144463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ea4335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0.372cm" svg:height="6.006cm" xlink:href=".." xlink:type="simple" chart:class="chart:bar" chart:style-name="ch1">
        <chart:legend chart:legend-position="end" svg:x="7.765cm" svg:y="2.455cm" style:legend-expansion="high" chart:style-name="ch2"/>
        <chart:plot-area chart:style-name="ch3" table:cell-range-address="'Sheet 0.1'.O2:'Sheet 0.1'.R2 'Sheet 0.1'.N11:'Sheet 0.1'.R12" chart:data-source-has-labels="both" svg:x="1.267cm" svg:y="0.12cm" svg:width="6.291cm" svg:height="5.766cm">
          <chartooo:coordinate-region svg:x="2.029cm" svg:y="0.319cm" svg:width="5.529cm" svg:height="5.07cm"/>
          <chart:axis chart:dimension="x" chart:name="primary-x" chart:style-name="ch4" chartooo:axis-type="text">
            <chart:categories table:cell-range-address="'Sheet 0.1'.O2:'Sheet 0.1'.R2"/>
          </chart:axis>
          <chart:axis chart:dimension="y" chart:name="primary-y" chart:style-name="ch5">
            <chart:title svg:x="0.451cm" svg:y="3.993cm" chart:style-name="ch6">
              <text:p>Volkswagen</text:p>
            </chart:title>
            <chart:grid chart:style-name="ch7" chart:class="major"/>
          </chart:axis>
          <chart:series chart:style-name="ch8" chart:values-cell-range-address="'Sheet 0.1'.O11:'Sheet 0.1'.R11" chart:label-cell-address="'Sheet 0.1'.N11:'Sheet 0.1'.N11" chart:class="chart:bar">
            <chart:data-point chart:repeated="4"/>
          </chart:series>
          <chart:series chart:style-name="ch9" chart:values-cell-range-address="'Sheet 0.1'.O12:'Sheet 0.1'.R12" chart:label-cell-address="'Sheet 0.1'.N12:'Sheet 0.1'.N12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2016">
                <text:p>2016</text:p>
                <draw:g>
                  <svg:desc>'Sheet 0.1'.O2:'Sheet 0.1'.R2</svg:desc>
                </draw:g>
              </table:table-cell>
              <table:table-cell office:value-type="float" office:value="2017">
                <text:p>2017</text:p>
              </table:table-cell>
              <table:table-cell office:value-type="float" office:value="2018">
                <text:p>2018</text:p>
              </table:table-cell>
              <table:table-cell office:value-type="float" office:value="2019">
                <text:p>2019</text:p>
              </table:table-cell>
            </table:table-row>
          </table:table-header-rows>
          <table:table-rows>
            <table:table-row>
              <table:table-cell office:value-type="string">
                <text:p>BMW</text:p>
                <draw:g>
                  <svg:desc>'Sheet 0.1'.N11:'Sheet 0.1'.N11</svg:desc>
                </draw:g>
              </table:table-cell>
              <table:table-cell office:value-type="float" office:value="0.198814821108079">
                <text:p>0.198814821108079</text:p>
                <draw:g>
                  <svg:desc>'Sheet 0.1'.O11:'Sheet 0.1'.R11</svg:desc>
                </draw:g>
              </table:table-cell>
              <table:table-cell office:value-type="float" office:value="0.203017846604668">
                <text:p>0.203017846604668</text:p>
              </table:table-cell>
              <table:table-cell office:value-type="float" office:value="0.189747560786743">
                <text:p>0.189747560786743</text:p>
              </table:table-cell>
              <table:table-cell office:value-type="float" office:value="0.173332693599463">
                <text:p>0.173332693599463</text:p>
              </table:table-cell>
            </table:table-row>
            <table:table-row>
              <table:table-cell office:value-type="string">
                <text:p>Volkswagen</text:p>
                <draw:g>
                  <svg:desc>'Sheet 0.1'.N12:'Sheet 0.1'.N12</svg:desc>
                </draw:g>
              </table:table-cell>
              <table:table-cell office:value-type="float" office:value="0.194995098197149">
                <text:p>0.194995098197149</text:p>
                <draw:g>
                  <svg:desc>'Sheet 0.1'.O12:'Sheet 0.1'.R12</svg:desc>
                </draw:g>
              </table:table-cell>
              <table:table-cell office:value-type="float" office:value="0.194876933130037">
                <text:p>0.194876933130037</text:p>
              </table:table-cell>
              <table:table-cell office:value-type="float" office:value="0.201459408350258">
                <text:p>0.201459408350258</text:p>
              </table:table-cell>
              <table:table-cell office:value-type="float" office:value="0.197805503657494">
                <text:p>0.19780550365749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ea4335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1.06cm" svg:height="6.429cm" xlink:href=".." xlink:type="simple" chart:class="chart:bar" chart:style-name="ch1">
        <chart:legend chart:legend-position="end" svg:x="8.453cm" svg:y="2.666cm" style:legend-expansion="high" chart:style-name="ch2"/>
        <chart:plot-area chart:style-name="ch3" table:cell-range-address="'Sheet 0.1'.O2:'Sheet 0.1'.R2 'Sheet 0.1'.N16:'Sheet 0.1'.R17" chart:data-source-has-labels="both" svg:x="1.281cm" svg:y="0.128cm" svg:width="6.951cm" svg:height="6.173cm">
          <chartooo:coordinate-region svg:x="1.858cm" svg:y="0.328cm" svg:width="6.374cm" svg:height="5.476cm"/>
          <chart:axis chart:dimension="x" chart:name="primary-x" chart:style-name="ch4" chartooo:axis-type="text">
            <chart:categories table:cell-range-address="'Sheet 0.1'.O2:'Sheet 0.1'.R2"/>
          </chart:axis>
          <chart:axis chart:dimension="y" chart:name="primary-y" chart:style-name="ch5">
            <chart:title svg:x="0.451cm" svg:y="4.204cm" chart:style-name="ch6">
              <text:p>Volkswagen</text:p>
            </chart:title>
            <chart:grid chart:style-name="ch7" chart:class="major"/>
          </chart:axis>
          <chart:series chart:style-name="ch8" chart:values-cell-range-address="'Sheet 0.1'.O16:'Sheet 0.1'.R16" chart:label-cell-address="'Sheet 0.1'.N16:'Sheet 0.1'.N16" chart:class="chart:bar">
            <chart:data-point chart:repeated="4"/>
          </chart:series>
          <chart:series chart:style-name="ch9" chart:values-cell-range-address="'Sheet 0.1'.O17:'Sheet 0.1'.R17" chart:label-cell-address="'Sheet 0.1'.N17:'Sheet 0.1'.N17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2016">
                <text:p>2016</text:p>
                <draw:g>
                  <svg:desc>'Sheet 0.1'.O2:'Sheet 0.1'.R2</svg:desc>
                </draw:g>
              </table:table-cell>
              <table:table-cell office:value-type="float" office:value="2017">
                <text:p>2017</text:p>
              </table:table-cell>
              <table:table-cell office:value-type="float" office:value="2018">
                <text:p>2018</text:p>
              </table:table-cell>
              <table:table-cell office:value-type="float" office:value="2019">
                <text:p>2019</text:p>
              </table:table-cell>
            </table:table-row>
          </table:table-header-rows>
          <table:table-rows>
            <table:table-row>
              <table:table-cell office:value-type="string">
                <text:p>BMW</text:p>
                <draw:g>
                  <svg:desc>'Sheet 0.1'.N16:'Sheet 0.1'.N16</svg:desc>
                </draw:g>
              </table:table-cell>
              <table:table-cell office:value-type="float" office:value="0.983453205665622">
                <text:p>0.983453205665622</text:p>
                <draw:g>
                  <svg:desc>'Sheet 0.1'.O16:'Sheet 0.1'.R16</svg:desc>
                </draw:g>
              </table:table-cell>
              <table:table-cell office:value-type="float" office:value="1.0247613739288">
                <text:p>1.0247613739288</text:p>
              </table:table-cell>
              <table:table-cell office:value-type="float" office:value="1.18659590259204">
                <text:p>1.18659590259204</text:p>
              </table:table-cell>
              <table:table-cell office:value-type="float" office:value="1.09688350983359">
                <text:p>1.09688350983359</text:p>
              </table:table-cell>
            </table:table-row>
            <table:table-row>
              <table:table-cell office:value-type="string">
                <text:p>Volkswagen</text:p>
                <draw:g>
                  <svg:desc>'Sheet 0.1'.N17:'Sheet 0.1'.N17</svg:desc>
                </draw:g>
              </table:table-cell>
              <table:table-cell office:value-type="float" office:value="0.877232909894938">
                <text:p>0.877232909894938</text:p>
                <draw:g>
                  <svg:desc>'Sheet 0.1'.O17:'Sheet 0.1'.R17</svg:desc>
                </draw:g>
              </table:table-cell>
              <table:table-cell office:value-type="float" office:value="0.998272948893004">
                <text:p>0.998272948893004</text:p>
              </table:table-cell>
              <table:table-cell office:value-type="float" office:value="1.09268432082301">
                <text:p>1.09268432082301</text:p>
              </table:table-cell>
              <table:table-cell office:value-type="float" office:value="1.11635620876111">
                <text:p>1.1163562087611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ea4335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0.372cm" svg:height="6.429cm" xlink:href=".." xlink:type="simple" chart:class="chart:bar" chart:style-name="ch1">
        <chart:legend chart:legend-position="end" svg:x="7.765cm" svg:y="2.666cm" style:legend-expansion="high" chart:style-name="ch2"/>
        <chart:plot-area chart:style-name="ch3" table:cell-range-address="'Sheet 0.1'.O2:'Sheet 0.1'.R2 'Sheet 0.1'.N19:'Sheet 0.1'.R20" chart:data-source-has-labels="both" svg:x="1.267cm" svg:y="0.128cm" svg:width="6.291cm" svg:height="6.173cm">
          <chartooo:coordinate-region svg:x="1.844cm" svg:y="0.328cm" svg:width="5.714cm" svg:height="5.476cm"/>
          <chart:axis chart:dimension="x" chart:name="primary-x" chart:style-name="ch4" chartooo:axis-type="text">
            <chart:categories table:cell-range-address="'Sheet 0.1'.O2:'Sheet 0.1'.R2"/>
          </chart:axis>
          <chart:axis chart:dimension="y" chart:name="primary-y" chart:style-name="ch5">
            <chart:title svg:x="0.451cm" svg:y="4.204cm" chart:style-name="ch6">
              <text:p>Volkswagen</text:p>
            </chart:title>
            <chart:grid chart:style-name="ch7" chart:class="major"/>
          </chart:axis>
          <chart:series chart:style-name="ch8" chart:values-cell-range-address="'Sheet 0.1'.O19:'Sheet 0.1'.R19" chart:label-cell-address="'Sheet 0.1'.N19:'Sheet 0.1'.N19" chart:class="chart:bar">
            <chart:data-point chart:repeated="4"/>
          </chart:series>
          <chart:series chart:style-name="ch9" chart:values-cell-range-address="'Sheet 0.1'.O20:'Sheet 0.1'.R20" chart:label-cell-address="'Sheet 0.1'.N20:'Sheet 0.1'.N20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2016">
                <text:p>2016</text:p>
                <draw:g>
                  <svg:desc>'Sheet 0.1'.O2:'Sheet 0.1'.R2</svg:desc>
                </draw:g>
              </table:table-cell>
              <table:table-cell office:value-type="float" office:value="2017">
                <text:p>2017</text:p>
              </table:table-cell>
              <table:table-cell office:value-type="float" office:value="2018">
                <text:p>2018</text:p>
              </table:table-cell>
              <table:table-cell office:value-type="float" office:value="2019">
                <text:p>2019</text:p>
              </table:table-cell>
            </table:table-row>
          </table:table-header-rows>
          <table:table-rows>
            <table:table-row>
              <table:table-cell office:value-type="string">
                <text:p>BMW</text:p>
                <draw:g>
                  <svg:desc>'Sheet 0.1'.N19:'Sheet 0.1'.N19</svg:desc>
                </draw:g>
              </table:table-cell>
              <table:table-cell office:value-type="float" office:value="0.809292679698186">
                <text:p>0.809292679698186</text:p>
                <draw:g>
                  <svg:desc>'Sheet 0.1'.O19:'Sheet 0.1'.R19</svg:desc>
                </draw:g>
              </table:table-cell>
              <table:table-cell office:value-type="float" office:value="0.847697345502682">
                <text:p>0.847697345502682</text:p>
              </table:table-cell>
              <table:table-cell office:value-type="float" office:value="0.98707482040582">
                <text:p>0.98707482040582</text:p>
              </table:table-cell>
              <table:table-cell office:value-type="float" office:value="0.904556732223903">
                <text:p>0.904556732223903</text:p>
              </table:table-cell>
            </table:table-row>
            <table:table-row>
              <table:table-cell office:value-type="string">
                <text:p>Volkswagen</text:p>
                <draw:g>
                  <svg:desc>'Sheet 0.1'.N20:'Sheet 0.1'.N20</svg:desc>
                </draw:g>
              </table:table-cell>
              <table:table-cell office:value-type="float" office:value="0.657657099400051">
                <text:p>0.657657099400051</text:p>
                <draw:g>
                  <svg:desc>'Sheet 0.1'.O20:'Sheet 0.1'.R20</svg:desc>
                </draw:g>
              </table:table-cell>
              <table:table-cell office:value-type="float" office:value="0.746291827993192">
                <text:p>0.746291827993192</text:p>
              </table:table-cell>
              <table:table-cell office:value-type="float" office:value="0.820340779196037">
                <text:p>0.820340779196037</text:p>
              </table:table-cell>
              <table:table-cell office:value-type="float" office:value="0.838004097091541">
                <text:p>0.83800409709154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ea4335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0.372cm" svg:height="6.429cm" xlink:href=".." xlink:type="simple" chart:class="chart:bar" chart:style-name="ch1">
        <chart:legend chart:legend-position="end" svg:x="7.765cm" svg:y="2.666cm" style:legend-expansion="high" chart:style-name="ch2"/>
        <chart:plot-area chart:style-name="ch3" table:cell-range-address="'Sheet 0.1'.O2:'Sheet 0.1'.R2 'Sheet 0.1'.N24:'Sheet 0.1'.R25" chart:data-source-has-labels="both" svg:x="1.267cm" svg:y="0.128cm" svg:width="6.291cm" svg:height="6.173cm">
          <chartooo:coordinate-region svg:x="1.844cm" svg:y="0.327cm" svg:width="5.714cm" svg:height="5.477cm"/>
          <chart:axis chart:dimension="x" chart:name="primary-x" chart:style-name="ch4" chartooo:axis-type="text">
            <chart:categories table:cell-range-address="'Sheet 0.1'.O2:'Sheet 0.1'.R2"/>
          </chart:axis>
          <chart:axis chart:dimension="y" chart:name="primary-y" chart:style-name="ch5">
            <chart:title svg:x="0.451cm" svg:y="4.204cm" chart:style-name="ch6">
              <text:p>Volkswagen</text:p>
            </chart:title>
            <chart:grid chart:style-name="ch7" chart:class="major"/>
          </chart:axis>
          <chart:series chart:style-name="ch8" chart:values-cell-range-address="'Sheet 0.1'.O24:'Sheet 0.1'.R24" chart:label-cell-address="'Sheet 0.1'.N24:'Sheet 0.1'.N24" chart:class="chart:bar">
            <chart:data-point chart:repeated="4"/>
          </chart:series>
          <chart:series chart:style-name="ch9" chart:values-cell-range-address="'Sheet 0.1'.O25:'Sheet 0.1'.R25" chart:label-cell-address="'Sheet 0.1'.N25:'Sheet 0.1'.N25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2016">
                <text:p>2016</text:p>
                <draw:g>
                  <svg:desc>'Sheet 0.1'.O2:'Sheet 0.1'.R2</svg:desc>
                </draw:g>
              </table:table-cell>
              <table:table-cell office:value-type="float" office:value="2017">
                <text:p>2017</text:p>
              </table:table-cell>
              <table:table-cell office:value-type="float" office:value="2018">
                <text:p>2018</text:p>
              </table:table-cell>
              <table:table-cell office:value-type="float" office:value="2019">
                <text:p>2019</text:p>
              </table:table-cell>
            </table:table-row>
          </table:table-header-rows>
          <table:table-rows>
            <table:table-row>
              <table:table-cell office:value-type="string">
                <text:p>BMW</text:p>
                <draw:g>
                  <svg:desc>'Sheet 0.1'.N24:'Sheet 0.1'.N24</svg:desc>
                </draw:g>
              </table:table-cell>
              <table:table-cell office:value-type="float" office:value="0.781137491082242">
                <text:p>0.781137491082242</text:p>
                <draw:g>
                  <svg:desc>'Sheet 0.1'.O24:'Sheet 0.1'.R24</svg:desc>
                </draw:g>
              </table:table-cell>
              <table:table-cell office:value-type="float" office:value="0.794255743852078">
                <text:p>0.794255743852078</text:p>
              </table:table-cell>
              <table:table-cell office:value-type="float" office:value="0.704261708609946">
                <text:p>0.704261708609946</text:p>
              </table:table-cell>
              <table:table-cell office:value-type="float" office:value="0.716668156716572">
                <text:p>0.716668156716572</text:p>
              </table:table-cell>
            </table:table-row>
            <table:table-row>
              <table:table-cell office:value-type="string">
                <text:p>Volkswagen</text:p>
                <draw:g>
                  <svg:desc>'Sheet 0.1'.N25:'Sheet 0.1'.N25</svg:desc>
                </draw:g>
              </table:table-cell>
              <table:table-cell office:value-type="float" office:value="0.935620561802108">
                <text:p>0.935620561802108</text:p>
                <draw:g>
                  <svg:desc>'Sheet 0.1'.O25:'Sheet 0.1'.R25</svg:desc>
                </draw:g>
              </table:table-cell>
              <table:table-cell office:value-type="float" office:value="0.876800965607859">
                <text:p>0.876800965607859</text:p>
              </table:table-cell>
              <table:table-cell office:value-type="float" office:value="0.812745530483686">
                <text:p>0.812745530483686</text:p>
              </table:table-cell>
              <table:table-cell office:value-type="float" office:value="0.789112501444649">
                <text:p>0.78911250144464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ea4335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1.06cm" svg:height="6.324cm" xlink:href=".." xlink:type="simple" chart:class="chart:bar" chart:style-name="ch1">
        <chart:legend chart:legend-position="end" svg:x="8.453cm" svg:y="2.614cm" style:legend-expansion="high" chart:style-name="ch2"/>
        <chart:plot-area chart:style-name="ch3" table:cell-range-address="'Sheet 0.1'.O2:'Sheet 0.1'.R2 'Sheet 0.1'.N27:'Sheet 0.1'.R28" chart:data-source-has-labels="both" svg:x="1.281cm" svg:y="0.126cm" svg:width="6.951cm" svg:height="6.072cm">
          <chartooo:coordinate-region svg:x="1.938cm" svg:y="0.325cm" svg:width="6.294cm" svg:height="5.376cm"/>
          <chart:axis chart:dimension="x" chart:name="primary-x" chart:style-name="ch4" chartooo:axis-type="text">
            <chart:categories table:cell-range-address="'Sheet 0.1'.O2:'Sheet 0.1'.R2"/>
          </chart:axis>
          <chart:axis chart:dimension="y" chart:name="primary-y" chart:style-name="ch5">
            <chart:title svg:x="0.451cm" svg:y="4.152cm" chart:style-name="ch6">
              <text:p>Volkswagen</text:p>
            </chart:title>
            <chart:grid chart:style-name="ch7" chart:class="major"/>
          </chart:axis>
          <chart:series chart:style-name="ch8" chart:values-cell-range-address="'Sheet 0.1'.O27:'Sheet 0.1'.R27" chart:label-cell-address="'Sheet 0.1'.N27:'Sheet 0.1'.N27" chart:class="chart:bar">
            <chart:data-point chart:repeated="4"/>
          </chart:series>
          <chart:series chart:style-name="ch9" chart:values-cell-range-address="'Sheet 0.1'.O28:'Sheet 0.1'.R28" chart:label-cell-address="'Sheet 0.1'.N28:'Sheet 0.1'.N28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2016">
                <text:p>2016</text:p>
                <draw:g>
                  <svg:desc>'Sheet 0.1'.O2:'Sheet 0.1'.R2</svg:desc>
                </draw:g>
              </table:table-cell>
              <table:table-cell office:value-type="float" office:value="2017">
                <text:p>2017</text:p>
              </table:table-cell>
              <table:table-cell office:value-type="float" office:value="2018">
                <text:p>2018</text:p>
              </table:table-cell>
              <table:table-cell office:value-type="float" office:value="2019">
                <text:p>2019</text:p>
              </table:table-cell>
            </table:table-row>
          </table:table-header-rows>
          <table:table-rows>
            <table:table-row>
              <table:table-cell office:value-type="string">
                <text:p>BMW</text:p>
                <draw:g>
                  <svg:desc>'Sheet 0.1'.N27:'Sheet 0.1'.N27</svg:desc>
                </draw:g>
              </table:table-cell>
              <table:table-cell office:value-type="float" office:value="135.634113186708">
                <text:p>135.634113186708</text:p>
                <draw:g>
                  <svg:desc>'Sheet 0.1'.O27:'Sheet 0.1'.R27</svg:desc>
                </draw:g>
              </table:table-cell>
              <table:table-cell office:value-type="float" office:value="134.981888850451">
                <text:p>134.981888850451</text:p>
              </table:table-cell>
              <table:table-cell office:value-type="float" office:value="160.62939445563">
                <text:p>160.62939445563</text:p>
              </table:table-cell>
              <table:table-cell office:value-type="float" office:value="158.083773150369">
                <text:p>158.083773150369</text:p>
              </table:table-cell>
            </table:table-row>
            <table:table-row>
              <table:table-cell office:value-type="string">
                <text:p>Volkswagen</text:p>
                <draw:g>
                  <svg:desc>'Sheet 0.1'.N28:'Sheet 0.1'.N28</svg:desc>
                </draw:g>
              </table:table-cell>
              <table:table-cell office:value-type="float" office:value="114.432196329861">
                <text:p>114.432196329861</text:p>
                <draw:g>
                  <svg:desc>'Sheet 0.1'.O28:'Sheet 0.1'.R28</svg:desc>
                </draw:g>
              </table:table-cell>
              <table:table-cell office:value-type="float" office:value="116.372271836201">
                <text:p>116.372271836201</text:p>
              </table:table-cell>
              <table:table-cell office:value-type="float" office:value="124.095883383012">
                <text:p>124.095883383012</text:p>
              </table:table-cell>
              <table:table-cell office:value-type="float" office:value="122.833093194845">
                <text:p>122.83309319484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ea4335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0.239cm" svg:height="6.324cm" xlink:href=".." xlink:type="simple" chart:class="chart:bar" chart:style-name="ch1">
        <chart:legend chart:legend-position="end" svg:x="7.632cm" svg:y="2.614cm" style:legend-expansion="high" chart:style-name="ch2"/>
        <chart:plot-area chart:style-name="ch3" table:cell-range-address="'Sheet 0.1'.O2:'Sheet 0.1'.R2 'Sheet 0.1'.N30:'Sheet 0.1'.R31" chart:data-source-has-labels="both" svg:x="1.264cm" svg:y="0.126cm" svg:width="6.164cm" svg:height="6.072cm">
          <chartooo:coordinate-region svg:x="1.921cm" svg:y="0.325cm" svg:width="5.507cm" svg:height="5.376cm"/>
          <chart:axis chart:dimension="x" chart:name="primary-x" chart:style-name="ch4" chartooo:axis-type="text">
            <chart:categories table:cell-range-address="'Sheet 0.1'.O2:'Sheet 0.1'.R2"/>
          </chart:axis>
          <chart:axis chart:dimension="y" chart:name="primary-y" chart:style-name="ch5">
            <chart:title svg:x="0.451cm" svg:y="4.152cm" chart:style-name="ch6">
              <text:p>Volkswagen</text:p>
            </chart:title>
            <chart:grid chart:style-name="ch7" chart:class="major"/>
          </chart:axis>
          <chart:series chart:style-name="ch8" chart:values-cell-range-address="'Sheet 0.1'.O30:'Sheet 0.1'.R30" chart:label-cell-address="'Sheet 0.1'.N30:'Sheet 0.1'.N30" chart:class="chart:bar">
            <chart:data-point chart:repeated="4"/>
          </chart:series>
          <chart:series chart:style-name="ch9" chart:values-cell-range-address="'Sheet 0.1'.O31:'Sheet 0.1'.R31" chart:label-cell-address="'Sheet 0.1'.N31:'Sheet 0.1'.N3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2016">
                <text:p>2016</text:p>
                <draw:g>
                  <svg:desc>'Sheet 0.1'.O2:'Sheet 0.1'.R2</svg:desc>
                </draw:g>
              </table:table-cell>
              <table:table-cell office:value-type="float" office:value="2017">
                <text:p>2017</text:p>
              </table:table-cell>
              <table:table-cell office:value-type="float" office:value="2018">
                <text:p>2018</text:p>
              </table:table-cell>
              <table:table-cell office:value-type="float" office:value="2019">
                <text:p>2019</text:p>
              </table:table-cell>
            </table:table-row>
          </table:table-header-rows>
          <table:table-rows>
            <table:table-row>
              <table:table-cell office:value-type="string">
                <text:p>BMW</text:p>
                <draw:g>
                  <svg:desc>'Sheet 0.1'.N30:'Sheet 0.1'.N30</svg:desc>
                </draw:g>
              </table:table-cell>
              <table:table-cell office:value-type="float" office:value="57.2885793059569">
                <text:p>57.2885793059569</text:p>
                <draw:g>
                  <svg:desc>'Sheet 0.1'.O30:'Sheet 0.1'.R30</svg:desc>
                </draw:g>
              </table:table-cell>
              <table:table-cell office:value-type="float" office:value="59.2124883504194">
                <text:p>59.2124883504194</text:p>
              </table:table-cell>
              <table:table-cell office:value-type="float" office:value="66.2680785453063">
                <text:p>66.2680785453063</text:p>
              </table:table-cell>
              <table:table-cell office:value-type="float" office:value="67.3292743798391">
                <text:p>67.3292743798391</text:p>
              </table:table-cell>
            </table:table-row>
            <table:table-row>
              <table:table-cell office:value-type="string">
                <text:p>Volkswagen</text:p>
                <draw:g>
                  <svg:desc>'Sheet 0.1'.N31:'Sheet 0.1'.N31</svg:desc>
                </draw:g>
              </table:table-cell>
              <table:table-cell office:value-type="float" office:value="81.3429883191062">
                <text:p>81.3429883191062</text:p>
                <draw:g>
                  <svg:desc>'Sheet 0.1'.O31:'Sheet 0.1'.R31</svg:desc>
                </draw:g>
              </table:table-cell>
              <table:table-cell office:value-type="float" office:value="79.8170883473292">
                <text:p>79.8170883473292</text:p>
              </table:table-cell>
              <table:table-cell office:value-type="float" office:value="88.6554543765099">
                <text:p>88.6554543765099</text:p>
              </table:table-cell>
              <table:table-cell office:value-type="float" office:value="84.1844962005329">
                <text:p>84.184496200532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ea4335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0.239cm" svg:height="6.324cm" xlink:href=".." xlink:type="simple" chart:class="chart:bar" chart:style-name="ch1">
        <chart:legend chart:legend-position="end" svg:x="7.632cm" svg:y="2.614cm" style:legend-expansion="high" chart:style-name="ch2"/>
        <chart:plot-area chart:style-name="ch3" table:cell-range-address="'Sheet 0.1'.O2:'Sheet 0.1'.R2 'Sheet 0.1'.N33:'Sheet 0.1'.R34" chart:data-source-has-labels="both" svg:x="1.264cm" svg:y="0.126cm" svg:width="6.164cm" svg:height="5.042cm">
          <chartooo:coordinate-region svg:x="1.735cm" svg:y="0.325cm" svg:width="5.693cm" svg:height="4.346cm"/>
          <chart:axis chart:dimension="x" chart:name="primary-x" chart:style-name="ch4" chartooo:axis-type="text">
            <chart:title svg:x="3.858cm" svg:y="5.295cm" chart:style-name="ch5">
              <text:p>BMW</text:p>
            </chart:title>
            <chart:categories table:cell-range-address="'Sheet 0.1'.O2:'Sheet 0.1'.R2"/>
          </chart:axis>
          <chart:axis chart:dimension="y" chart:name="primary-y" chart:style-name="ch6">
            <chart:title svg:x="0.451cm" svg:y="3.637cm" chart:style-name="ch7">
              <text:p>Volkswagen</text:p>
            </chart:title>
            <chart:grid chart:style-name="ch8" chart:class="major"/>
          </chart:axis>
          <chart:series chart:style-name="ch9" chart:values-cell-range-address="'Sheet 0.1'.O33:'Sheet 0.1'.R33" chart:label-cell-address="'Sheet 0.1'.N33:'Sheet 0.1'.N33" chart:class="chart:bar">
            <chart:data-point chart:repeated="4"/>
          </chart:series>
          <chart:series chart:style-name="ch10" chart:values-cell-range-address="'Sheet 0.1'.O34:'Sheet 0.1'.R34" chart:label-cell-address="'Sheet 0.1'.N34:'Sheet 0.1'.N34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2016">
                <text:p>2016</text:p>
                <draw:g>
                  <svg:desc>'Sheet 0.1'.O2:'Sheet 0.1'.R2</svg:desc>
                </draw:g>
              </table:table-cell>
              <table:table-cell office:value-type="float" office:value="2017">
                <text:p>2017</text:p>
              </table:table-cell>
              <table:table-cell office:value-type="float" office:value="2018">
                <text:p>2018</text:p>
              </table:table-cell>
              <table:table-cell office:value-type="float" office:value="2019">
                <text:p>2019</text:p>
              </table:table-cell>
            </table:table-row>
          </table:table-header-rows>
          <table:table-rows>
            <table:table-row>
              <table:table-cell office:value-type="string">
                <text:p>BMW</text:p>
                <draw:g>
                  <svg:desc>'Sheet 0.1'.N33:'Sheet 0.1'.N33</svg:desc>
                </draw:g>
              </table:table-cell>
              <table:table-cell office:value-type="float" office:value="44.6368070835874">
                <text:p>44.6368070835874</text:p>
                <draw:g>
                  <svg:desc>'Sheet 0.1'.O33:'Sheet 0.1'.R33</svg:desc>
                </draw:g>
              </table:table-cell>
              <table:table-cell office:value-type="float" office:value="49.4128611369991">
                <text:p>49.4128611369991</text:p>
              </table:table-cell>
              <table:table-cell office:value-type="float" office:value="44.97094690164">
                <text:p>44.97094690164</text:p>
              </table:table-cell>
              <table:table-cell office:value-type="float" office:value="43.140562062521">
                <text:p>43.140562062521</text:p>
              </table:table-cell>
            </table:table-row>
            <table:table-row>
              <table:table-cell office:value-type="string">
                <text:p>Volkswagen</text:p>
                <draw:g>
                  <svg:desc>'Sheet 0.1'.N34:'Sheet 0.1'.N34</svg:desc>
                </draw:g>
              </table:table-cell>
              <table:table-cell office:value-type="float" office:value="47.5686817113682">
                <text:p>47.5686817113682</text:p>
                <draw:g>
                  <svg:desc>'Sheet 0.1'.O34:'Sheet 0.1'.R34</svg:desc>
                </draw:g>
              </table:table-cell>
              <table:table-cell office:value-type="float" office:value="45.5144035148472">
                <text:p>45.5144035148472</text:p>
              </table:table-cell>
              <table:table-cell office:value-type="float" office:value="45.7512145910213">
                <text:p>45.7512145910213</text:p>
              </table:table-cell>
              <table:table-cell office:value-type="float" office:value="40.9647932497779">
                <text:p>40.964793249777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